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DejaVu Sans Mono" svg:font-family="'DejaVu Sans Mono'" style:font-pitch="fixed"/>
    <style:font-face style:name="DejaVu Sans Mono1" svg:font-family="'DejaVu Sans Mono'" style:font-family-generic="modern" style:font-pitch="fixed"/>
    <style:font-face style:name="DejaVu Sans" svg:font-family="'DejaVu Sans'" style:font-pitch="variable"/>
    <style:font-face style:name="Liberation Serif2" svg:font-family="'Liberation Serif'" style:font-pitch="variable"/>
    <style:font-face style:name="DejaVu Sans Mono2" svg:font-family="'DejaVu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rsid="00bf0641" officeooo:paragraph-rsid="00bf0641"/>
    </style:style>
    <style:style style:name="P4" style:family="paragraph" style:parent-style-name="Text_20_body">
      <style:text-properties officeooo:rsid="00142b26" officeooo:paragraph-rsid="0016567d"/>
    </style:style>
    <style:style style:name="P5" style:family="paragraph" style:parent-style-name="Text_20_body">
      <style:text-properties officeooo:rsid="0016567d" officeooo:paragraph-rsid="002e34fd"/>
    </style:style>
    <style:style style:name="P6" style:family="paragraph" style:parent-style-name="Text_20_body">
      <style:text-properties officeooo:rsid="0016567d" officeooo:paragraph-rsid="001c083a"/>
    </style:style>
    <style:style style:name="P7" style:family="paragraph" style:parent-style-name="Text_20_body">
      <style:text-properties officeooo:rsid="0016567d" officeooo:paragraph-rsid="01cf04c6"/>
    </style:style>
    <style:style style:name="P8" style:family="paragraph" style:parent-style-name="Text_20_body">
      <style:text-properties officeooo:rsid="0026ff23" officeooo:paragraph-rsid="0026ff23"/>
    </style:style>
    <style:style style:name="P9" style:family="paragraph" style:parent-style-name="Text_20_body">
      <style:text-properties officeooo:rsid="004693fb" officeooo:paragraph-rsid="0079f1c4"/>
    </style:style>
    <style:style style:name="P10" style:family="paragraph" style:parent-style-name="Text_20_body">
      <style:text-properties officeooo:rsid="005155b8" officeooo:paragraph-rsid="0079f1c4"/>
    </style:style>
    <style:style style:name="P11" style:family="paragraph" style:parent-style-name="Text_20_body">
      <style:text-properties officeooo:rsid="005383a3" officeooo:paragraph-rsid="007899b2"/>
    </style:style>
    <style:style style:name="P12" style:family="paragraph" style:parent-style-name="Text_20_body">
      <style:text-properties officeooo:rsid="0054ba05" officeooo:paragraph-rsid="0054ba05"/>
    </style:style>
    <style:style style:name="P13" style:family="paragraph" style:parent-style-name="Text_20_body">
      <style:text-properties officeooo:rsid="00a3f604" officeooo:paragraph-rsid="00a49adb"/>
    </style:style>
    <style:style style:name="P14" style:family="paragraph" style:parent-style-name="Text_20_body">
      <style:text-properties officeooo:rsid="00a4f4a9" officeooo:paragraph-rsid="00a4f4a9"/>
    </style:style>
    <style:style style:name="P15" style:family="paragraph" style:parent-style-name="Text_20_body">
      <style:text-properties officeooo:rsid="00a4f4a9" officeooo:paragraph-rsid="00c17bfe"/>
    </style:style>
    <style:style style:name="P16" style:family="paragraph" style:parent-style-name="Text_20_body">
      <style:text-properties officeooo:rsid="00b7f70c" officeooo:paragraph-rsid="00bd5bcb"/>
    </style:style>
    <style:style style:name="P17" style:family="paragraph" style:parent-style-name="Text_20_body">
      <style:text-properties officeooo:rsid="00b7f70c" officeooo:paragraph-rsid="02931007"/>
    </style:style>
    <style:style style:name="P18" style:family="paragraph" style:parent-style-name="Text_20_body">
      <style:text-properties officeooo:rsid="00bf0641" officeooo:paragraph-rsid="00bf0641"/>
    </style:style>
    <style:style style:name="P19" style:family="paragraph" style:parent-style-name="Text_20_body">
      <style:text-properties officeooo:rsid="00bf0641" officeooo:paragraph-rsid="02881cf0"/>
    </style:style>
    <style:style style:name="P20" style:family="paragraph" style:parent-style-name="Text_20_body">
      <style:text-properties officeooo:rsid="009c0b02" officeooo:paragraph-rsid="00eed0cd"/>
    </style:style>
    <style:style style:name="P21" style:family="paragraph" style:parent-style-name="Text_20_body">
      <style:text-properties officeooo:rsid="006d437d" officeooo:paragraph-rsid="0079f1c4"/>
    </style:style>
    <style:style style:name="P22" style:family="paragraph" style:parent-style-name="Text_20_body">
      <style:text-properties officeooo:rsid="00450fae" officeooo:paragraph-rsid="0111c6da"/>
    </style:style>
    <style:style style:name="P23" style:family="paragraph" style:parent-style-name="Text_20_body">
      <style:text-properties officeooo:rsid="0070ff1a" officeooo:paragraph-rsid="0112d830"/>
    </style:style>
    <style:style style:name="P24" style:family="paragraph" style:parent-style-name="Text_20_body">
      <style:text-properties officeooo:rsid="00450f67" officeooo:paragraph-rsid="00a4f4a9"/>
    </style:style>
    <style:style style:name="P25" style:family="paragraph" style:parent-style-name="Text_20_body">
      <style:text-properties officeooo:rsid="007d1d94" officeooo:paragraph-rsid="00c0a3de"/>
    </style:style>
    <style:style style:name="P26" style:family="paragraph" style:parent-style-name="Text_20_body">
      <style:text-properties officeooo:rsid="00c0a3de" officeooo:paragraph-rsid="00c0a3de"/>
    </style:style>
    <style:style style:name="P27" style:family="paragraph" style:parent-style-name="Text_20_body">
      <style:text-properties officeooo:rsid="00a49adb" officeooo:paragraph-rsid="00a49adb"/>
    </style:style>
    <style:style style:name="P28" style:family="paragraph" style:parent-style-name="Text_20_body">
      <style:text-properties officeooo:rsid="00a8ce4d" officeooo:paragraph-rsid="0168bb81"/>
    </style:style>
    <style:style style:name="P29" style:family="paragraph" style:parent-style-name="Text_20_body">
      <style:text-properties officeooo:rsid="00c76e74" officeooo:paragraph-rsid="00c76e74"/>
    </style:style>
    <style:style style:name="P30" style:family="paragraph" style:parent-style-name="Text_20_body">
      <style:paragraph-properties fo:text-align="start" style:justify-single-word="false">
        <style:tab-stops>
          <style:tab-stop style:position="166.14pt"/>
        </style:tab-stops>
      </style:paragraph-properties>
      <style:text-properties fo:font-size="12pt" officeooo:rsid="00129ade" officeooo:paragraph-rsid="00ccca5b" style:font-size-asian="10.5pt" style:font-size-complex="12pt"/>
    </style:style>
    <style:style style:name="P31" style:family="paragraph" style:parent-style-name="Text_20_body">
      <style:text-properties officeooo:paragraph-rsid="00196d23"/>
    </style:style>
    <style:style style:name="P32" style:family="paragraph" style:parent-style-name="Text_20_body">
      <style:text-properties officeooo:paragraph-rsid="00d4c607"/>
    </style:style>
    <style:style style:name="P33" style:family="paragraph" style:parent-style-name="Text_20_body">
      <style:text-properties officeooo:rsid="00d4c607" officeooo:paragraph-rsid="00196d23"/>
    </style:style>
    <style:style style:name="P34" style:family="paragraph" style:parent-style-name="Text_20_body">
      <style:text-properties officeooo:paragraph-rsid="002068d9"/>
    </style:style>
    <style:style style:name="P35" style:family="paragraph" style:parent-style-name="Text_20_body">
      <style:text-properties officeooo:paragraph-rsid="002228cb"/>
    </style:style>
    <style:style style:name="P36" style:family="paragraph" style:parent-style-name="Text_20_body">
      <style:text-properties officeooo:rsid="00d85518" officeooo:paragraph-rsid="00d85518"/>
    </style:style>
    <style:style style:name="P37" style:family="paragraph" style:parent-style-name="Text_20_body">
      <style:text-properties officeooo:rsid="00e868c2" officeooo:paragraph-rsid="00e868c2"/>
    </style:style>
    <style:style style:name="P38" style:family="paragraph" style:parent-style-name="Text_20_body">
      <style:text-properties officeooo:rsid="00e9f530" officeooo:paragraph-rsid="011905ce"/>
    </style:style>
    <style:style style:name="P39" style:family="paragraph" style:parent-style-name="Text_20_body">
      <style:text-properties officeooo:rsid="00edf732" officeooo:paragraph-rsid="00f4170e"/>
    </style:style>
    <style:style style:name="P40" style:family="paragraph" style:parent-style-name="Text_20_body">
      <style:text-properties officeooo:rsid="00eed0cd" officeooo:paragraph-rsid="00eed0cd"/>
    </style:style>
    <style:style style:name="P41" style:family="paragraph" style:parent-style-name="Text_20_body">
      <style:text-properties officeooo:rsid="00eed0cd" officeooo:paragraph-rsid="0187660b"/>
    </style:style>
    <style:style style:name="P42" style:family="paragraph" style:parent-style-name="Text_20_body">
      <style:text-properties officeooo:rsid="010842f1" officeooo:paragraph-rsid="010842f1"/>
    </style:style>
    <style:style style:name="P43" style:family="paragraph" style:parent-style-name="Text_20_body">
      <style:text-properties officeooo:rsid="012257ad" officeooo:paragraph-rsid="012257ad"/>
    </style:style>
    <style:style style:name="P44" style:family="paragraph" style:parent-style-name="Text_20_body">
      <style:text-properties officeooo:rsid="01275a12" officeooo:paragraph-rsid="01275a12"/>
    </style:style>
    <style:style style:name="P45" style:family="paragraph" style:parent-style-name="Text_20_body">
      <style:text-properties officeooo:paragraph-rsid="01290e03"/>
    </style:style>
    <style:style style:name="P46" style:family="paragraph" style:parent-style-name="Text_20_body">
      <style:text-properties officeooo:rsid="001c083a" officeooo:paragraph-rsid="002228cb"/>
    </style:style>
    <style:style style:name="P47" style:family="paragraph" style:parent-style-name="Text_20_body">
      <style:text-properties officeooo:paragraph-rsid="003f04ba"/>
    </style:style>
    <style:style style:name="P48" style:family="paragraph" style:parent-style-name="Text_20_body">
      <style:text-properties officeooo:rsid="014938eb" officeooo:paragraph-rsid="014938eb"/>
    </style:style>
    <style:style style:name="P49" style:family="paragraph" style:parent-style-name="Text_20_body">
      <style:text-properties officeooo:rsid="003df808" officeooo:paragraph-rsid="0153ba04"/>
    </style:style>
    <style:style style:name="P50" style:family="paragraph" style:parent-style-name="Text_20_body">
      <style:text-properties officeooo:rsid="003df808" officeooo:paragraph-rsid="00450f67"/>
    </style:style>
    <style:style style:name="P51" style:family="paragraph" style:parent-style-name="Text_20_body">
      <style:text-properties officeooo:rsid="016987ab" officeooo:paragraph-rsid="016987ab"/>
    </style:style>
    <style:style style:name="P52" style:family="paragraph" style:parent-style-name="Text_20_body">
      <style:text-properties officeooo:rsid="01a2eb53" officeooo:paragraph-rsid="02881cf0"/>
    </style:style>
    <style:style style:name="P53" style:family="paragraph" style:parent-style-name="Text_20_body">
      <style:text-properties officeooo:rsid="01ac1a75" officeooo:paragraph-rsid="01ac1a75"/>
    </style:style>
    <style:style style:name="P54" style:family="paragraph" style:parent-style-name="Text_20_body">
      <style:text-properties officeooo:rsid="01acf3d6" officeooo:paragraph-rsid="01acf3d6"/>
    </style:style>
    <style:style style:name="P55" style:family="paragraph" style:parent-style-name="Text_20_body">
      <style:text-properties officeooo:rsid="01af159a" officeooo:paragraph-rsid="01af159a"/>
    </style:style>
    <style:style style:name="P56" style:family="paragraph" style:parent-style-name="Text_20_body">
      <style:text-properties officeooo:rsid="01b02cc3" officeooo:paragraph-rsid="01b02cc3"/>
    </style:style>
    <style:style style:name="P57" style:family="paragraph" style:parent-style-name="Text_20_body">
      <style:text-properties officeooo:rsid="01b99ac2" officeooo:paragraph-rsid="01b99ac2"/>
    </style:style>
    <style:style style:name="P58" style:family="paragraph" style:parent-style-name="Text_20_body">
      <style:text-properties officeooo:rsid="01b99ac2" officeooo:paragraph-rsid="01be3636"/>
    </style:style>
    <style:style style:name="P59" style:family="paragraph" style:parent-style-name="Text_20_body">
      <style:text-properties officeooo:rsid="01bdc654" officeooo:paragraph-rsid="01c1248a"/>
    </style:style>
    <style:style style:name="P60" style:family="paragraph" style:parent-style-name="Text_20_body">
      <style:text-properties officeooo:rsid="01be3636" officeooo:paragraph-rsid="01be3636"/>
    </style:style>
    <style:style style:name="P61" style:family="paragraph" style:parent-style-name="Text_20_body">
      <style:text-properties officeooo:rsid="01c1248a" officeooo:paragraph-rsid="01c1248a"/>
    </style:style>
    <style:style style:name="P62" style:family="paragraph" style:parent-style-name="Text_20_body">
      <style:text-properties officeooo:rsid="01c81029" officeooo:paragraph-rsid="01c81029"/>
    </style:style>
    <style:style style:name="P63" style:family="paragraph" style:parent-style-name="Text_20_body">
      <style:text-properties officeooo:rsid="01c8ff50" officeooo:paragraph-rsid="01c8ff50"/>
    </style:style>
    <style:style style:name="P64" style:family="paragraph" style:parent-style-name="Text_20_body">
      <style:text-properties officeooo:rsid="01cd004f" officeooo:paragraph-rsid="01cd004f"/>
    </style:style>
    <style:style style:name="P65" style:family="paragraph" style:parent-style-name="Text_20_body">
      <style:text-properties officeooo:rsid="01e43622" officeooo:paragraph-rsid="01e43622"/>
    </style:style>
    <style:style style:name="P66" style:family="paragraph" style:parent-style-name="Text_20_body">
      <style:text-properties officeooo:paragraph-rsid="01e57560"/>
    </style:style>
    <style:style style:name="P67" style:family="paragraph" style:parent-style-name="Text_20_body">
      <style:text-properties officeooo:rsid="01e7f12c" officeooo:paragraph-rsid="01e7f12c"/>
    </style:style>
    <style:style style:name="P68" style:family="paragraph" style:parent-style-name="Text_20_body">
      <style:text-properties officeooo:rsid="01e7f12c" officeooo:paragraph-rsid="027a67d1"/>
    </style:style>
    <style:style style:name="P69" style:family="paragraph" style:parent-style-name="Text_20_body">
      <style:text-properties officeooo:rsid="01ea59f5" officeooo:paragraph-rsid="01ea59f5"/>
    </style:style>
    <style:style style:name="P70" style:family="paragraph" style:parent-style-name="Text_20_body">
      <style:text-properties officeooo:rsid="01efbad7" officeooo:paragraph-rsid="01efbad7"/>
    </style:style>
    <style:style style:name="P71" style:family="paragraph" style:parent-style-name="Text_20_body">
      <style:text-properties officeooo:rsid="01f38886" officeooo:paragraph-rsid="01f38886"/>
    </style:style>
    <style:style style:name="P72" style:family="paragraph" style:parent-style-name="Text_20_body">
      <style:text-properties officeooo:rsid="01f44293" officeooo:paragraph-rsid="01f44293"/>
    </style:style>
    <style:style style:name="P73" style:family="paragraph" style:parent-style-name="Text_20_body">
      <style:text-properties officeooo:rsid="01f44293" officeooo:paragraph-rsid="02851c8f"/>
    </style:style>
    <style:style style:name="P74" style:family="paragraph" style:parent-style-name="Text_20_body">
      <style:text-properties officeooo:rsid="01f8d129" officeooo:paragraph-rsid="02cf459a"/>
    </style:style>
    <style:style style:name="P75" style:family="paragraph" style:parent-style-name="Text_20_body">
      <style:text-properties officeooo:rsid="01fa9850" officeooo:paragraph-rsid="01fa9850"/>
    </style:style>
    <style:style style:name="P76" style:family="paragraph" style:parent-style-name="Text_20_body">
      <style:text-properties officeooo:rsid="01fc5bd5" officeooo:paragraph-rsid="01fc5bd5"/>
    </style:style>
    <style:style style:name="P77" style:family="paragraph" style:parent-style-name="Text_20_body">
      <style:text-properties officeooo:rsid="01fc5bd5" officeooo:paragraph-rsid="01fca99f"/>
    </style:style>
    <style:style style:name="P78" style:family="paragraph" style:parent-style-name="Text_20_body">
      <style:text-properties officeooo:rsid="01fca99f" officeooo:paragraph-rsid="01fca99f"/>
    </style:style>
    <style:style style:name="P79" style:family="paragraph" style:parent-style-name="Text_20_body">
      <style:text-properties officeooo:rsid="01fdfae3" officeooo:paragraph-rsid="01fe459f"/>
    </style:style>
    <style:style style:name="P80" style:family="paragraph" style:parent-style-name="Text_20_body">
      <style:text-properties officeooo:rsid="02001ea1" officeooo:paragraph-rsid="02001ea1"/>
    </style:style>
    <style:style style:name="P81" style:family="paragraph" style:parent-style-name="Text_20_body">
      <style:text-properties officeooo:rsid="0209b463" officeooo:paragraph-rsid="020ef7a2"/>
    </style:style>
    <style:style style:name="P82" style:family="paragraph" style:parent-style-name="Text_20_body">
      <style:text-properties officeooo:rsid="0209b463" officeooo:paragraph-rsid="02481769"/>
    </style:style>
    <style:style style:name="P83" style:family="paragraph" style:parent-style-name="Text_20_body">
      <style:text-properties officeooo:rsid="021151b6" officeooo:paragraph-rsid="021151b6"/>
    </style:style>
    <style:style style:name="P84" style:family="paragraph" style:parent-style-name="Text_20_body">
      <style:text-properties officeooo:rsid="021398d4" officeooo:paragraph-rsid="021398d4"/>
    </style:style>
    <style:style style:name="P85" style:family="paragraph" style:parent-style-name="Text_20_body">
      <style:text-properties officeooo:rsid="0214824b" officeooo:paragraph-rsid="0214824b"/>
    </style:style>
    <style:style style:name="P86" style:family="paragraph" style:parent-style-name="Text_20_body">
      <style:text-properties officeooo:paragraph-rsid="01a44422"/>
    </style:style>
    <style:style style:name="P87" style:family="paragraph" style:parent-style-name="Text_20_body">
      <style:text-properties officeooo:rsid="021c402a" officeooo:paragraph-rsid="021c402a"/>
    </style:style>
    <style:style style:name="P88" style:family="paragraph" style:parent-style-name="Text_20_body">
      <style:text-properties officeooo:rsid="022a2d87" officeooo:paragraph-rsid="023cf5df"/>
    </style:style>
    <style:style style:name="P89" style:family="paragraph" style:parent-style-name="Text_20_body">
      <style:text-properties officeooo:paragraph-rsid="023e38c0"/>
    </style:style>
    <style:style style:name="P90" style:family="paragraph" style:parent-style-name="Text_20_body">
      <style:text-properties officeooo:rsid="023fc3e4" officeooo:paragraph-rsid="023fc3e4"/>
    </style:style>
    <style:style style:name="P91" style:family="paragraph" style:parent-style-name="Text_20_body">
      <style:text-properties officeooo:rsid="0248861d" officeooo:paragraph-rsid="0248861d"/>
    </style:style>
    <style:style style:name="P92" style:family="paragraph" style:parent-style-name="Text_20_body">
      <style:text-properties officeooo:rsid="024ca16a" officeooo:paragraph-rsid="024ed74b"/>
    </style:style>
    <style:style style:name="P93" style:family="paragraph" style:parent-style-name="Text_20_body">
      <style:text-properties officeooo:rsid="02501610" officeooo:paragraph-rsid="02501610"/>
    </style:style>
    <style:style style:name="P94" style:family="paragraph" style:parent-style-name="Text_20_body">
      <style:text-properties officeooo:rsid="025104e5" officeooo:paragraph-rsid="025104e5"/>
    </style:style>
    <style:style style:name="P95" style:family="paragraph" style:parent-style-name="Text_20_body">
      <style:text-properties officeooo:rsid="02532de4" officeooo:paragraph-rsid="02532de4"/>
    </style:style>
    <style:style style:name="P96" style:family="paragraph" style:parent-style-name="Text_20_body">
      <style:text-properties officeooo:rsid="0254445f" officeooo:paragraph-rsid="0254445f"/>
    </style:style>
    <style:style style:name="P97" style:family="paragraph" style:parent-style-name="Text_20_body">
      <style:text-properties officeooo:rsid="0255f904" officeooo:paragraph-rsid="0255f904"/>
    </style:style>
    <style:style style:name="P98" style:family="paragraph" style:parent-style-name="Text_20_body">
      <style:text-properties officeooo:rsid="025809a4" officeooo:paragraph-rsid="025809bd"/>
    </style:style>
    <style:style style:name="P99" style:family="paragraph" style:parent-style-name="Text_20_body">
      <style:text-properties officeooo:rsid="025b769c" officeooo:paragraph-rsid="025b769c"/>
    </style:style>
    <style:style style:name="P100" style:family="paragraph" style:parent-style-name="Text_20_body">
      <style:text-properties officeooo:rsid="025b769c" officeooo:paragraph-rsid="02625782"/>
    </style:style>
    <style:style style:name="P101" style:family="paragraph" style:parent-style-name="Text_20_body">
      <style:text-properties officeooo:rsid="026696f7" officeooo:paragraph-rsid="0266c34b"/>
    </style:style>
    <style:style style:name="P102" style:family="paragraph" style:parent-style-name="Text_20_body">
      <style:text-properties officeooo:rsid="0266c34b" officeooo:paragraph-rsid="0266c34b"/>
    </style:style>
    <style:style style:name="P103" style:family="paragraph" style:parent-style-name="Text_20_body">
      <style:text-properties officeooo:rsid="026c74d5" officeooo:paragraph-rsid="026c74d5"/>
    </style:style>
    <style:style style:name="P104" style:family="paragraph" style:parent-style-name="Text_20_body">
      <style:text-properties officeooo:rsid="026cf2a3" officeooo:paragraph-rsid="026cf2a3"/>
    </style:style>
    <style:style style:name="P105" style:family="paragraph" style:parent-style-name="Text_20_body">
      <style:text-properties officeooo:paragraph-rsid="02b11f5a"/>
    </style:style>
    <style:style style:name="P106" style:family="paragraph" style:parent-style-name="Text_20_body">
      <style:text-properties officeooo:rsid="0125609a" officeooo:paragraph-rsid="01290e03"/>
    </style:style>
    <style:style style:name="P107" style:family="paragraph" style:parent-style-name="Text_20_body">
      <style:text-properties style:font-name="Liberation Serif1" officeooo:rsid="010842f1" officeooo:paragraph-rsid="010842f1"/>
    </style:style>
    <style:style style:name="P108" style:family="paragraph" style:parent-style-name="Text_20_body">
      <style:text-properties officeooo:rsid="00b54536" officeooo:paragraph-rsid="0168bb81"/>
    </style:style>
    <style:style style:name="P109" style:family="paragraph" style:parent-style-name="Text_20_body">
      <style:text-properties officeooo:rsid="00b54536" officeooo:paragraph-rsid="016dcaaf"/>
    </style:style>
    <style:style style:name="P110" style:family="paragraph" style:parent-style-name="Text_20_body">
      <style:text-properties officeooo:rsid="01d212f9" officeooo:paragraph-rsid="01b99ac2"/>
    </style:style>
    <style:style style:name="P111" style:family="paragraph" style:parent-style-name="Text_20_body">
      <style:text-properties officeooo:rsid="025809bd" officeooo:paragraph-rsid="025809bd"/>
    </style:style>
    <style:style style:name="P112" style:family="paragraph" style:parent-style-name="Text_20_body">
      <style:text-properties officeooo:rsid="012408af" officeooo:paragraph-rsid="02e6ca1b"/>
    </style:style>
    <style:style style:name="P113" style:family="paragraph" style:parent-style-name="Text_20_body">
      <style:text-properties officeooo:rsid="02f46f07" officeooo:paragraph-rsid="02f46f07"/>
    </style:style>
    <style:style style:name="P114" style:family="paragraph" style:parent-style-name="Text_20_body">
      <style:text-properties officeooo:rsid="01dff6af" officeooo:paragraph-rsid="01dff6af"/>
    </style:style>
    <style:style style:name="P115" style:family="paragraph" style:parent-style-name="Text_20_body">
      <style:text-properties officeooo:rsid="0288afa4" officeooo:paragraph-rsid="0307bed5"/>
    </style:style>
    <style:style style:name="P116" style:family="paragraph" style:parent-style-name="Text_20_body">
      <style:text-properties officeooo:rsid="0288afa4" officeooo:paragraph-rsid="032359bf"/>
    </style:style>
    <style:style style:name="P117" style:family="paragraph" style:parent-style-name="Text_20_body">
      <style:text-properties officeooo:rsid="0288afa4" officeooo:paragraph-rsid="0351265e"/>
    </style:style>
    <style:style style:name="P118" style:family="paragraph" style:parent-style-name="Text_20_body">
      <style:text-properties officeooo:rsid="03037e57" officeooo:paragraph-rsid="03037e57"/>
    </style:style>
    <style:style style:name="P119" style:family="paragraph" style:parent-style-name="Text_20_body">
      <style:text-properties officeooo:rsid="0307bed5" officeooo:paragraph-rsid="031a91c1"/>
    </style:style>
    <style:style style:name="P120" style:family="paragraph" style:parent-style-name="Text_20_body">
      <style:text-properties officeooo:rsid="0307bed5" officeooo:paragraph-rsid="033ae494"/>
    </style:style>
    <style:style style:name="P121" style:family="paragraph" style:parent-style-name="Text_20_body">
      <style:text-properties officeooo:rsid="028f9da0" officeooo:paragraph-rsid="031d0a47"/>
    </style:style>
    <style:style style:name="P122" style:family="paragraph" style:parent-style-name="Text_20_body">
      <style:text-properties officeooo:rsid="028f9da0" officeooo:paragraph-rsid="033ae494"/>
    </style:style>
    <style:style style:name="P123" style:family="paragraph" style:parent-style-name="Text_20_body">
      <style:text-properties officeooo:rsid="00bd5bcb" officeooo:paragraph-rsid="00bd5bcb"/>
    </style:style>
    <style:style style:name="P124" style:family="paragraph" style:parent-style-name="Text_20_body">
      <style:text-properties officeooo:rsid="01290e03" officeooo:paragraph-rsid="01275a12"/>
    </style:style>
    <style:style style:name="P125" style:family="paragraph" style:parent-style-name="Text_20_body">
      <style:text-properties officeooo:rsid="039a0090" officeooo:paragraph-rsid="039a0090"/>
    </style:style>
    <style:style style:name="P126" style:family="paragraph" style:parent-style-name="Text_20_body">
      <style:text-properties officeooo:rsid="0057499f" officeooo:paragraph-rsid="03ab178d"/>
    </style:style>
    <style:style style:name="P127" style:family="paragraph" style:parent-style-name="Text_20_body">
      <style:text-properties officeooo:rsid="03ab178d" officeooo:paragraph-rsid="03ab178d"/>
    </style:style>
    <style:style style:name="P128" style:family="paragraph" style:parent-style-name="Text_20_body">
      <style:text-properties officeooo:rsid="00af287b" officeooo:paragraph-rsid="03ab178d"/>
    </style:style>
    <style:style style:name="P129" style:family="paragraph" style:parent-style-name="Text_20_body">
      <style:text-properties officeooo:paragraph-rsid="03af9188"/>
    </style:style>
    <style:style style:name="P130" style:family="paragraph" style:parent-style-name="Title">
      <style:paragraph-properties fo:text-align="justify" style:justify-single-word="false">
        <style:tab-stops>
          <style:tab-stop style:position="166.14pt"/>
        </style:tab-stops>
      </style:paragraph-properties>
      <style:text-properties fo:font-size="24pt" officeooo:rsid="00129ade" officeooo:paragraph-rsid="00ccca5b" style:font-size-asian="21pt" style:font-size-complex="24pt"/>
    </style:style>
    <style:style style:name="P131" style:family="paragraph" style:parent-style-name="Title">
      <style:paragraph-properties fo:text-align="justify" style:justify-single-word="false">
        <style:tab-stops>
          <style:tab-stop style:position="166.14pt"/>
        </style:tab-stops>
      </style:paragraph-properties>
      <style:text-properties fo:font-size="24pt" officeooo:rsid="00ccca5b" officeooo:paragraph-rsid="00ccca5b" style:font-size-asian="21pt" style:font-size-complex="24pt"/>
    </style:style>
    <style:style style:name="P132" style:family="paragraph" style:parent-style-name="Frame_20_contents">
      <style:paragraph-properties fo:text-align="justify" style:justify-single-word="false"/>
      <style:text-properties style:font-name="DejaVu Sans Mono" fo:font-size="10pt" officeooo:rsid="01b99ac2" officeooo:paragraph-rsid="01b99ac2" style:font-size-asian="8.75pt" style:font-size-complex="10pt"/>
    </style:style>
    <style:style style:name="P133" style:family="paragraph" style:parent-style-name="Frame_20_contents">
      <style:paragraph-properties fo:text-align="justify" style:justify-single-word="false"/>
      <style:text-properties style:font-name="DejaVu Sans Mono" fo:font-size="10pt" officeooo:rsid="01ba2d9f" officeooo:paragraph-rsid="01ba2d9f" style:font-size-asian="8.75pt" style:font-size-complex="10pt"/>
    </style:style>
    <style:style style:name="P134" style:family="paragraph" style:parent-style-name="Frame_20_contents">
      <style:paragraph-properties fo:text-align="justify" style:justify-single-word="false"/>
      <style:text-properties style:font-name="DejaVu Sans Mono" fo:font-size="10pt" officeooo:rsid="01ba2d9f" officeooo:paragraph-rsid="01d7206e" style:font-size-asian="8.75pt" style:font-size-complex="10pt"/>
    </style:style>
    <style:style style:name="P135" style:family="paragraph" style:parent-style-name="Frame_20_contents">
      <style:paragraph-properties fo:text-align="justify" style:justify-single-word="false"/>
      <style:text-properties style:font-name="DejaVu Sans Mono" fo:font-size="10pt" officeooo:rsid="01d5aec2" officeooo:paragraph-rsid="01d5aec2" style:font-size-asian="8.75pt" style:font-size-complex="10pt"/>
    </style:style>
    <style:style style:name="P136" style:family="paragraph" style:parent-style-name="Frame_20_contents">
      <style:paragraph-properties fo:text-align="justify" style:justify-single-word="false"/>
      <style:text-properties style:font-name="DejaVu Sans Mono" fo:font-size="10pt" officeooo:rsid="01e7f12c" officeooo:paragraph-rsid="01e7f12c" style:font-size-asian="10pt" style:font-size-complex="10pt"/>
    </style:style>
    <style:style style:name="P137" style:family="paragraph" style:parent-style-name="Frame_20_contents">
      <style:paragraph-properties fo:text-align="justify" style:justify-single-word="false"/>
      <style:text-properties style:font-name="DejaVu Sans Mono" fo:font-size="10pt" officeooo:rsid="01e7f12c" officeooo:paragraph-rsid="01f42d8c" style:font-size-asian="10pt" style:font-size-complex="10pt"/>
    </style:style>
    <style:style style:name="P138" style:family="paragraph" style:parent-style-name="Frame_20_contents">
      <style:paragraph-properties fo:text-align="justify" style:justify-single-word="false"/>
      <style:text-properties style:font-name="DejaVu Sans Mono" fo:font-size="10pt" officeooo:rsid="01efbad7" officeooo:paragraph-rsid="01efbad7" style:font-size-asian="10pt" style:font-size-complex="10pt"/>
    </style:style>
    <style:style style:name="P139" style:family="paragraph" style:parent-style-name="Frame_20_contents">
      <style:paragraph-properties fo:text-align="justify" style:justify-single-word="false"/>
      <style:text-properties style:font-name="DejaVu Sans Mono" fo:font-size="10pt" officeooo:rsid="01f59bf5" officeooo:paragraph-rsid="01f59bf5" style:font-size-asian="10pt" style:font-size-complex="10pt"/>
    </style:style>
    <style:style style:name="P140" style:family="paragraph" style:parent-style-name="Frame_20_contents">
      <style:paragraph-properties fo:text-align="justify" style:justify-single-word="false"/>
      <style:text-properties style:font-name="DejaVu Sans Mono" fo:font-size="10pt" officeooo:rsid="01fca99f" officeooo:paragraph-rsid="01fca99f" style:font-size-asian="10pt" style:font-size-complex="10pt"/>
    </style:style>
    <style:style style:name="P141" style:family="paragraph" style:parent-style-name="Frame_20_contents">
      <style:paragraph-properties fo:text-align="justify" style:justify-single-word="false"/>
      <style:text-properties style:font-name="DejaVu Sans Mono" fo:font-size="10pt" officeooo:rsid="020825a3" officeooo:paragraph-rsid="020825a3" style:font-size-asian="10pt" style:font-size-complex="10pt"/>
    </style:style>
    <style:style style:name="P142" style:family="paragraph" style:parent-style-name="Frame_20_contents">
      <style:paragraph-properties fo:text-align="justify" style:justify-single-word="false"/>
      <style:text-properties style:font-name="DejaVu Sans Mono" fo:font-size="10pt" officeooo:rsid="020825a3" officeooo:paragraph-rsid="0209b463" style:font-size-asian="10pt" style:font-size-complex="10pt"/>
    </style:style>
    <style:style style:name="P143" style:family="paragraph" style:parent-style-name="Frame_20_contents">
      <style:paragraph-properties fo:text-align="justify" style:justify-single-word="false"/>
      <style:text-properties style:font-name="DejaVu Sans Mono" fo:font-size="10pt" officeooo:rsid="0211ea16" officeooo:paragraph-rsid="0211ea16" style:font-size-asian="10pt" style:font-size-complex="10pt"/>
    </style:style>
    <style:style style:name="P144" style:family="paragraph" style:parent-style-name="Frame_20_contents">
      <style:paragraph-properties fo:text-align="justify" style:justify-single-word="false"/>
      <style:text-properties style:font-name="DejaVu Sans Mono" fo:font-size="10pt" officeooo:rsid="023fc3e4" officeooo:paragraph-rsid="023fc3e4" style:font-size-asian="10pt" style:font-size-complex="10pt"/>
    </style:style>
    <style:style style:name="P145" style:family="paragraph" style:parent-style-name="Frame_20_contents">
      <style:paragraph-properties fo:text-align="justify" style:justify-single-word="false"/>
      <style:text-properties style:font-name="DejaVu Sans Mono" fo:font-size="10pt" officeooo:rsid="02419a3d" officeooo:paragraph-rsid="02419a3d" style:font-size-asian="10pt" style:font-size-complex="10pt"/>
    </style:style>
    <style:style style:name="P146" style:family="paragraph" style:parent-style-name="Frame_20_contents">
      <style:paragraph-properties fo:text-align="justify" style:justify-single-word="false"/>
      <style:text-properties style:font-name="DejaVu Sans Mono" fo:font-size="10pt" officeooo:rsid="02419a3d" officeooo:paragraph-rsid="0244fb5e" style:font-size-asian="10pt" style:font-size-complex="10pt"/>
    </style:style>
    <style:style style:name="P147" style:family="paragraph" style:parent-style-name="Frame_20_contents">
      <style:paragraph-properties fo:text-align="justify" style:justify-single-word="false"/>
      <style:text-properties style:font-name="DejaVu Sans Mono" fo:font-size="10pt" officeooo:rsid="02501610" officeooo:paragraph-rsid="02501610" style:font-size-asian="10pt" style:font-size-complex="10pt"/>
    </style:style>
    <style:style style:name="P148" style:family="paragraph" style:parent-style-name="Frame_20_contents">
      <style:paragraph-properties fo:text-align="justify" style:justify-single-word="false"/>
      <style:text-properties style:font-name="DejaVu Sans Mono" fo:font-size="10pt" officeooo:rsid="0254445f" officeooo:paragraph-rsid="0254445f" style:font-size-asian="10pt" style:font-size-complex="10pt"/>
    </style:style>
    <style:style style:name="P149" style:family="paragraph" style:parent-style-name="Frame_20_contents">
      <style:paragraph-properties fo:text-align="justify" style:justify-single-word="false"/>
      <style:text-properties style:font-name="DejaVu Sans Mono" fo:font-size="10pt" officeooo:rsid="025809a4" officeooo:paragraph-rsid="025809a4" style:font-size-asian="10pt" style:font-size-complex="10pt"/>
    </style:style>
    <style:style style:name="P150" style:family="paragraph" style:parent-style-name="Frame_20_contents">
      <style:paragraph-properties fo:text-align="justify" style:justify-single-word="false"/>
      <style:text-properties style:font-name="DejaVu Sans Mono" fo:font-size="10pt" officeooo:rsid="025a5215" officeooo:paragraph-rsid="025a5215" style:font-size-asian="10pt" style:font-size-complex="10pt"/>
    </style:style>
    <style:style style:name="P151" style:family="paragraph" style:parent-style-name="Frame_20_contents">
      <style:paragraph-properties fo:text-align="justify" style:justify-single-word="false"/>
      <style:text-properties style:font-name="DejaVu Sans Mono" fo:font-size="10pt" officeooo:rsid="026c74d5" officeooo:paragraph-rsid="026c74d5" style:font-size-asian="10pt" style:font-size-complex="10pt"/>
    </style:style>
    <style:style style:name="P152" style:family="paragraph" style:parent-style-name="Frame_20_contents">
      <style:paragraph-properties fo:text-align="justify" style:justify-single-word="false"/>
      <style:text-properties style:font-name="DejaVu Sans Mono" fo:font-size="10pt" officeooo:rsid="026cf2a3" officeooo:paragraph-rsid="026cf2a3" style:font-size-asian="10pt" style:font-size-complex="10pt"/>
    </style:style>
    <style:style style:name="P153" style:family="paragraph" style:parent-style-name="Frame_20_contents">
      <style:paragraph-properties fo:text-align="justify" style:justify-single-word="false"/>
      <style:text-properties style:font-name="DejaVu Sans Mono" fo:font-size="9pt" officeooo:rsid="0264a70a" officeooo:paragraph-rsid="0264a70a" style:font-size-asian="9pt" style:font-size-complex="9pt"/>
    </style:style>
    <style:style style:name="P154" style:family="paragraph" style:parent-style-name="Frame_20_contents">
      <style:paragraph-properties fo:text-align="justify" style:justify-single-word="false"/>
      <style:text-properties style:font-name="DejaVu Sans Mono" fo:font-size="9pt" officeooo:rsid="02637150" officeooo:paragraph-rsid="02637150" style:font-size-asian="9pt" style:font-size-complex="9pt"/>
    </style:style>
    <style:style style:name="P155" style:family="paragraph" style:parent-style-name="Frame_20_contents">
      <style:paragraph-properties fo:text-align="justify" style:justify-single-word="false"/>
      <style:text-properties officeooo:rsid="02672aa1" officeooo:paragraph-rsid="02672aa1"/>
    </style:style>
    <style:style style:name="P156" style:family="paragraph" style:parent-style-name="Frame_20_contents">
      <style:paragraph-properties fo:text-align="justify" style:justify-single-word="false"/>
      <style:text-properties style:font-name="DejaVu Sans Mono1" fo:font-size="10pt" officeooo:rsid="01ba2d9f" officeooo:paragraph-rsid="01b99ac2" style:font-size-asian="8.75pt" style:font-size-complex="10pt"/>
    </style:style>
    <style:style style:name="P157" style:family="paragraph" style:parent-style-name="Footnote">
      <style:text-properties officeooo:rsid="0016567d" officeooo:paragraph-rsid="0016567d"/>
    </style:style>
    <style:style style:name="P158" style:family="paragraph" style:parent-style-name="Footnote">
      <style:text-properties officeooo:rsid="02881cf0" officeooo:paragraph-rsid="02881cf0"/>
    </style:style>
    <style:style style:name="P159" style:family="paragraph" style:parent-style-name="Heading_20_3">
      <style:text-properties officeooo:paragraph-rsid="031d0a47"/>
    </style:style>
    <style:style style:name="P160" style:family="paragraph" style:parent-style-name="Text_20_body" style:list-style-name="L1">
      <style:text-properties officeooo:rsid="0015eba2" officeooo:paragraph-rsid="0016567d"/>
    </style:style>
    <style:style style:name="P161" style:family="paragraph" style:parent-style-name="Text_20_body" style:list-style-name="L6">
      <style:text-properties officeooo:rsid="0015eba2" officeooo:paragraph-rsid="01552de9"/>
    </style:style>
    <style:style style:name="P162" style:family="paragraph" style:parent-style-name="Text_20_body" style:list-style-name="L7">
      <style:text-properties officeooo:rsid="0015eba2" officeooo:paragraph-rsid="00c76e74"/>
    </style:style>
    <style:style style:name="P163" style:family="paragraph" style:parent-style-name="Text_20_body" style:list-style-name="L1">
      <style:text-properties officeooo:rsid="001c43ce" officeooo:paragraph-rsid="001c43ce"/>
    </style:style>
    <style:style style:name="P164" style:family="paragraph" style:parent-style-name="Text_20_body" style:list-style-name="L6">
      <style:text-properties officeooo:rsid="001c43ce" officeooo:paragraph-rsid="01552de9"/>
    </style:style>
    <style:style style:name="P165" style:family="paragraph" style:parent-style-name="Text_20_body" style:list-style-name="L7">
      <style:text-properties officeooo:rsid="001c43ce" officeooo:paragraph-rsid="00c76e74"/>
    </style:style>
    <style:style style:name="P166" style:family="paragraph" style:parent-style-name="Text_20_body" style:list-style-name="L1">
      <style:text-properties officeooo:rsid="0016567d" officeooo:paragraph-rsid="001c43ce"/>
    </style:style>
    <style:style style:name="P167" style:family="paragraph" style:parent-style-name="Text_20_body" style:list-style-name="L6">
      <style:text-properties officeooo:rsid="0016567d" officeooo:paragraph-rsid="01552de9"/>
    </style:style>
    <style:style style:name="P168" style:family="paragraph" style:parent-style-name="Text_20_body" style:list-style-name="L7">
      <style:text-properties officeooo:rsid="0016567d" officeooo:paragraph-rsid="00c76e74"/>
    </style:style>
    <style:style style:name="P169" style:family="paragraph" style:parent-style-name="Text_20_body" style:list-style-name="L2">
      <style:text-properties officeooo:rsid="002068d9" officeooo:paragraph-rsid="002068d9"/>
    </style:style>
    <style:style style:name="P170" style:family="paragraph" style:parent-style-name="Text_20_body" style:list-style-name="L3">
      <style:text-properties officeooo:rsid="002228cb" officeooo:paragraph-rsid="002228cb"/>
    </style:style>
    <style:style style:name="P171" style:family="paragraph" style:parent-style-name="Text_20_body">
      <style:text-properties officeooo:rsid="002228cb" officeooo:paragraph-rsid="03c7c8c5"/>
    </style:style>
    <style:style style:name="P172" style:family="paragraph" style:parent-style-name="Text_20_body" style:list-style-name="L3">
      <style:text-properties officeooo:rsid="01b1b2ea" officeooo:paragraph-rsid="002228cb"/>
    </style:style>
    <style:style style:name="P173" style:family="paragraph" style:parent-style-name="Text_20_body" style:list-style-name="L4">
      <style:text-properties officeooo:rsid="00268d9a" officeooo:paragraph-rsid="001d91f7"/>
    </style:style>
    <style:style style:name="P174" style:family="paragraph" style:parent-style-name="Text_20_body" style:list-style-name="L4">
      <style:text-properties officeooo:rsid="00268d9a" officeooo:paragraph-rsid="03953dd6"/>
    </style:style>
    <style:style style:name="P175" style:family="paragraph" style:parent-style-name="Text_20_body" style:list-style-name="L4">
      <style:text-properties officeooo:rsid="002409d6" officeooo:paragraph-rsid="002409d6"/>
    </style:style>
    <style:style style:name="P176" style:family="paragraph" style:parent-style-name="Text_20_body" style:list-style-name="L4">
      <style:text-properties officeooo:rsid="038d3cd7" officeooo:paragraph-rsid="03953dd6"/>
    </style:style>
    <style:style style:name="P177" style:family="paragraph" style:parent-style-name="Text_20_body" style:list-style-name="L4">
      <style:text-properties officeooo:rsid="001d91f7" officeooo:paragraph-rsid="0394c7d5"/>
    </style:style>
    <style:style style:name="P178" style:family="paragraph" style:parent-style-name="Text_20_body" style:list-style-name="L4">
      <style:text-properties officeooo:rsid="001d91f7" officeooo:paragraph-rsid="001d91f7"/>
    </style:style>
    <style:style style:name="P179" style:family="paragraph" style:parent-style-name="Text_20_body">
      <style:text-properties officeooo:rsid="001d91f7" officeooo:paragraph-rsid="03ca8536"/>
    </style:style>
    <style:style style:name="P180" style:family="paragraph" style:parent-style-name="Text_20_body" style:list-style-name="L5">
      <style:text-properties officeooo:paragraph-rsid="007899b2"/>
    </style:style>
    <style:style style:name="P181" style:family="paragraph" style:parent-style-name="Text_20_body" style:list-style-name="L5">
      <style:text-properties officeooo:rsid="00603ea1" officeooo:paragraph-rsid="007899b2"/>
    </style:style>
    <style:style style:name="P182" style:family="paragraph" style:parent-style-name="Text_20_body" style:list-style-name="L5">
      <style:text-properties officeooo:rsid="005383a3" officeooo:paragraph-rsid="007899b2"/>
    </style:style>
    <style:style style:name="P183" style:family="paragraph" style:parent-style-name="Text_20_body" style:list-style-name="L5">
      <style:text-properties officeooo:rsid="00450fae" officeooo:paragraph-rsid="007899b2"/>
    </style:style>
    <style:style style:name="P184" style:family="paragraph" style:parent-style-name="Text_20_body">
      <style:text-properties officeooo:rsid="03ab178d" officeooo:paragraph-rsid="03ab178d"/>
    </style:style>
    <style:style style:name="P185" style:family="paragraph" style:parent-style-name="Text_20_body">
      <style:text-properties officeooo:rsid="001932dd" officeooo:paragraph-rsid="01cf04c6"/>
    </style:style>
    <style:style style:name="P186" style:family="paragraph" style:parent-style-name="Text_20_body" style:list-style-name="L6">
      <style:text-properties officeooo:rsid="01552de9" officeooo:paragraph-rsid="01552de9"/>
    </style:style>
    <style:style style:name="P187" style:family="paragraph" style:parent-style-name="Text_20_body" style:list-style-name="L7">
      <style:text-properties officeooo:rsid="015858b7" officeooo:paragraph-rsid="015858b7"/>
    </style:style>
    <style:style style:name="P188" style:family="paragraph" style:parent-style-name="Text_20_body" style:list-style-name="L7">
      <style:text-properties officeooo:rsid="00c98752" officeooo:paragraph-rsid="00c98752"/>
    </style:style>
    <style:style style:name="P189" style:family="paragraph" style:parent-style-name="Text_20_body" style:list-style-name="L8">
      <style:text-properties officeooo:rsid="01ac1a75" officeooo:paragraph-rsid="01ac1a75"/>
    </style:style>
    <style:style style:name="P190" style:family="paragraph" style:parent-style-name="Text_20_body" style:list-style-name="L8">
      <style:text-properties officeooo:rsid="01ac1a75" officeooo:paragraph-rsid="01acf3d6"/>
    </style:style>
    <style:style style:name="P191" style:family="paragraph" style:parent-style-name="Text_20_body" style:list-style-name="L8">
      <style:text-properties officeooo:rsid="01acf3d6" officeooo:paragraph-rsid="01acf3d6"/>
    </style:style>
    <style:style style:name="P192" style:family="paragraph" style:parent-style-name="Text_20_body">
      <style:text-properties officeooo:rsid="00d4c607" officeooo:paragraph-rsid="03c04418"/>
    </style:style>
    <style:style style:name="P193" style:family="paragraph" style:parent-style-name="Text_20_body">
      <style:text-properties officeooo:rsid="03ca8536" officeooo:paragraph-rsid="03ca8536"/>
    </style:style>
    <style:style style:name="P194" style:family="paragraph" style:parent-style-name="Text_20_body">
      <style:text-properties officeooo:rsid="010842f1" officeooo:paragraph-rsid="03e7abd5"/>
    </style:style>
    <style:style style:name="P195" style:family="paragraph" style:parent-style-name="Text_20_body">
      <style:text-properties officeooo:rsid="03f19f46" officeooo:paragraph-rsid="03f19f46"/>
    </style:style>
    <style:style style:name="P196" style:family="paragraph" style:parent-style-name="Text_20_body">
      <style:text-properties officeooo:rsid="0417d83e" officeooo:paragraph-rsid="0417d83e"/>
    </style:style>
    <style:style style:name="P197" style:family="paragraph" style:parent-style-name="Text_20_body">
      <style:text-properties officeooo:rsid="0288afa4" officeooo:paragraph-rsid="0434fed5"/>
    </style:style>
    <style:style style:name="P198" style:family="paragraph" style:parent-style-name="Text_20_body">
      <style:text-properties officeooo:rsid="01e7f12c" officeooo:paragraph-rsid="04547972"/>
    </style:style>
    <style:style style:name="P199" style:family="paragraph" style:parent-style-name="Text_20_body">
      <style:text-properties officeooo:rsid="01feebbb" officeooo:paragraph-rsid="046f3edd"/>
    </style:style>
    <style:style style:name="P200" style:family="paragraph" style:parent-style-name="Text_20_body">
      <style:text-properties officeooo:rsid="0209b463" officeooo:paragraph-rsid="02481769"/>
    </style:style>
    <style:style style:name="P201" style:family="paragraph" style:parent-style-name="Text_20_body">
      <style:text-properties officeooo:rsid="024ca16a" officeooo:paragraph-rsid="02501610"/>
    </style:style>
    <style:style style:name="P202" style:family="paragraph" style:parent-style-name="Heading_20_1">
      <style:text-properties officeooo:rsid="0125609a" officeooo:paragraph-rsid="0125609a"/>
    </style:style>
    <style:style style:name="P203" style:family="paragraph" style:parent-style-name="Heading_20_1">
      <style:text-properties officeooo:rsid="02dcc200" officeooo:paragraph-rsid="02dcc200"/>
    </style:style>
    <style:style style:name="P204" style:family="paragraph" style:parent-style-name="Heading_20_1">
      <style:text-properties officeooo:rsid="024c52cb" officeooo:paragraph-rsid="02dfdf8b"/>
    </style:style>
    <style:style style:name="P205" style:family="paragraph" style:parent-style-name="Heading_20_2">
      <style:text-properties officeooo:rsid="03ab178d" officeooo:paragraph-rsid="03ab178d"/>
    </style:style>
    <style:style style:name="P206" style:family="paragraph" style:parent-style-name="Heading_20_2">
      <style:text-properties officeooo:rsid="02dfdf8b" officeooo:paragraph-rsid="02dfdf8b"/>
    </style:style>
    <style:style style:name="P207" style:family="paragraph" style:parent-style-name="Footnote">
      <style:text-properties officeooo:rsid="03d7baff" officeooo:paragraph-rsid="03d7baff"/>
    </style:style>
    <style:style style:name="P208" style:family="paragraph" style:parent-style-name="Frame_20_contents">
      <style:paragraph-properties fo:text-align="justify" style:justify-single-word="false"/>
      <style:text-properties style:font-name="DejaVu Sans Mono" fo:font-size="10pt" officeooo:rsid="047b2502" officeooo:paragraph-rsid="047b2502" style:font-size-asian="10pt" style:font-size-complex="10pt"/>
    </style:style>
    <style:style style:name="P209" style:family="paragraph" style:parent-style-name="Frame_20_contents">
      <style:paragraph-properties fo:text-align="justify" style:justify-single-word="false"/>
      <style:text-properties style:font-name="DejaVu Sans Mono" fo:font-size="10pt" officeooo:rsid="02501610" officeooo:paragraph-rsid="02501610" style:font-size-asian="10pt" style:font-size-complex="10pt"/>
    </style:style>
    <style:style style:name="P210" style:family="paragraph" style:parent-style-name="Frame_20_contents">
      <style:paragraph-properties fo:text-align="justify" style:justify-single-word="false"/>
      <style:text-properties style:font-name="DejaVu Sans Mono" fo:font-size="10pt" officeooo:rsid="02501610" officeooo:paragraph-rsid="04879c36" style:font-size-asian="10pt" style:font-size-complex="10pt"/>
    </style:style>
    <style:style style:name="P211" style:family="paragraph" style:parent-style-name="Contents_20_2">
      <style:paragraph-properties>
        <style:tab-stops>
          <style:tab-stop style:position="498.61pt" style:type="right" style:leader-style="dotted" style:leader-text="."/>
        </style:tab-stops>
      </style:paragraph-properties>
    </style:style>
    <style:style style:name="P212" style:family="paragraph" style:parent-style-name="Contents_20_1">
      <style:paragraph-properties>
        <style:tab-stops>
          <style:tab-stop style:position="498.61pt" style:type="right" style:leader-style="dotted" style:leader-text="."/>
        </style:tab-stops>
      </style:paragraph-properties>
    </style:style>
    <style:style style:name="P213" style:family="paragraph" style:parent-style-name="Contents_20_3">
      <style:paragraph-properties>
        <style:tab-stops>
          <style:tab-stop style:position="498.61pt" style:type="right" style:leader-style="dotted" style:leader-text="."/>
        </style:tab-stops>
      </style:paragraph-properties>
    </style:style>
    <style:style style:name="P214" style:family="paragraph">
      <loext:graphic-properties draw:fill="none" draw:fill-color="#729fc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15" style:family="paragraph">
      <loext:graphic-properties draw:fill="solid" draw:fill-color="#729fc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16" style:family="paragraph">
      <style:paragraph-properties fo:margin-left="0pt" fo:margin-right="0pt" fo:margin-top="0pt" fo:margin-bottom="0pt" fo:line-height="100%" fo:text-indent="0pt"/>
    </style:style>
    <style:style style:name="P217" style:family="paragraph">
      <loext:graphic-properties draw:fill="none" draw:fill-color="#ffffff"/>
      <style:paragraph-properties fo:margin-left="0pt" fo:margin-right="0pt" fo:margin-top="0pt" fo:margin-bottom="0pt" fo:line-height="100%"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5eba2"/>
    </style:style>
    <style:style style:name="T2" style:family="text">
      <style:text-properties officeooo:rsid="0016567d"/>
    </style:style>
    <style:style style:name="T3" style:family="text">
      <style:text-properties fo:font-style="italic" style:font-style-asian="italic" style:font-style-complex="italic"/>
    </style:style>
    <style:style style:name="T4" style:family="text">
      <style:text-properties fo:font-style="italic" officeooo:rsid="001c083a" style:font-style-asian="italic" style:font-style-complex="italic"/>
    </style:style>
    <style:style style:name="T5" style:family="text">
      <style:text-properties fo:font-style="italic" officeooo:rsid="0016567d" style:font-style-asian="italic" style:font-style-complex="italic"/>
    </style:style>
    <style:style style:name="T6" style:family="text">
      <style:text-properties fo:font-style="italic" officeooo:rsid="002223fe" style:font-style-asian="italic" style:font-style-complex="italic"/>
    </style:style>
    <style:style style:name="T7" style:family="text">
      <style:text-properties fo:font-style="italic" officeooo:rsid="002409d6" style:font-style-asian="italic" style:font-style-complex="italic"/>
    </style:style>
    <style:style style:name="T8" style:family="text">
      <style:text-properties fo:font-style="italic" officeooo:rsid="00284e45" style:font-style-asian="italic" style:font-style-complex="italic"/>
    </style:style>
    <style:style style:name="T9" style:family="text">
      <style:text-properties fo:font-style="italic" officeooo:rsid="0035eed5" style:font-style-asian="italic" style:font-style-complex="italic"/>
    </style:style>
    <style:style style:name="T10" style:family="text">
      <style:text-properties fo:font-style="italic" officeooo:rsid="004693fb" style:font-style-asian="italic" style:font-style-complex="italic"/>
    </style:style>
    <style:style style:name="T11" style:family="text">
      <style:text-properties fo:font-style="italic" officeooo:rsid="0053051d" style:font-style-asian="italic" style:font-style-complex="italic"/>
    </style:style>
    <style:style style:name="T12" style:family="text">
      <style:text-properties fo:font-style="italic" officeooo:rsid="005383a3" style:font-style-asian="italic" style:font-style-complex="italic"/>
    </style:style>
    <style:style style:name="T13" style:family="text">
      <style:text-properties fo:font-style="italic" officeooo:rsid="00a49adb" style:font-style-asian="italic" style:font-style-complex="italic"/>
    </style:style>
    <style:style style:name="T14" style:family="text">
      <style:text-properties fo:font-style="italic" officeooo:rsid="00c98752" style:font-style-asian="italic" style:font-style-complex="italic"/>
    </style:style>
    <style:style style:name="T15" style:family="text">
      <style:text-properties fo:font-style="italic" officeooo:rsid="00d7e1b7" style:font-style-asian="italic" style:font-style-complex="italic"/>
    </style:style>
    <style:style style:name="T16" style:family="text">
      <style:text-properties fo:font-style="italic" officeooo:rsid="00ebc504" style:font-style-asian="italic" style:font-style-complex="italic"/>
    </style:style>
    <style:style style:name="T17" style:family="text">
      <style:text-properties fo:font-style="italic" officeooo:rsid="00e9f530" style:font-style-asian="italic" style:font-style-complex="italic"/>
    </style:style>
    <style:style style:name="T18" style:family="text">
      <style:text-properties fo:font-style="italic" officeooo:rsid="0125609a" style:font-style-asian="italic" style:font-style-complex="italic"/>
    </style:style>
    <style:style style:name="T19" style:family="text">
      <style:text-properties fo:font-style="italic" officeooo:rsid="0135df2a" style:font-style-asian="italic" style:font-style-complex="italic"/>
    </style:style>
    <style:style style:name="T20" style:family="text">
      <style:text-properties fo:font-style="italic" officeooo:rsid="013e15b6" style:font-style-asian="italic" style:font-style-complex="italic"/>
    </style:style>
    <style:style style:name="T21" style:family="text">
      <style:text-properties fo:font-style="italic" officeooo:rsid="014ba384" style:font-style-asian="italic" style:font-style-complex="italic"/>
    </style:style>
    <style:style style:name="T22" style:family="text">
      <style:text-properties fo:font-style="italic" officeooo:rsid="01275a12" style:font-style-asian="italic" style:font-style-complex="italic"/>
    </style:style>
    <style:style style:name="T23" style:family="text">
      <style:text-properties fo:font-style="italic" officeooo:rsid="01acb9f1" style:font-style-asian="italic" style:font-style-complex="italic"/>
    </style:style>
    <style:style style:name="T24" style:family="text">
      <style:text-properties fo:font-style="italic" officeooo:rsid="01be3636" style:font-style-asian="italic" style:font-style-complex="italic"/>
    </style:style>
    <style:style style:name="T25" style:family="text">
      <style:text-properties fo:font-style="italic" officeooo:rsid="01c8f6cc" style:font-style-asian="italic" style:font-style-complex="italic"/>
    </style:style>
    <style:style style:name="T26" style:family="text">
      <style:text-properties fo:font-style="italic" officeooo:rsid="01cf04c6" style:font-style-asian="italic" style:font-style-complex="italic"/>
    </style:style>
    <style:style style:name="T27" style:family="text">
      <style:text-properties fo:font-style="italic" officeooo:rsid="021f7c89" style:font-style-asian="italic" style:font-style-complex="italic"/>
    </style:style>
    <style:style style:name="T28" style:family="text">
      <style:text-properties fo:font-style="italic" officeooo:rsid="023e38c0" style:font-style-asian="italic" style:font-style-complex="italic"/>
    </style:style>
    <style:style style:name="T29" style:family="text">
      <style:text-properties fo:font-style="italic" officeooo:rsid="0252fa19" style:font-style-asian="italic" style:font-style-complex="italic"/>
    </style:style>
    <style:style style:name="T30" style:family="text">
      <style:text-properties fo:font-style="italic" officeooo:rsid="026696f7" style:font-style-asian="italic" style:font-style-complex="italic"/>
    </style:style>
    <style:style style:name="T31" style:family="text">
      <style:text-properties fo:font-style="italic" officeooo:rsid="0288650d" style:font-style-asian="italic" style:font-style-complex="italic"/>
    </style:style>
    <style:style style:name="T32" style:family="text">
      <style:text-properties fo:font-style="italic" officeooo:rsid="02ae6ca5" style:font-style-asian="italic" style:font-style-complex="italic"/>
    </style:style>
    <style:style style:name="T33" style:family="text">
      <style:text-properties fo:font-style="italic" officeooo:rsid="03031e94" style:font-style-asian="italic" style:font-style-complex="italic"/>
    </style:style>
    <style:style style:name="T34" style:family="text">
      <style:text-properties fo:font-style="italic" officeooo:rsid="03037e57" style:font-style-asian="italic" style:font-style-complex="italic"/>
    </style:style>
    <style:style style:name="T35" style:family="text">
      <style:text-properties fo:font-style="italic" officeooo:rsid="030ccb3e" style:font-style-asian="italic" style:font-style-complex="italic"/>
    </style:style>
    <style:style style:name="T36" style:family="text">
      <style:text-properties fo:font-style="italic" officeooo:rsid="03053505" style:font-style-asian="italic" style:font-style-complex="italic"/>
    </style:style>
    <style:style style:name="T37" style:family="text">
      <style:text-properties fo:font-style="italic" officeooo:rsid="02feb899" style:font-style-asian="italic" style:font-style-complex="italic"/>
    </style:style>
    <style:style style:name="T38" style:family="text">
      <style:text-properties fo:font-style="italic" officeooo:rsid="0307bed5" style:font-style-asian="italic" style:font-style-complex="italic"/>
    </style:style>
    <style:style style:name="T39" style:family="text">
      <style:text-properties fo:font-style="italic" officeooo:rsid="032640f5" style:font-style-asian="italic" style:font-style-complex="italic"/>
    </style:style>
    <style:style style:name="T40" style:family="text">
      <style:text-properties fo:font-style="italic" officeooo:rsid="0336a74a" style:font-style-asian="italic" style:font-style-complex="italic"/>
    </style:style>
    <style:style style:name="T41" style:family="text">
      <style:text-properties fo:font-style="italic" officeooo:rsid="033e3875" style:font-style-asian="italic" style:font-style-complex="italic"/>
    </style:style>
    <style:style style:name="T42" style:family="text">
      <style:text-properties fo:font-style="italic" officeooo:rsid="0368c992" style:font-style-asian="italic" style:font-style-complex="italic"/>
    </style:style>
    <style:style style:name="T43" style:family="text">
      <style:text-properties fo:font-style="italic" officeooo:rsid="0057499f" style:font-style-asian="italic" style:font-style-complex="italic"/>
    </style:style>
    <style:style style:name="T44" style:family="text">
      <style:text-properties fo:font-style="italic" officeooo:rsid="03c6d8c5" style:font-style-asian="italic" style:font-style-complex="italic"/>
    </style:style>
    <style:style style:name="T45" style:family="text">
      <style:text-properties fo:font-style="italic" officeooo:rsid="038d3cd7" style:font-style-asian="italic" style:font-style-complex="italic"/>
    </style:style>
    <style:style style:name="T46" style:family="text">
      <style:text-properties fo:font-style="italic" officeooo:rsid="03ddf9e1" style:font-style-asian="italic" style:font-style-complex="italic"/>
    </style:style>
    <style:style style:name="T47" style:family="text">
      <style:text-properties fo:font-style="italic" officeooo:rsid="01138e13" style:font-style-asian="italic" style:font-style-complex="italic"/>
    </style:style>
    <style:style style:name="T48" style:family="text">
      <style:text-properties fo:font-style="italic" officeooo:rsid="0428fbe7" style:font-style-asian="italic" style:font-style-complex="italic"/>
    </style:style>
    <style:style style:name="T49" style:family="text">
      <style:text-properties fo:font-style="italic" officeooo:rsid="04330c6b" style:font-style-asian="italic" style:font-style-complex="italic"/>
    </style:style>
    <style:style style:name="T50" style:family="text">
      <style:text-properties fo:font-style="italic" officeooo:rsid="04392114" style:font-style-asian="italic" style:font-style-complex="italic"/>
    </style:style>
    <style:style style:name="T51" style:family="text">
      <style:text-properties fo:font-style="italic" officeooo:rsid="0441770b" style:font-style-asian="italic" style:font-style-complex="italic"/>
    </style:style>
    <style:style style:name="T52" style:family="text">
      <style:text-properties fo:font-style="italic" officeooo:rsid="02776267" style:font-style-asian="italic" style:font-style-complex="italic"/>
    </style:style>
    <style:style style:name="T53" style:family="text">
      <style:text-properties fo:font-style="italic" officeooo:rsid="01fa9850" style:font-style-asian="italic" style:font-style-complex="italic"/>
    </style:style>
    <style:style style:name="T54" style:family="text">
      <style:text-properties officeooo:rsid="001932dd"/>
    </style:style>
    <style:style style:name="T55" style:family="text">
      <style:text-properties officeooo:rsid="00196d23"/>
    </style:style>
    <style:style style:name="T56" style:family="text">
      <style:text-properties officeooo:rsid="001c083a"/>
    </style:style>
    <style:style style:name="T57" style:family="text">
      <style:text-properties officeooo:rsid="001c43ce"/>
    </style:style>
    <style:style style:name="T58" style:family="text">
      <style:text-properties officeooo:rsid="002068d9"/>
    </style:style>
    <style:style style:name="T59" style:family="text">
      <style:text-properties officeooo:rsid="002223fe"/>
    </style:style>
    <style:style style:name="T60" style:family="text">
      <style:text-properties officeooo:rsid="002409d6"/>
    </style:style>
    <style:style style:name="T61" style:family="text">
      <style:text-properties officeooo:rsid="00284e45"/>
    </style:style>
    <style:style style:name="T62" style:family="text">
      <style:text-properties style:font-name="Liberation Serif" fo:font-size="12pt" fo:font-style="normal" fo:font-weight="normal" style:font-size-asian="12pt" style:font-style-asian="normal" style:font-weight-asian="normal"/>
    </style:style>
    <style:style style:name="T63" style:family="text">
      <style:text-properties officeooo:rsid="003f04ba"/>
    </style:style>
    <style:style style:name="T64" style:family="text">
      <style:text-properties officeooo:rsid="0040e001"/>
    </style:style>
    <style:style style:name="T65" style:family="text">
      <style:text-properties officeooo:rsid="004337fb"/>
    </style:style>
    <style:style style:name="T66" style:family="text">
      <style:text-properties officeooo:rsid="004693fb"/>
    </style:style>
    <style:style style:name="T67" style:family="text">
      <style:text-properties officeooo:rsid="00472399"/>
    </style:style>
    <style:style style:name="T68" style:family="text">
      <style:text-properties officeooo:rsid="004ccd4e"/>
    </style:style>
    <style:style style:name="T69" style:family="text">
      <style:text-properties officeooo:rsid="005155b8"/>
    </style:style>
    <style:style style:name="T70" style:family="text">
      <style:text-properties officeooo:rsid="00516288"/>
    </style:style>
    <style:style style:name="T71" style:family="text">
      <style:text-properties officeooo:rsid="0053051d"/>
    </style:style>
    <style:style style:name="T72" style:family="text">
      <style:text-properties officeooo:rsid="005383a3"/>
    </style:style>
    <style:style style:name="T73" style:family="text">
      <style:text-properties officeooo:rsid="005da972"/>
    </style:style>
    <style:style style:name="T74" style:family="text">
      <style:text-properties officeooo:rsid="005f0b55"/>
    </style:style>
    <style:style style:name="T75" style:family="text">
      <style:text-properties officeooo:rsid="005fd5e8"/>
    </style:style>
    <style:style style:name="T76" style:family="text">
      <style:text-properties officeooo:rsid="00649b17"/>
    </style:style>
    <style:style style:name="T77" style:family="text">
      <style:text-properties officeooo:rsid="006618c7"/>
    </style:style>
    <style:style style:name="T78" style:family="text">
      <style:text-properties officeooo:rsid="0071c264"/>
    </style:style>
    <style:style style:name="T79" style:family="text">
      <style:text-properties officeooo:rsid="0082471d"/>
    </style:style>
    <style:style style:name="T80" style:family="text">
      <style:text-properties officeooo:rsid="0089fe57"/>
    </style:style>
    <style:style style:name="T81" style:family="text">
      <style:text-properties officeooo:rsid="008a3988"/>
    </style:style>
    <style:style style:name="T82" style:family="text">
      <style:text-properties officeooo:rsid="008bf9a5"/>
    </style:style>
    <style:style style:name="T83" style:family="text">
      <style:text-properties officeooo:rsid="008eb076"/>
    </style:style>
    <style:style style:name="T84" style:family="text">
      <style:text-properties officeooo:rsid="00928151"/>
    </style:style>
    <style:style style:name="T85" style:family="text">
      <style:text-properties officeooo:rsid="0097acab"/>
    </style:style>
    <style:style style:name="T86" style:family="text">
      <style:text-properties officeooo:rsid="0099c646"/>
    </style:style>
    <style:style style:name="T87" style:family="text">
      <style:text-properties officeooo:rsid="009c0b02"/>
    </style:style>
    <style:style style:name="T88" style:family="text">
      <style:text-properties officeooo:rsid="00a49adb"/>
    </style:style>
    <style:style style:name="T89" style:family="text">
      <style:text-properties officeooo:rsid="00a4f4a9"/>
    </style:style>
    <style:style style:name="T90" style:family="text">
      <style:text-properties officeooo:rsid="00acab8e"/>
    </style:style>
    <style:style style:name="T91" style:family="text">
      <style:text-properties officeooo:rsid="00b54536"/>
    </style:style>
    <style:style style:name="T92" style:family="text">
      <style:text-properties style:font-name="DejaVu Sans Mono2" fo:font-size="10pt" fo:font-style="normal" fo:font-weight="normal" style:font-size-asian="10pt" style:font-style-asian="normal" style:font-weight-asian="normal"/>
    </style:style>
    <style:style style:name="T93" style:family="text">
      <style:text-properties style:font-name="DejaVu Sans Mono2" fo:font-size="10pt" fo:font-style="normal" fo:font-weight="normal" officeooo:rsid="019304b6" style:font-size-asian="10pt" style:font-style-asian="normal" style:font-weight-asian="normal"/>
    </style:style>
    <style:style style:name="T94" style:family="text">
      <style:text-properties style:font-name="DejaVu Sans Mono2" fo:font-size="10pt" fo:font-style="normal" fo:font-weight="normal" officeooo:rsid="01943dbb" style:font-size-asian="10pt" style:font-style-asian="normal" style:font-weight-asian="normal"/>
    </style:style>
    <style:style style:name="T95" style:family="text">
      <style:text-properties officeooo:rsid="00bf0641"/>
    </style:style>
    <style:style style:name="T96" style:family="text">
      <style:text-properties style:font-name="DejaVu Sans" fo:font-size="10pt" officeooo:rsid="00bf0641" style:font-size-asian="10pt" style:font-size-complex="10pt"/>
    </style:style>
    <style:style style:name="T97" style:family="text">
      <style:text-properties officeooo:rsid="00c0a3de"/>
    </style:style>
    <style:style style:name="T98" style:family="text">
      <style:text-properties officeooo:rsid="00c17bfe"/>
    </style:style>
    <style:style style:name="T99" style:family="text">
      <style:text-properties officeooo:rsid="00c62725"/>
    </style:style>
    <style:style style:name="T100" style:family="text">
      <style:text-properties officeooo:rsid="00c98752"/>
    </style:style>
    <style:style style:name="T101" style:family="text">
      <style:text-properties officeooo:rsid="00ccca5b"/>
    </style:style>
    <style:style style:name="T102" style:family="text">
      <style:text-properties officeooo:rsid="00cda4dd"/>
    </style:style>
    <style:style style:name="T103" style:family="text">
      <style:text-properties officeooo:rsid="00d85518"/>
    </style:style>
    <style:style style:name="T104" style:family="text">
      <style:text-properties officeooo:rsid="00e0ec9a"/>
    </style:style>
    <style:style style:name="T105" style:family="text">
      <style:text-properties officeooo:rsid="00e27774"/>
    </style:style>
    <style:style style:name="T106" style:family="text">
      <style:text-properties officeooo:rsid="00e70393"/>
    </style:style>
    <style:style style:name="T107" style:family="text">
      <style:text-properties officeooo:rsid="00e7577f"/>
    </style:style>
    <style:style style:name="T108" style:family="text">
      <style:text-properties officeooo:rsid="00e9b72e"/>
    </style:style>
    <style:style style:name="T109" style:family="text">
      <style:text-properties officeooo:rsid="00e9f530"/>
    </style:style>
    <style:style style:name="T110" style:family="text">
      <style:text-properties officeooo:rsid="00ebc504"/>
    </style:style>
    <style:style style:name="T111" style:family="text">
      <style:text-properties fo:font-style="normal" style:font-style-asian="normal" style:font-style-complex="normal"/>
    </style:style>
    <style:style style:name="T112" style:family="text">
      <style:text-properties fo:font-style="normal" officeooo:rsid="014ba384" style:font-style-asian="normal" style:font-style-complex="normal"/>
    </style:style>
    <style:style style:name="T113" style:family="text">
      <style:text-properties fo:font-style="normal" officeooo:rsid="00c98752" style:font-style-asian="normal" style:font-style-complex="normal"/>
    </style:style>
    <style:style style:name="T114" style:family="text">
      <style:text-properties fo:font-style="normal" officeooo:rsid="0288650d" style:font-style-asian="normal" style:font-style-complex="normal"/>
    </style:style>
    <style:style style:name="T115" style:family="text">
      <style:text-properties fo:font-style="normal" officeooo:rsid="0288d326" style:font-style-asian="normal" style:font-style-complex="normal"/>
    </style:style>
    <style:style style:name="T116" style:family="text">
      <style:text-properties fo:font-style="normal" officeooo:rsid="028988d2" style:font-style-asian="normal" style:font-style-complex="normal"/>
    </style:style>
    <style:style style:name="T117" style:family="text">
      <style:text-properties fo:font-style="normal" officeooo:rsid="02a8224e" style:font-style-asian="normal" style:font-style-complex="normal"/>
    </style:style>
    <style:style style:name="T118" style:family="text">
      <style:text-properties fo:font-style="normal" officeooo:rsid="02a9088b" style:font-style-asian="normal" style:font-style-complex="normal"/>
    </style:style>
    <style:style style:name="T119" style:family="text">
      <style:text-properties fo:font-style="normal" officeooo:rsid="02aafb30" style:font-style-asian="normal" style:font-style-complex="normal"/>
    </style:style>
    <style:style style:name="T120" style:family="text">
      <style:text-properties fo:font-style="normal" officeooo:rsid="02ab8147" style:font-style-asian="normal" style:font-style-complex="normal"/>
    </style:style>
    <style:style style:name="T121" style:family="text">
      <style:text-properties fo:font-style="normal" officeooo:rsid="02abe87a" style:font-style-asian="normal" style:font-style-complex="normal"/>
    </style:style>
    <style:style style:name="T122" style:family="text">
      <style:text-properties fo:font-style="normal" officeooo:rsid="02ad6658" style:font-style-asian="normal" style:font-style-complex="normal"/>
    </style:style>
    <style:style style:name="T123" style:family="text">
      <style:text-properties fo:font-style="normal" officeooo:rsid="02ae6ca5" style:font-style-asian="normal" style:font-style-complex="normal"/>
    </style:style>
    <style:style style:name="T124" style:family="text">
      <style:text-properties fo:font-style="normal" officeooo:rsid="02b6dfc8" style:font-style-asian="normal" style:font-style-complex="normal"/>
    </style:style>
    <style:style style:name="T125" style:family="text">
      <style:text-properties fo:font-style="normal" officeooo:rsid="02b8d9dd" style:font-style-asian="normal" style:font-style-complex="normal"/>
    </style:style>
    <style:style style:name="T126" style:family="text">
      <style:text-properties fo:font-style="normal" officeooo:rsid="02c918ab" style:font-style-asian="normal" style:font-style-complex="normal"/>
    </style:style>
    <style:style style:name="T127" style:family="text">
      <style:text-properties fo:font-style="normal" officeooo:rsid="02d4665c" style:font-style-asian="normal" style:font-style-complex="normal"/>
    </style:style>
    <style:style style:name="T128" style:family="text">
      <style:text-properties fo:font-style="normal" officeooo:rsid="02feb899" style:font-style-asian="normal" style:font-style-complex="normal"/>
    </style:style>
    <style:style style:name="T129" style:family="text">
      <style:text-properties fo:font-style="normal" officeooo:rsid="03031e94" style:font-style-asian="normal" style:font-style-complex="normal"/>
    </style:style>
    <style:style style:name="T130" style:family="text">
      <style:text-properties fo:font-style="normal" officeooo:rsid="03037e57" style:font-style-asian="normal" style:font-style-complex="normal"/>
    </style:style>
    <style:style style:name="T131" style:family="text">
      <style:text-properties fo:font-style="normal" officeooo:rsid="03053505" style:font-style-asian="normal" style:font-style-complex="normal"/>
    </style:style>
    <style:style style:name="T132" style:family="text">
      <style:text-properties fo:font-style="normal" officeooo:rsid="030693bc" style:font-style-asian="normal" style:font-style-complex="normal"/>
    </style:style>
    <style:style style:name="T133" style:family="text">
      <style:text-properties fo:font-style="normal" officeooo:rsid="0307bed5" style:font-style-asian="normal" style:font-style-complex="normal"/>
    </style:style>
    <style:style style:name="T134" style:family="text">
      <style:text-properties fo:font-style="normal" officeooo:rsid="030852b6" style:font-style-asian="normal" style:font-style-complex="normal"/>
    </style:style>
    <style:style style:name="T135" style:family="text">
      <style:text-properties fo:font-style="normal" officeooo:rsid="030a22e3" style:font-style-asian="normal" style:font-style-complex="normal"/>
    </style:style>
    <style:style style:name="T136" style:family="text">
      <style:text-properties fo:font-style="normal" officeooo:rsid="030ccb3e" style:font-style-asian="normal" style:font-style-complex="normal"/>
    </style:style>
    <style:style style:name="T137" style:family="text">
      <style:text-properties fo:font-style="normal" officeooo:rsid="030e28bd" style:font-style-asian="normal" style:font-style-complex="normal"/>
    </style:style>
    <style:style style:name="T138" style:family="text">
      <style:text-properties fo:font-style="normal" officeooo:rsid="030fc321" style:font-style-asian="normal" style:font-style-complex="normal"/>
    </style:style>
    <style:style style:name="T139" style:family="text">
      <style:text-properties fo:font-style="normal" officeooo:rsid="0310f929" style:font-style-asian="normal" style:font-style-complex="normal"/>
    </style:style>
    <style:style style:name="T140" style:family="text">
      <style:text-properties fo:font-style="normal" officeooo:rsid="0313ea5d" style:font-style-asian="normal" style:font-style-complex="normal"/>
    </style:style>
    <style:style style:name="T141" style:family="text">
      <style:text-properties fo:font-style="normal" officeooo:rsid="03151179" style:font-style-asian="normal" style:font-style-complex="normal"/>
    </style:style>
    <style:style style:name="T142" style:family="text">
      <style:text-properties fo:font-style="normal" officeooo:rsid="0316416a" style:font-style-asian="normal" style:font-style-complex="normal"/>
    </style:style>
    <style:style style:name="T143" style:family="text">
      <style:text-properties fo:font-style="normal" officeooo:rsid="03172938" style:font-style-asian="normal" style:font-style-complex="normal"/>
    </style:style>
    <style:style style:name="T144" style:family="text">
      <style:text-properties fo:font-style="normal" officeooo:rsid="03188fd1" style:font-style-asian="normal" style:font-style-complex="normal"/>
    </style:style>
    <style:style style:name="T145" style:family="text">
      <style:text-properties fo:font-style="normal" officeooo:rsid="031a119e" style:font-style-asian="normal" style:font-style-complex="normal"/>
    </style:style>
    <style:style style:name="T146" style:family="text">
      <style:text-properties fo:font-style="normal" officeooo:rsid="031a91c1" style:font-style-asian="normal" style:font-style-complex="normal"/>
    </style:style>
    <style:style style:name="T147" style:family="text">
      <style:text-properties fo:font-style="normal" officeooo:rsid="031dc111" style:font-style-asian="normal" style:font-style-complex="normal"/>
    </style:style>
    <style:style style:name="T148" style:family="text">
      <style:text-properties fo:font-style="normal" officeooo:rsid="032143c3" style:font-style-asian="normal" style:font-style-complex="normal"/>
    </style:style>
    <style:style style:name="T149" style:family="text">
      <style:text-properties fo:font-style="normal" officeooo:rsid="032359bf" style:font-style-asian="normal" style:font-style-complex="normal"/>
    </style:style>
    <style:style style:name="T150" style:family="text">
      <style:text-properties fo:font-style="normal" officeooo:rsid="03278e68" style:font-style-asian="normal" style:font-style-complex="normal"/>
    </style:style>
    <style:style style:name="T151" style:family="text">
      <style:text-properties fo:font-style="normal" officeooo:rsid="03290311" style:font-style-asian="normal" style:font-style-complex="normal"/>
    </style:style>
    <style:style style:name="T152" style:family="text">
      <style:text-properties fo:font-style="normal" officeooo:rsid="032a3bde" style:font-style-asian="normal" style:font-style-complex="normal"/>
    </style:style>
    <style:style style:name="T153" style:family="text">
      <style:text-properties fo:font-style="normal" officeooo:rsid="032b9fa5" style:font-style-asian="normal" style:font-style-complex="normal"/>
    </style:style>
    <style:style style:name="T154" style:family="text">
      <style:text-properties fo:font-style="normal" officeooo:rsid="032d8876" style:font-style-asian="normal" style:font-style-complex="normal"/>
    </style:style>
    <style:style style:name="T155" style:family="text">
      <style:text-properties fo:font-style="normal" officeooo:rsid="032e8acd" style:font-style-asian="normal" style:font-style-complex="normal"/>
    </style:style>
    <style:style style:name="T156" style:family="text">
      <style:text-properties fo:font-style="normal" officeooo:rsid="032f71c7" style:font-style-asian="normal" style:font-style-complex="normal"/>
    </style:style>
    <style:style style:name="T157" style:family="text">
      <style:text-properties fo:font-style="normal" officeooo:rsid="032fc18e" style:font-style-asian="normal" style:font-style-complex="normal"/>
    </style:style>
    <style:style style:name="T158" style:family="text">
      <style:text-properties fo:font-style="normal" officeooo:rsid="03320e6b" style:font-style-asian="normal" style:font-style-complex="normal"/>
    </style:style>
    <style:style style:name="T159" style:family="text">
      <style:text-properties fo:font-style="normal" officeooo:rsid="03321ab6" style:font-style-asian="normal" style:font-style-complex="normal"/>
    </style:style>
    <style:style style:name="T160" style:family="text">
      <style:text-properties fo:font-style="normal" officeooo:rsid="03352a8f" style:font-style-asian="normal" style:font-style-complex="normal"/>
    </style:style>
    <style:style style:name="T161" style:family="text">
      <style:text-properties fo:font-style="normal" officeooo:rsid="0336a74a" style:font-style-asian="normal" style:font-style-complex="normal"/>
    </style:style>
    <style:style style:name="T162" style:family="text">
      <style:text-properties fo:font-style="normal" officeooo:rsid="0337f0a4" style:font-style-asian="normal" style:font-style-complex="normal"/>
    </style:style>
    <style:style style:name="T163" style:family="text">
      <style:text-properties fo:font-style="normal" officeooo:rsid="03394a3f" style:font-style-asian="normal" style:font-style-complex="normal"/>
    </style:style>
    <style:style style:name="T164" style:family="text">
      <style:text-properties fo:font-style="normal" officeooo:rsid="0339b469" style:font-style-asian="normal" style:font-style-complex="normal"/>
    </style:style>
    <style:style style:name="T165" style:family="text">
      <style:text-properties fo:font-style="normal" officeooo:rsid="033ae494" style:font-style-asian="normal" style:font-style-complex="normal"/>
    </style:style>
    <style:style style:name="T166" style:family="text">
      <style:text-properties fo:font-style="normal" officeooo:rsid="033c4264" style:font-style-asian="normal" style:font-style-complex="normal"/>
    </style:style>
    <style:style style:name="T167" style:family="text">
      <style:text-properties fo:font-style="normal" officeooo:rsid="033fa71c" style:font-style-asian="normal" style:font-style-complex="normal"/>
    </style:style>
    <style:style style:name="T168" style:family="text">
      <style:text-properties fo:font-style="normal" officeooo:rsid="034045c6" style:font-style-asian="normal" style:font-style-complex="normal"/>
    </style:style>
    <style:style style:name="T169" style:family="text">
      <style:text-properties fo:font-style="normal" officeooo:rsid="03412b26" style:font-style-asian="normal" style:font-style-complex="normal"/>
    </style:style>
    <style:style style:name="T170" style:family="text">
      <style:text-properties fo:font-style="normal" officeooo:rsid="0341fa4e" style:font-style-asian="normal" style:font-style-complex="normal"/>
    </style:style>
    <style:style style:name="T171" style:family="text">
      <style:text-properties fo:font-style="normal" officeooo:rsid="034236c9" style:font-style-asian="normal" style:font-style-complex="normal"/>
    </style:style>
    <style:style style:name="T172" style:family="text">
      <style:text-properties fo:font-style="normal" officeooo:rsid="03433e91" style:font-style-asian="normal" style:font-style-complex="normal"/>
    </style:style>
    <style:style style:name="T173" style:family="text">
      <style:text-properties fo:font-style="normal" officeooo:rsid="0344533b" style:font-style-asian="normal" style:font-style-complex="normal"/>
    </style:style>
    <style:style style:name="T174" style:family="text">
      <style:text-properties fo:font-style="normal" officeooo:rsid="034f1ba9" style:font-style-asian="normal" style:font-style-complex="normal"/>
    </style:style>
    <style:style style:name="T175" style:family="text">
      <style:text-properties fo:font-style="normal" officeooo:rsid="034fd81e" style:font-style-asian="normal" style:font-style-complex="normal"/>
    </style:style>
    <style:style style:name="T176" style:family="text">
      <style:text-properties fo:font-style="normal" officeooo:rsid="035af171" style:font-style-asian="normal" style:font-style-complex="normal"/>
    </style:style>
    <style:style style:name="T177" style:family="text">
      <style:text-properties fo:font-style="normal" officeooo:rsid="035cda52" style:font-style-asian="normal" style:font-style-complex="normal"/>
    </style:style>
    <style:style style:name="T178" style:family="text">
      <style:text-properties fo:font-style="normal" officeooo:rsid="035e2204" style:font-style-asian="normal" style:font-style-complex="normal"/>
    </style:style>
    <style:style style:name="T179" style:family="text">
      <style:text-properties fo:font-style="normal" officeooo:rsid="036001c7" style:font-style-asian="normal" style:font-style-complex="normal"/>
    </style:style>
    <style:style style:name="T180" style:family="text">
      <style:text-properties fo:font-style="normal" officeooo:rsid="0361aa65" style:font-style-asian="normal" style:font-style-complex="normal"/>
    </style:style>
    <style:style style:name="T181" style:family="text">
      <style:text-properties fo:font-style="normal" officeooo:rsid="0365477b" style:font-style-asian="normal" style:font-style-complex="normal"/>
    </style:style>
    <style:style style:name="T182" style:family="text">
      <style:text-properties fo:font-style="normal" officeooo:rsid="0367cb5a" style:font-style-asian="normal" style:font-style-complex="normal"/>
    </style:style>
    <style:style style:name="T183" style:family="text">
      <style:text-properties fo:font-style="normal" officeooo:rsid="0367e902" style:font-style-asian="normal" style:font-style-complex="normal"/>
    </style:style>
    <style:style style:name="T184" style:family="text">
      <style:text-properties fo:font-style="normal" officeooo:rsid="0368c992" style:font-style-asian="normal" style:font-style-complex="normal"/>
    </style:style>
    <style:style style:name="T185" style:family="text">
      <style:text-properties fo:font-style="normal" officeooo:rsid="0369bb23" style:font-style-asian="normal" style:font-style-complex="normal"/>
    </style:style>
    <style:style style:name="T186" style:family="text">
      <style:text-properties fo:font-style="normal" officeooo:rsid="036a61dd" style:font-style-asian="normal" style:font-style-complex="normal"/>
    </style:style>
    <style:style style:name="T187" style:family="text">
      <style:text-properties fo:font-style="normal" officeooo:rsid="036be8f8" style:font-style-asian="normal" style:font-style-complex="normal"/>
    </style:style>
    <style:style style:name="T188" style:family="text">
      <style:text-properties fo:font-style="normal" officeooo:rsid="036db722" style:font-style-asian="normal" style:font-style-complex="normal"/>
    </style:style>
    <style:style style:name="T189" style:family="text">
      <style:text-properties fo:font-style="normal" officeooo:rsid="036faf06" style:font-style-asian="normal" style:font-style-complex="normal"/>
    </style:style>
    <style:style style:name="T190" style:family="text">
      <style:text-properties fo:font-style="normal" officeooo:rsid="0370a44e" style:font-style-asian="normal" style:font-style-complex="normal"/>
    </style:style>
    <style:style style:name="T191" style:family="text">
      <style:text-properties fo:font-style="normal" officeooo:rsid="0371f4c6" style:font-style-asian="normal" style:font-style-complex="normal"/>
    </style:style>
    <style:style style:name="T192" style:family="text">
      <style:text-properties fo:font-style="normal" officeooo:rsid="0373b5ab" style:font-style-asian="normal" style:font-style-complex="normal"/>
    </style:style>
    <style:style style:name="T193" style:family="text">
      <style:text-properties fo:font-style="normal" officeooo:rsid="03754456" style:font-style-asian="normal" style:font-style-complex="normal"/>
    </style:style>
    <style:style style:name="T194" style:family="text">
      <style:text-properties fo:font-style="normal" officeooo:rsid="03759b96" style:font-style-asian="normal" style:font-style-complex="normal"/>
    </style:style>
    <style:style style:name="T195" style:family="text">
      <style:text-properties fo:font-style="normal" officeooo:rsid="037628b6" style:font-style-asian="normal" style:font-style-complex="normal"/>
    </style:style>
    <style:style style:name="T196" style:family="text">
      <style:text-properties fo:font-style="normal" officeooo:rsid="03764e47" style:font-style-asian="normal" style:font-style-complex="normal"/>
    </style:style>
    <style:style style:name="T197" style:family="text">
      <style:text-properties fo:font-style="normal" officeooo:rsid="0376ca46" style:font-style-asian="normal" style:font-style-complex="normal"/>
    </style:style>
    <style:style style:name="T198" style:family="text">
      <style:text-properties fo:font-style="normal" officeooo:rsid="037cf7a6" style:font-style-asian="normal" style:font-style-complex="normal"/>
    </style:style>
    <style:style style:name="T199" style:family="text">
      <style:text-properties fo:font-style="normal" officeooo:rsid="037e8cf3" style:font-style-asian="normal" style:font-style-complex="normal"/>
    </style:style>
    <style:style style:name="T200" style:family="text">
      <style:text-properties fo:font-style="normal" officeooo:rsid="0057499f" style:font-style-asian="normal" style:font-style-complex="normal"/>
    </style:style>
    <style:style style:name="T201" style:family="text">
      <style:text-properties fo:font-style="normal" officeooo:rsid="03adfd71" style:font-style-asian="normal" style:font-style-complex="normal"/>
    </style:style>
    <style:style style:name="T202" style:family="text">
      <style:text-properties fo:font-style="normal" officeooo:rsid="00da1b42" style:font-style-asian="normal" style:font-style-complex="normal"/>
    </style:style>
    <style:style style:name="T203" style:family="text">
      <style:text-properties fo:font-style="normal" officeooo:rsid="03c77bd4" style:font-style-asian="normal" style:font-style-complex="normal"/>
    </style:style>
    <style:style style:name="T204" style:family="text">
      <style:text-properties fo:font-style="normal" officeooo:rsid="04330c6b" style:font-style-asian="normal" style:font-style-complex="normal"/>
    </style:style>
    <style:style style:name="T205" style:family="text">
      <style:text-properties fo:font-style="normal" officeooo:rsid="0434fed5" style:font-style-asian="normal" style:font-style-complex="normal"/>
    </style:style>
    <style:style style:name="T206" style:family="text">
      <style:text-properties fo:font-style="normal" officeooo:rsid="04367558" style:font-style-asian="normal" style:font-style-complex="normal"/>
    </style:style>
    <style:style style:name="T207" style:family="text">
      <style:text-properties fo:font-style="normal" officeooo:rsid="043769f8" style:font-style-asian="normal" style:font-style-complex="normal"/>
    </style:style>
    <style:style style:name="T208" style:family="text">
      <style:text-properties fo:font-style="normal" officeooo:rsid="04385127" style:font-style-asian="normal" style:font-style-complex="normal"/>
    </style:style>
    <style:style style:name="T209" style:family="text">
      <style:text-properties fo:font-style="normal" officeooo:rsid="04387d86" style:font-style-asian="normal" style:font-style-complex="normal"/>
    </style:style>
    <style:style style:name="T210" style:family="text">
      <style:text-properties fo:font-style="normal" officeooo:rsid="0438ab6a" style:font-style-asian="normal" style:font-style-complex="normal"/>
    </style:style>
    <style:style style:name="T211" style:family="text">
      <style:text-properties fo:font-style="normal" officeooo:rsid="04392114" style:font-style-asian="normal" style:font-style-complex="normal"/>
    </style:style>
    <style:style style:name="T212" style:family="text">
      <style:text-properties fo:font-style="normal" officeooo:rsid="043aec86" style:font-style-asian="normal" style:font-style-complex="normal"/>
    </style:style>
    <style:style style:name="T213" style:family="text">
      <style:text-properties fo:font-style="normal" officeooo:rsid="043c7fa5" style:font-style-asian="normal" style:font-style-complex="normal"/>
    </style:style>
    <style:style style:name="T214" style:family="text">
      <style:text-properties fo:font-style="normal" officeooo:rsid="043dc954" style:font-style-asian="normal" style:font-style-complex="normal"/>
    </style:style>
    <style:style style:name="T215" style:family="text">
      <style:text-properties fo:font-style="normal" officeooo:rsid="043ee1b6" style:font-style-asian="normal" style:font-style-complex="normal"/>
    </style:style>
    <style:style style:name="T216" style:family="text">
      <style:text-properties fo:font-style="normal" officeooo:rsid="0441770b" style:font-style-asian="normal" style:font-style-complex="normal"/>
    </style:style>
    <style:style style:name="T217" style:family="text">
      <style:text-properties fo:font-style="normal" officeooo:rsid="0441ed6a" style:font-style-asian="normal" style:font-style-complex="normal"/>
    </style:style>
    <style:style style:name="T218" style:family="text">
      <style:text-properties fo:font-style="normal" officeooo:rsid="0442f364" style:font-style-asian="normal" style:font-style-complex="normal"/>
    </style:style>
    <style:style style:name="T219" style:family="text">
      <style:text-properties fo:font-style="normal" officeooo:rsid="04447e20" style:font-style-asian="normal" style:font-style-complex="normal"/>
    </style:style>
    <style:style style:name="T220" style:family="text">
      <style:text-properties fo:font-style="normal" officeooo:rsid="04450994" style:font-style-asian="normal" style:font-style-complex="normal"/>
    </style:style>
    <style:style style:name="T221" style:family="text">
      <style:text-properties fo:font-style="normal" officeooo:rsid="04469e0d" style:font-style-asian="normal" style:font-style-complex="normal"/>
    </style:style>
    <style:style style:name="T222" style:family="text">
      <style:text-properties fo:font-style="normal" officeooo:rsid="0446c6ff" style:font-style-asian="normal" style:font-style-complex="normal"/>
    </style:style>
    <style:style style:name="T223" style:family="text">
      <style:text-properties fo:font-style="normal" officeooo:rsid="04489b85" style:font-style-asian="normal" style:font-style-complex="normal"/>
    </style:style>
    <style:style style:name="T224" style:family="text">
      <style:text-properties fo:font-style="normal" officeooo:rsid="0448f136" style:font-style-asian="normal" style:font-style-complex="normal"/>
    </style:style>
    <style:style style:name="T225" style:family="text">
      <style:text-properties fo:font-style="normal" officeooo:rsid="0449e7c8" style:font-style-asian="normal" style:font-style-complex="normal"/>
    </style:style>
    <style:style style:name="T226" style:family="text">
      <style:text-properties officeooo:rsid="00f0a1d2"/>
    </style:style>
    <style:style style:name="T227" style:family="text">
      <style:text-properties officeooo:rsid="00f24b20"/>
    </style:style>
    <style:style style:name="T228" style:family="text">
      <style:text-properties officeooo:rsid="00f26be6"/>
    </style:style>
    <style:style style:name="T229" style:family="text">
      <style:text-properties officeooo:rsid="00f5cbe5"/>
    </style:style>
    <style:style style:name="T230" style:family="text">
      <style:text-properties officeooo:rsid="00f7a841"/>
    </style:style>
    <style:style style:name="T231" style:family="text">
      <style:text-properties officeooo:rsid="01017074"/>
    </style:style>
    <style:style style:name="T232" style:family="text">
      <style:text-properties officeooo:rsid="010233f1"/>
    </style:style>
    <style:style style:name="T233" style:family="text">
      <style:text-properties officeooo:rsid="01024c36"/>
    </style:style>
    <style:style style:name="T234" style:family="text">
      <style:text-properties officeooo:rsid="010269d8"/>
    </style:style>
    <style:style style:name="T235" style:family="text">
      <style:text-properties officeooo:rsid="010842f1"/>
    </style:style>
    <style:style style:name="T236" style:family="text">
      <style:text-properties style:font-name="Liberation Serif1"/>
    </style:style>
    <style:style style:name="T237" style:family="text">
      <style:text-properties style:font-name="Liberation Serif1" officeooo:rsid="0108b400"/>
    </style:style>
    <style:style style:name="T238" style:family="text">
      <style:text-properties style:font-name="Liberation Serif1" fo:font-style="italic" officeooo:rsid="0108b400" style:font-style-asian="italic" style:font-style-complex="italic"/>
    </style:style>
    <style:style style:name="T239" style:family="text">
      <style:text-properties style:font-name="Liberation Serif1" officeooo:rsid="010a205f"/>
    </style:style>
    <style:style style:name="T240" style:family="text">
      <style:text-properties style:font-name="Liberation Serif1" officeooo:rsid="010c2017"/>
    </style:style>
    <style:style style:name="T241" style:family="text">
      <style:text-properties style:font-name="Liberation Serif1" officeooo:rsid="010e6877"/>
    </style:style>
    <style:style style:name="T242" style:family="text">
      <style:text-properties style:font-name="Liberation Serif1" officeooo:rsid="03e6d704"/>
    </style:style>
    <style:style style:name="T243" style:family="text">
      <style:text-properties style:font-name="Liberation Serif1" officeooo:rsid="03e7abd5"/>
    </style:style>
    <style:style style:name="T244" style:family="text">
      <style:text-properties style:font-name="Liberation Serif1" officeooo:rsid="03e80279"/>
    </style:style>
    <style:style style:name="T245" style:family="text">
      <style:text-properties officeooo:rsid="010f7b60"/>
    </style:style>
    <style:style style:name="T246" style:family="text">
      <style:text-properties officeooo:rsid="0110d734"/>
    </style:style>
    <style:style style:name="T247" style:family="text">
      <style:text-properties officeooo:rsid="0112d830"/>
    </style:style>
    <style:style style:name="T248" style:family="text">
      <style:text-properties officeooo:rsid="011348cc"/>
    </style:style>
    <style:style style:name="T249" style:family="text">
      <style:text-properties officeooo:rsid="01138e13"/>
    </style:style>
    <style:style style:name="T250" style:family="text">
      <style:text-properties officeooo:rsid="0113e7a2"/>
    </style:style>
    <style:style style:name="T251" style:family="text">
      <style:text-properties officeooo:rsid="011487bd"/>
    </style:style>
    <style:style style:name="T252" style:family="text">
      <style:text-properties officeooo:rsid="0117e7a9"/>
    </style:style>
    <style:style style:name="T253" style:family="text">
      <style:text-properties officeooo:rsid="011ad91e"/>
    </style:style>
    <style:style style:name="T254" style:family="text">
      <style:text-properties officeooo:rsid="011ba61f"/>
    </style:style>
    <style:style style:name="T255" style:family="text">
      <style:text-properties officeooo:rsid="011eafc4"/>
    </style:style>
    <style:style style:name="T256" style:family="text">
      <style:text-properties officeooo:rsid="00472467"/>
    </style:style>
    <style:style style:name="T257" style:family="text">
      <style:text-properties officeooo:rsid="0125609a"/>
    </style:style>
    <style:style style:name="T258" style:family="text">
      <style:text-properties officeooo:rsid="01275a12"/>
    </style:style>
    <style:style style:name="T259" style:family="text">
      <style:text-properties officeooo:rsid="0128651b"/>
    </style:style>
    <style:style style:name="T260" style:family="text">
      <style:text-properties officeooo:rsid="0135df2a"/>
    </style:style>
    <style:style style:name="T261" style:family="text">
      <style:text-properties officeooo:rsid="01387b5d"/>
    </style:style>
    <style:style style:name="T262" style:family="text">
      <style:text-properties officeooo:rsid="013a3319"/>
    </style:style>
    <style:style style:name="T263" style:family="text">
      <style:text-properties officeooo:rsid="013e15b6"/>
    </style:style>
    <style:style style:name="T264" style:family="text">
      <style:text-properties officeooo:rsid="013f3878"/>
    </style:style>
    <style:style style:name="T265" style:family="text">
      <style:text-properties officeooo:rsid="014314a5"/>
    </style:style>
    <style:style style:name="T266" style:family="text">
      <style:text-properties officeooo:rsid="0144b58b"/>
    </style:style>
    <style:style style:name="T267" style:family="text">
      <style:text-properties officeooo:rsid="014e4cec"/>
    </style:style>
    <style:style style:name="T268" style:family="text">
      <style:text-properties officeooo:rsid="014f6c38"/>
    </style:style>
    <style:style style:name="T269" style:family="text">
      <style:text-properties officeooo:rsid="01528bfd"/>
    </style:style>
    <style:style style:name="T270" style:family="text">
      <style:text-properties officeooo:rsid="0153ba04"/>
    </style:style>
    <style:style style:name="T271" style:family="text">
      <style:text-properties officeooo:rsid="0155d354"/>
    </style:style>
    <style:style style:name="T272" style:family="text">
      <style:text-properties officeooo:rsid="015685ba"/>
    </style:style>
    <style:style style:name="T273" style:family="text">
      <style:text-properties officeooo:rsid="0156d923"/>
    </style:style>
    <style:style style:name="T274" style:family="text">
      <style:text-properties officeooo:rsid="015858b7"/>
    </style:style>
    <style:style style:name="T275" style:family="text">
      <style:text-properties officeooo:rsid="015ce699"/>
    </style:style>
    <style:style style:name="T276" style:family="text">
      <style:text-properties officeooo:rsid="015e7cf9"/>
    </style:style>
    <style:style style:name="T277" style:family="text">
      <style:text-properties officeooo:rsid="015ec355"/>
    </style:style>
    <style:style style:name="T278" style:family="text">
      <style:text-properties officeooo:rsid="016216ae"/>
    </style:style>
    <style:style style:name="T279" style:family="text">
      <style:text-properties officeooo:rsid="01635583"/>
    </style:style>
    <style:style style:name="T280" style:family="text">
      <style:text-properties officeooo:rsid="01643463"/>
    </style:style>
    <style:style style:name="T281" style:family="text">
      <style:text-properties officeooo:rsid="0164a61e"/>
    </style:style>
    <style:style style:name="T282" style:family="text">
      <style:text-properties officeooo:rsid="016a8406"/>
    </style:style>
    <style:style style:name="T283" style:family="text">
      <style:text-properties officeooo:rsid="016a9c37"/>
    </style:style>
    <style:style style:name="T284" style:family="text">
      <style:text-properties officeooo:rsid="0176bb97"/>
    </style:style>
    <style:style style:name="T285" style:family="text">
      <style:text-properties officeooo:rsid="017c394b"/>
    </style:style>
    <style:style style:name="T286" style:family="text">
      <style:text-properties officeooo:rsid="01829745"/>
    </style:style>
    <style:style style:name="T287" style:family="text">
      <style:text-properties officeooo:rsid="0183c45e"/>
    </style:style>
    <style:style style:name="T288" style:family="text">
      <style:text-properties officeooo:rsid="018969cd"/>
    </style:style>
    <style:style style:name="T289" style:family="text">
      <style:text-properties officeooo:rsid="018afaf8"/>
    </style:style>
    <style:style style:name="T290" style:family="text">
      <style:text-properties officeooo:rsid="018d581a"/>
    </style:style>
    <style:style style:name="T291" style:family="text">
      <style:text-properties officeooo:rsid="019c633f"/>
    </style:style>
    <style:style style:name="T292" style:family="text">
      <style:text-properties officeooo:rsid="019ffdfe"/>
    </style:style>
    <style:style style:name="T293" style:family="text">
      <style:text-properties style:font-name="DejaVu Sans Mono"/>
    </style:style>
    <style:style style:name="T294" style:family="text">
      <style:text-properties style:font-name="DejaVu Sans Mono" fo:font-size="10pt" style:font-size-asian="10pt" style:font-size-complex="10pt"/>
    </style:style>
    <style:style style:name="T295" style:family="text">
      <style:text-properties style:font-name="DejaVu Sans Mono" fo:font-size="10pt" officeooo:rsid="01a2eb53" style:font-size-asian="10pt" style:font-size-complex="10pt"/>
    </style:style>
    <style:style style:name="T296" style:family="text">
      <style:text-properties style:font-name="DejaVu Sans Mono" fo:font-size="10pt" officeooo:rsid="00bf0641" style:font-size-asian="10pt" style:font-size-complex="10pt"/>
    </style:style>
    <style:style style:name="T297" style:family="text">
      <style:text-properties style:font-name="DejaVu Sans Mono" fo:font-size="10pt" officeooo:rsid="020825a3" style:font-size-asian="10pt" style:font-size-complex="10pt"/>
    </style:style>
    <style:style style:name="T298" style:family="text">
      <style:text-properties style:font-name="DejaVu Sans Mono" fo:font-size="10pt" officeooo:rsid="020c6fd9" style:font-size-asian="10pt" style:font-size-complex="10pt"/>
    </style:style>
    <style:style style:name="T299" style:family="text">
      <style:text-properties style:font-name="DejaVu Sans Mono" fo:font-size="10pt" officeooo:rsid="0209b463" style:font-size-asian="10pt" style:font-size-complex="10pt"/>
    </style:style>
    <style:style style:name="T300" style:family="text">
      <style:text-properties style:font-name="DejaVu Sans Mono" fo:font-size="10pt" officeooo:rsid="0239b0ef" style:font-size-asian="10pt" style:font-size-complex="10pt"/>
    </style:style>
    <style:style style:name="T301" style:family="text">
      <style:text-properties style:font-name="DejaVu Sans Mono" fo:font-size="10pt" officeooo:rsid="02501610" style:font-size-asian="10pt" style:font-size-complex="10pt"/>
    </style:style>
    <style:style style:name="T302" style:family="text">
      <style:text-properties style:font-name="DejaVu Sans Mono" fo:font-size="10pt" officeooo:rsid="025104e5" style:font-size-asian="10pt" style:font-size-complex="10pt"/>
    </style:style>
    <style:style style:name="T303" style:family="text">
      <style:text-properties style:font-name="DejaVu Sans Mono" fo:font-size="10pt" officeooo:rsid="025809bd" style:font-size-asian="10pt" style:font-size-complex="10pt"/>
    </style:style>
    <style:style style:name="T304" style:family="text">
      <style:text-properties style:font-name="DejaVu Sans Mono" fo:font-size="10pt" officeooo:rsid="025fe38d" style:font-size-asian="10pt" style:font-size-complex="10pt"/>
    </style:style>
    <style:style style:name="T305" style:family="text">
      <style:text-properties style:font-name="DejaVu Sans Mono" fo:font-size="10pt" officeooo:rsid="025809a4" style:font-size-asian="10pt" style:font-size-complex="10pt"/>
    </style:style>
    <style:style style:name="T306" style:family="text">
      <style:text-properties style:font-name="DejaVu Sans Mono" fo:font-size="10pt" officeooo:rsid="02776267" style:font-size-asian="10pt" style:font-size-complex="10pt"/>
    </style:style>
    <style:style style:name="T307" style:family="text">
      <style:text-properties style:font-name="DejaVu Sans Mono" fo:font-size="10pt" officeooo:rsid="01e7f12c" style:font-size-asian="10pt" style:font-size-complex="10pt"/>
    </style:style>
    <style:style style:name="T308" style:family="text">
      <style:text-properties style:font-name="DejaVu Sans Mono" fo:font-size="10pt" officeooo:rsid="02852a9a" style:font-size-asian="10pt" style:font-size-complex="10pt"/>
    </style:style>
    <style:style style:name="T309" style:family="text">
      <style:text-properties style:font-name="DejaVu Sans Mono" fo:font-size="10pt" officeooo:rsid="0287f67c" style:font-size-asian="10pt" style:font-size-complex="10pt"/>
    </style:style>
    <style:style style:name="T310" style:family="text">
      <style:text-properties style:font-name="DejaVu Sans Mono" fo:font-size="10pt" officeooo:rsid="02c6074e" style:font-size-asian="10pt" style:font-size-complex="10pt"/>
    </style:style>
    <style:style style:name="T311" style:family="text">
      <style:text-properties style:font-name="DejaVu Sans Mono" fo:font-size="10pt" officeooo:rsid="02c918ab" style:font-size-asian="10pt" style:font-size-complex="10pt"/>
    </style:style>
    <style:style style:name="T312" style:family="text">
      <style:text-properties style:font-name="DejaVu Sans Mono" fo:font-size="10pt" officeooo:rsid="01fc5bd5" style:font-size-asian="10pt" style:font-size-complex="10pt"/>
    </style:style>
    <style:style style:name="T313" style:family="text">
      <style:text-properties style:font-name="DejaVu Sans Mono" fo:font-size="10pt" officeooo:rsid="01ba2d9f" style:font-size-asian="8.75pt" style:font-size-complex="10pt"/>
    </style:style>
    <style:style style:name="T314" style:family="text">
      <style:text-properties style:font-name="DejaVu Sans Mono" fo:font-size="10pt" fo:font-style="normal" officeooo:rsid="0307bed5" style:font-size-asian="10pt" style:font-style-asian="normal" style:font-size-complex="10pt" style:font-style-complex="normal"/>
    </style:style>
    <style:style style:name="T315" style:family="text">
      <style:text-properties style:font-name="DejaVu Sans Mono" fo:font-size="10pt" fo:font-style="normal" officeooo:rsid="030852b6" style:font-size-asian="10pt" style:font-style-asian="normal" style:font-size-complex="10pt" style:font-style-complex="normal"/>
    </style:style>
    <style:style style:name="T316" style:family="text">
      <style:text-properties style:font-name="DejaVu Sans Mono" fo:font-size="10pt" fo:font-style="normal" officeooo:rsid="030e28bd" style:font-size-asian="10pt" style:font-style-asian="normal" style:font-size-complex="10pt" style:font-style-complex="normal"/>
    </style:style>
    <style:style style:name="T317" style:family="text">
      <style:text-properties style:font-name="DejaVu Sans Mono" fo:font-size="10pt" fo:font-style="normal" officeooo:rsid="030e3e88" style:font-size-asian="10pt" style:font-style-asian="normal" style:font-size-complex="10pt" style:font-style-complex="normal"/>
    </style:style>
    <style:style style:name="T318" style:family="text">
      <style:text-properties style:font-name="DejaVu Sans Mono" fo:font-size="10pt" fo:font-style="normal" officeooo:rsid="031a91c1" style:font-size-asian="10pt" style:font-style-asian="normal" style:font-size-complex="10pt" style:font-style-complex="normal"/>
    </style:style>
    <style:style style:name="T319" style:family="text">
      <style:text-properties style:font-name="DejaVu Sans Mono" fo:font-size="12pt" style:font-size-asian="12pt" style:font-size-complex="12pt"/>
    </style:style>
    <style:style style:name="T320" style:family="text">
      <style:text-properties style:font-name="DejaVu Sans Mono" fo:font-size="12pt" officeooo:rsid="01ba2d9f" style:font-size-asian="12pt" style:font-size-complex="12pt"/>
    </style:style>
    <style:style style:name="T321" style:family="text">
      <style:text-properties style:font-name="DejaVu Sans Mono" fo:font-size="12pt" officeooo:rsid="01c1248a" style:font-size-asian="12pt" style:font-size-complex="12pt"/>
    </style:style>
    <style:style style:name="T322" style:family="text">
      <style:text-properties style:font-name="DejaVu Sans Mono" fo:font-size="12pt" style:font-size-asian="10.5pt" style:font-size-complex="12pt"/>
    </style:style>
    <style:style style:name="T323" style:family="text">
      <style:text-properties style:font-name="DejaVu Sans Mono" officeooo:rsid="01be3636"/>
    </style:style>
    <style:style style:name="T324" style:family="text">
      <style:text-properties style:font-name="DejaVu Sans Mono" officeooo:rsid="01e8dbd6"/>
    </style:style>
    <style:style style:name="T325" style:family="text">
      <style:text-properties style:font-name="DejaVu Sans Mono" officeooo:rsid="01fca99f"/>
    </style:style>
    <style:style style:name="T326" style:family="text">
      <style:text-properties style:font-name="DejaVu Sans Mono" fo:font-size="10.5pt" style:font-size-asian="10.5pt" style:font-size-complex="10.5pt"/>
    </style:style>
    <style:style style:name="T327" style:family="text">
      <style:text-properties style:font-name="DejaVu Sans Mono" fo:font-size="10.5pt" officeooo:rsid="02776267" style:font-size-asian="10.5pt" style:font-size-complex="10.5pt"/>
    </style:style>
    <style:style style:name="T328" style:family="text">
      <style:text-properties style:font-name="DejaVu Sans Mono" fo:font-size="10.5pt" officeooo:rsid="0279ae30" style:font-size-asian="10.5pt" style:font-size-complex="10.5pt"/>
    </style:style>
    <style:style style:name="T329" style:family="text">
      <style:text-properties style:font-name="DejaVu Sans Mono" fo:font-size="10.5pt" officeooo:rsid="01e8dbd6" style:font-size-asian="10.5pt" style:font-size-complex="10.5pt"/>
    </style:style>
    <style:style style:name="T330" style:family="text">
      <style:text-properties style:font-name="DejaVu Sans Mono" fo:font-size="10.5pt" officeooo:rsid="01ea59f5" style:font-size-asian="10.5pt" style:font-size-complex="10.5pt"/>
    </style:style>
    <style:style style:name="T331" style:family="text">
      <style:text-properties fo:font-size="10pt" style:font-size-asian="10pt" style:font-size-complex="10pt"/>
    </style:style>
    <style:style style:name="T332" style:family="text">
      <style:text-properties officeooo:rsid="01a44422"/>
    </style:style>
    <style:style style:name="T333" style:family="text">
      <style:text-properties officeooo:rsid="01acb9f1"/>
    </style:style>
    <style:style style:name="T334" style:family="text">
      <style:text-properties officeooo:rsid="01adbd5a"/>
    </style:style>
    <style:style style:name="T335" style:family="text">
      <style:text-properties officeooo:rsid="01b5f309"/>
    </style:style>
    <style:style style:name="T336" style:family="text">
      <style:text-properties officeooo:rsid="01b7842e"/>
    </style:style>
    <style:style style:name="T337" style:family="text">
      <style:text-properties officeooo:rsid="01b99ac2"/>
    </style:style>
    <style:style style:name="T338" style:family="text">
      <style:text-properties officeooo:rsid="01ba2d9f"/>
    </style:style>
    <style:style style:name="T339" style:family="text">
      <style:text-properties style:font-name="DejaVu Sans Mono1"/>
    </style:style>
    <style:style style:name="T340" style:family="text">
      <style:text-properties style:font-name="DejaVu Sans Mono1" officeooo:rsid="01ba2d9f"/>
    </style:style>
    <style:style style:name="T341" style:family="text">
      <style:text-properties style:font-name="DejaVu Sans Mono1" officeooo:rsid="01fd9a12"/>
    </style:style>
    <style:style style:name="T342" style:family="text">
      <style:text-properties style:font-name="DejaVu Sans Mono1" fo:font-size="10pt" officeooo:rsid="01fd9a12" style:font-size-asian="10pt" style:font-size-complex="10pt"/>
    </style:style>
    <style:style style:name="T343" style:family="text">
      <style:text-properties officeooo:rsid="01bc1031"/>
    </style:style>
    <style:style style:name="T344" style:family="text">
      <style:text-properties style:text-position="super 75%" officeooo:rsid="01bc1031"/>
    </style:style>
    <style:style style:name="T345" style:family="text">
      <style:text-properties officeooo:rsid="01bdc654"/>
    </style:style>
    <style:style style:name="T346" style:family="text">
      <style:text-properties style:font-name="Liberation Serif2" fo:font-size="12pt" style:font-size-asian="10.5pt" style:font-size-complex="12pt"/>
    </style:style>
    <style:style style:name="T347" style:family="text">
      <style:text-properties style:font-name="Liberation Serif2" fo:font-size="12pt" officeooo:rsid="01c03009" style:font-size-asian="10.5pt" style:font-size-complex="12pt"/>
    </style:style>
    <style:style style:name="T348" style:family="text">
      <style:text-properties style:font-name="Liberation Serif2" fo:font-size="12pt" officeooo:rsid="01c1248a" style:font-size-asian="10.5pt" style:font-size-complex="12pt"/>
    </style:style>
    <style:style style:name="T349" style:family="text">
      <style:text-properties style:font-name="Liberation Serif2" fo:font-size="12pt" officeooo:rsid="01de8252" style:font-size-asian="10.5pt" style:font-size-complex="12pt"/>
    </style:style>
    <style:style style:name="T350" style:family="text">
      <style:text-properties style:font-name="Liberation Serif2" fo:font-size="12pt" officeooo:rsid="01df6bb7" style:font-size-asian="10.5pt" style:font-size-complex="12pt"/>
    </style:style>
    <style:style style:name="T351" style:family="text">
      <style:text-properties style:font-name="Liberation Serif2" fo:font-size="12pt" officeooo:rsid="042e3477" style:font-size-asian="10.5pt" style:font-size-complex="12pt"/>
    </style:style>
    <style:style style:name="T352" style:family="text">
      <style:text-properties style:font-name="Liberation Serif2" fo:font-size="12pt" officeooo:rsid="042fb84b" style:font-size-asian="10.5pt" style:font-size-complex="12pt"/>
    </style:style>
    <style:style style:name="T353" style:family="text">
      <style:text-properties style:font-name="Liberation Serif2" fo:font-size="12pt" style:font-size-asian="12pt" style:font-size-complex="12pt"/>
    </style:style>
    <style:style style:name="T354" style:family="text">
      <style:text-properties style:font-name="Liberation Serif2" fo:font-size="12pt" officeooo:rsid="01c1248a" style:font-size-asian="12pt" style:font-size-complex="12pt"/>
    </style:style>
    <style:style style:name="T355" style:family="text">
      <style:text-properties style:font-name="Liberation Serif2" fo:font-size="12pt" officeooo:rsid="02d14c67" style:font-size-asian="12pt" style:font-size-complex="12pt"/>
    </style:style>
    <style:style style:name="T356" style:family="text">
      <style:text-properties style:font-name="Liberation Serif2" fo:font-size="12pt" fo:font-style="italic" style:font-size-asian="10.5pt" style:font-style-asian="italic" style:font-size-complex="12pt" style:font-style-complex="italic"/>
    </style:style>
    <style:style style:name="T357" style:family="text">
      <style:text-properties officeooo:rsid="01be3636"/>
    </style:style>
    <style:style style:name="T358" style:family="text">
      <style:text-properties officeooo:rsid="01c86f56"/>
    </style:style>
    <style:style style:name="T359" style:family="text">
      <style:text-properties officeooo:rsid="01c8f6cc"/>
    </style:style>
    <style:style style:name="T360" style:family="text">
      <style:text-properties officeooo:rsid="01cac879"/>
    </style:style>
    <style:style style:name="T361" style:family="text">
      <style:text-properties officeooo:rsid="01cc7691"/>
    </style:style>
    <style:style style:name="T362" style:family="text">
      <style:text-properties officeooo:rsid="01cf04c6"/>
    </style:style>
    <style:style style:name="T363" style:family="text">
      <style:text-properties officeooo:rsid="01cfe2b8"/>
    </style:style>
    <style:style style:name="T364" style:family="text">
      <style:text-properties officeooo:rsid="01d1cd92"/>
    </style:style>
    <style:style style:name="T365" style:family="text">
      <style:text-properties officeooo:rsid="01d40b85"/>
    </style:style>
    <style:style style:name="T366" style:family="text">
      <style:text-properties officeooo:rsid="01de8252"/>
    </style:style>
    <style:style style:name="T367" style:family="text">
      <style:text-properties officeooo:rsid="01df6bb7"/>
    </style:style>
    <style:style style:name="T368" style:family="text">
      <style:text-properties officeooo:rsid="01e8dbd6"/>
    </style:style>
    <style:style style:name="T369" style:family="text">
      <style:text-properties officeooo:rsid="01ea59f5"/>
    </style:style>
    <style:style style:name="T370" style:family="text">
      <style:text-properties officeooo:rsid="01ecbd37"/>
    </style:style>
    <style:style style:name="T371" style:family="text">
      <style:text-properties officeooo:rsid="01f1a309"/>
    </style:style>
    <style:style style:name="T372" style:family="text">
      <style:text-properties officeooo:rsid="01f42d8c"/>
    </style:style>
    <style:style style:name="T373" style:family="text">
      <style:text-properties officeooo:rsid="01fa9850"/>
    </style:style>
    <style:style style:name="T374" style:family="text">
      <style:text-properties officeooo:rsid="01fc5bd5"/>
    </style:style>
    <style:style style:name="T375" style:family="text">
      <style:text-properties officeooo:rsid="01fca99f"/>
    </style:style>
    <style:style style:name="T376" style:family="text">
      <style:text-properties officeooo:rsid="01fe459f"/>
    </style:style>
    <style:style style:name="T377" style:family="text">
      <style:text-properties officeooo:rsid="020112ca"/>
    </style:style>
    <style:style style:name="T378" style:family="text">
      <style:text-properties officeooo:rsid="0202afdd"/>
    </style:style>
    <style:style style:name="T379" style:family="text">
      <style:text-properties officeooo:rsid="0209b463"/>
    </style:style>
    <style:style style:name="T380" style:family="text">
      <style:text-properties officeooo:rsid="020c6fd9"/>
    </style:style>
    <style:style style:name="T381" style:family="text">
      <style:text-properties officeooo:rsid="02107ac6"/>
    </style:style>
    <style:style style:name="T382" style:family="text">
      <style:text-properties officeooo:rsid="0215fa18"/>
    </style:style>
    <style:style style:name="T383" style:family="text">
      <style:text-properties officeooo:rsid="021cec68"/>
    </style:style>
    <style:style style:name="T384" style:family="text">
      <style:text-properties officeooo:rsid="021f7c89"/>
    </style:style>
    <style:style style:name="T385" style:family="text">
      <style:text-properties officeooo:rsid="02232071"/>
    </style:style>
    <style:style style:name="T386" style:family="text">
      <style:text-properties officeooo:rsid="0224a867"/>
    </style:style>
    <style:style style:name="T387" style:family="text">
      <style:text-properties officeooo:rsid="02267ae2"/>
    </style:style>
    <style:style style:name="T388" style:family="text">
      <style:text-properties officeooo:rsid="0226a83b"/>
    </style:style>
    <style:style style:name="T389" style:family="text">
      <style:text-properties officeooo:rsid="022adeca"/>
    </style:style>
    <style:style style:name="T390" style:family="text">
      <style:text-properties officeooo:rsid="022ca179"/>
    </style:style>
    <style:style style:name="T391" style:family="text">
      <style:text-properties officeooo:rsid="0235e549"/>
    </style:style>
    <style:style style:name="T392" style:family="text">
      <style:text-properties officeooo:rsid="02363614"/>
    </style:style>
    <style:style style:name="T393" style:family="text">
      <style:text-properties officeooo:rsid="0239b0ef"/>
    </style:style>
    <style:style style:name="T394" style:family="text">
      <style:text-properties officeooo:rsid="023a0465"/>
    </style:style>
    <style:style style:name="T395" style:family="text">
      <style:text-properties officeooo:rsid="023cf5df"/>
    </style:style>
    <style:style style:name="T396" style:family="text">
      <style:text-properties officeooo:rsid="023e38c0"/>
    </style:style>
    <style:style style:name="T397" style:family="text">
      <style:text-properties officeooo:rsid="0246a5fc"/>
    </style:style>
    <style:style style:name="T398" style:family="text">
      <style:text-properties officeooo:rsid="02481769"/>
    </style:style>
    <style:style style:name="T399" style:family="text">
      <style:text-properties officeooo:rsid="024cb7fb"/>
    </style:style>
    <style:style style:name="T400" style:family="text">
      <style:text-properties officeooo:rsid="024ed74b"/>
    </style:style>
    <style:style style:name="T401" style:family="text">
      <style:text-properties officeooo:rsid="02501610"/>
    </style:style>
    <style:style style:name="T402" style:family="text">
      <style:text-properties officeooo:rsid="025104e5"/>
    </style:style>
    <style:style style:name="T403" style:family="text">
      <style:text-properties officeooo:rsid="0252fa19"/>
    </style:style>
    <style:style style:name="T404" style:family="text">
      <style:text-properties officeooo:rsid="0257815b"/>
    </style:style>
    <style:style style:name="T405" style:family="text">
      <style:text-properties officeooo:rsid="025809bd"/>
    </style:style>
    <style:style style:name="T406" style:family="text">
      <style:text-properties officeooo:rsid="025c8215"/>
    </style:style>
    <style:style style:name="T407" style:family="text">
      <style:text-properties officeooo:rsid="02625782"/>
    </style:style>
    <style:style style:name="T408" style:family="text">
      <style:text-properties officeooo:rsid="026696f7"/>
    </style:style>
    <style:style style:name="T409" style:family="text">
      <style:text-properties officeooo:rsid="0266c34b"/>
    </style:style>
    <style:style style:name="T410" style:family="text">
      <style:text-properties officeooo:rsid="02748c42"/>
    </style:style>
    <style:style style:name="T411" style:family="text">
      <style:text-properties officeooo:rsid="02776267"/>
    </style:style>
    <style:style style:name="T412" style:family="text">
      <style:text-properties officeooo:rsid="028072c5"/>
    </style:style>
    <style:style style:name="T413" style:family="text">
      <style:text-properties officeooo:rsid="02851563"/>
    </style:style>
    <style:style style:name="T414" style:family="text">
      <style:text-properties officeooo:rsid="028517e7"/>
    </style:style>
    <style:style style:name="T415" style:family="text">
      <style:text-properties officeooo:rsid="02851c8f"/>
    </style:style>
    <style:style style:name="T416" style:family="text">
      <style:text-properties officeooo:rsid="02852a9a"/>
    </style:style>
    <style:style style:name="T417" style:family="text">
      <style:text-properties officeooo:rsid="0287f67c"/>
    </style:style>
    <style:style style:name="T418" style:family="text">
      <style:text-properties officeooo:rsid="02881cf0"/>
    </style:style>
    <style:style style:name="T419" style:family="text">
      <style:text-properties officeooo:rsid="0288650d"/>
    </style:style>
    <style:style style:name="T420" style:family="text">
      <style:text-properties officeooo:rsid="02b11f5a"/>
    </style:style>
    <style:style style:name="T421" style:family="text">
      <style:text-properties officeooo:rsid="02c1faef"/>
    </style:style>
    <style:style style:name="T422" style:family="text">
      <style:text-properties officeooo:rsid="02c6074e"/>
    </style:style>
    <style:style style:name="T423" style:family="text">
      <style:text-properties officeooo:rsid="02c6f641"/>
    </style:style>
    <style:style style:name="T424" style:family="text">
      <style:text-properties officeooo:rsid="02c918ab"/>
    </style:style>
    <style:style style:name="T425" style:family="text">
      <style:text-properties officeooo:rsid="02d4665c"/>
    </style:style>
    <style:style style:name="T426" style:family="text">
      <style:text-properties officeooo:rsid="02da90d7"/>
    </style:style>
    <style:style style:name="T427" style:family="text">
      <style:text-properties officeooo:rsid="02dea062"/>
    </style:style>
    <style:style style:name="T428" style:family="text">
      <style:text-properties officeooo:rsid="02dfdf8b"/>
    </style:style>
    <style:style style:name="T429" style:family="text">
      <style:text-properties officeooo:rsid="02e812c2"/>
    </style:style>
    <style:style style:name="T430" style:family="text">
      <style:text-properties officeooo:rsid="02ebadcc"/>
    </style:style>
    <style:style style:name="T431" style:family="text">
      <style:text-properties officeooo:rsid="02ee4014"/>
    </style:style>
    <style:style style:name="T432" style:family="text">
      <style:text-properties officeooo:rsid="02f0230e"/>
    </style:style>
    <style:style style:name="T433" style:family="text">
      <style:text-properties officeooo:rsid="02f212ff"/>
    </style:style>
    <style:style style:name="T434" style:family="text">
      <style:text-properties officeooo:rsid="031d900c"/>
    </style:style>
    <style:style style:name="T435" style:family="text">
      <style:text-properties officeooo:rsid="03835aea"/>
    </style:style>
    <style:style style:name="T436" style:family="text">
      <style:text-properties officeooo:rsid="038405ca"/>
    </style:style>
    <style:style style:name="T437" style:family="text">
      <style:text-properties officeooo:rsid="03881d7a"/>
    </style:style>
    <style:style style:name="T438" style:family="text">
      <style:text-properties officeooo:rsid="038907d1"/>
    </style:style>
    <style:style style:name="T439" style:family="text">
      <style:text-properties officeooo:rsid="038d3cd7"/>
    </style:style>
    <style:style style:name="T440" style:family="text">
      <style:text-properties officeooo:rsid="0397f316"/>
    </style:style>
    <style:style style:name="T441" style:family="text">
      <style:text-properties officeooo:rsid="039eb05e"/>
    </style:style>
    <style:style style:name="T442" style:family="text">
      <style:text-properties officeooo:rsid="03a0955e"/>
    </style:style>
    <style:style style:name="T443" style:family="text">
      <style:text-properties officeooo:rsid="03a158e1"/>
    </style:style>
    <style:style style:name="T444" style:family="text">
      <style:text-properties officeooo:rsid="03a2b1b5"/>
    </style:style>
    <style:style style:name="T445" style:family="text">
      <style:text-properties officeooo:rsid="03a2f9bf"/>
    </style:style>
    <style:style style:name="T446" style:family="text">
      <style:text-properties officeooo:rsid="03b43d31"/>
    </style:style>
    <style:style style:name="T447" style:family="text">
      <style:text-properties officeooo:rsid="03c04418"/>
    </style:style>
    <style:style style:name="T448" style:family="text">
      <style:text-properties officeooo:rsid="03c5a964"/>
    </style:style>
    <style:style style:name="T449" style:family="text">
      <style:text-properties officeooo:rsid="03c6d8c5"/>
    </style:style>
    <style:style style:name="T450" style:family="text">
      <style:text-properties officeooo:rsid="03ca4d01"/>
    </style:style>
    <style:style style:name="T451" style:family="text">
      <style:text-properties officeooo:rsid="03ca8536"/>
    </style:style>
    <style:style style:name="T452" style:family="text">
      <style:text-properties officeooo:rsid="03cb2f9c"/>
    </style:style>
    <style:style style:name="T453" style:family="text">
      <style:text-properties officeooo:rsid="03cb53a4"/>
    </style:style>
    <style:style style:name="T454" style:family="text">
      <style:text-properties officeooo:rsid="03cb774f"/>
    </style:style>
    <style:style style:name="T455" style:family="text">
      <style:text-properties officeooo:rsid="03cf1f1e"/>
    </style:style>
    <style:style style:name="T456" style:family="text">
      <style:text-properties officeooo:rsid="03d078f0"/>
    </style:style>
    <style:style style:name="T457" style:family="text">
      <style:text-properties officeooo:rsid="03d97ff2"/>
    </style:style>
    <style:style style:name="T458" style:family="text">
      <style:text-properties officeooo:rsid="03daee11"/>
    </style:style>
    <style:style style:name="T459" style:family="text">
      <style:text-properties officeooo:rsid="03db90ea"/>
    </style:style>
    <style:style style:name="T460" style:family="text">
      <style:text-properties officeooo:rsid="03dc4b66"/>
    </style:style>
    <style:style style:name="T461" style:family="text">
      <style:text-properties officeooo:rsid="03dcce83"/>
    </style:style>
    <style:style style:name="T462" style:family="text">
      <style:text-properties officeooo:rsid="03ddf9e1"/>
    </style:style>
    <style:style style:name="T463" style:family="text">
      <style:text-properties officeooo:rsid="03dfb28a"/>
    </style:style>
    <style:style style:name="T464" style:family="text">
      <style:text-properties officeooo:rsid="03e04843"/>
    </style:style>
    <style:style style:name="T465" style:family="text">
      <style:text-properties officeooo:rsid="03e4e4f8"/>
    </style:style>
    <style:style style:name="T466" style:family="text">
      <style:text-properties officeooo:rsid="03ec0ae1"/>
    </style:style>
    <style:style style:name="T467" style:family="text">
      <style:text-properties officeooo:rsid="03eeefa6"/>
    </style:style>
    <style:style style:name="T468" style:family="text">
      <style:text-properties officeooo:rsid="03f21b5b"/>
    </style:style>
    <style:style style:name="T469" style:family="text">
      <style:text-properties officeooo:rsid="03f3d329"/>
    </style:style>
    <style:style style:name="T470" style:family="text">
      <style:text-properties officeooo:rsid="03f7f1ad"/>
    </style:style>
    <style:style style:name="T471" style:family="text">
      <style:text-properties officeooo:rsid="03ff591b"/>
    </style:style>
    <style:style style:name="T472" style:family="text">
      <style:text-properties officeooo:rsid="0400d7f4"/>
    </style:style>
    <style:style style:name="T473" style:family="text">
      <style:text-properties officeooo:rsid="0400ec83"/>
    </style:style>
    <style:style style:name="T474" style:family="text">
      <style:text-properties officeooo:rsid="04028121"/>
    </style:style>
    <style:style style:name="T475" style:family="text">
      <style:text-properties officeooo:rsid="0402f28a"/>
    </style:style>
    <style:style style:name="T476" style:family="text">
      <style:text-properties officeooo:rsid="0403cb3c"/>
    </style:style>
    <style:style style:name="T477" style:family="text">
      <style:text-properties officeooo:rsid="040b183f"/>
    </style:style>
    <style:style style:name="T478" style:family="text">
      <style:text-properties officeooo:rsid="041001e1"/>
    </style:style>
    <style:style style:name="T479" style:family="text">
      <style:text-properties officeooo:rsid="0413082b"/>
    </style:style>
    <style:style style:name="T480" style:family="text">
      <style:text-properties officeooo:rsid="04176be5"/>
    </style:style>
    <style:style style:name="T481" style:family="text">
      <style:text-properties officeooo:rsid="04195ac6"/>
    </style:style>
    <style:style style:name="T482" style:family="text">
      <style:text-properties officeooo:rsid="041a332a"/>
    </style:style>
    <style:style style:name="T483" style:family="text">
      <style:text-properties officeooo:rsid="041a5f9e"/>
    </style:style>
    <style:style style:name="T484" style:family="text">
      <style:text-properties officeooo:rsid="041b3e96"/>
    </style:style>
    <style:style style:name="T485" style:family="text">
      <style:text-properties officeooo:rsid="041f1ac2"/>
    </style:style>
    <style:style style:name="T486" style:family="text">
      <style:text-properties officeooo:rsid="0421cbb4"/>
    </style:style>
    <style:style style:name="T487" style:family="text">
      <style:text-properties officeooo:rsid="0424d1f1"/>
    </style:style>
    <style:style style:name="T488" style:family="text">
      <style:text-properties officeooo:rsid="0425fca5"/>
    </style:style>
    <style:style style:name="T489" style:family="text">
      <style:text-properties officeooo:rsid="0427a39c"/>
    </style:style>
    <style:style style:name="T490" style:family="text">
      <style:text-properties officeooo:rsid="0428fbe7"/>
    </style:style>
    <style:style style:name="T491" style:family="text">
      <style:text-properties officeooo:rsid="0452faef"/>
    </style:style>
    <style:style style:name="T492" style:family="text">
      <style:text-properties style:font-name="Liberation Serif2" fo:font-size="12pt" style:font-size-asian="10.5pt" style:font-size-complex="12pt"/>
    </style:style>
    <style:style style:name="T493" style:family="text">
      <style:text-properties style:font-name="Liberation Serif2" fo:font-size="12pt" officeooo:rsid="0279ae30" style:font-size-asian="10.5pt" style:font-size-complex="12pt"/>
    </style:style>
    <style:style style:name="T494" style:family="text">
      <style:text-properties style:font-name="Liberation Serif2" fo:font-size="12pt" officeooo:rsid="04534d27" style:font-size-asian="10.5pt" style:font-size-complex="12pt"/>
    </style:style>
    <style:style style:name="T495" style:family="text">
      <style:text-properties style:font-name="Liberation Serif2" fo:font-size="12pt" officeooo:rsid="01fca99f" style:font-size-asian="10.5pt" style:font-size-complex="12pt"/>
    </style:style>
    <style:style style:name="T496" style:family="text">
      <style:text-properties officeooo:rsid="04579112"/>
    </style:style>
    <style:style style:name="T497" style:family="text">
      <style:text-properties officeooo:rsid="045bd402"/>
    </style:style>
    <style:style style:name="T498" style:family="text">
      <style:text-properties officeooo:rsid="045d7aee"/>
    </style:style>
    <style:style style:name="T499" style:family="text">
      <style:text-properties officeooo:rsid="045f69c7"/>
    </style:style>
    <style:style style:name="T500" style:family="text">
      <style:text-properties officeooo:rsid="046241ba"/>
    </style:style>
    <style:style style:name="T501" style:family="text">
      <style:text-properties officeooo:rsid="0462d037"/>
    </style:style>
    <style:style style:name="T502" style:family="text">
      <style:text-properties officeooo:rsid="0466275d"/>
    </style:style>
    <style:style style:name="T503" style:family="text">
      <style:text-properties officeooo:rsid="046b8b58"/>
    </style:style>
    <style:style style:name="T504" style:family="text">
      <style:text-properties officeooo:rsid="046c15bc"/>
    </style:style>
    <style:style style:name="T505" style:family="text">
      <style:text-properties officeooo:rsid="046d2a4b"/>
    </style:style>
    <style:style style:name="T506" style:family="text">
      <style:text-properties style:font-name="DejaVu Sans Mono" fo:font-size="10pt" style:font-size-asian="10pt" style:font-size-complex="10pt"/>
    </style:style>
    <style:style style:name="T507" style:family="text">
      <style:text-properties style:font-name="DejaVu Sans Mono" fo:font-size="10pt" officeooo:rsid="046d2a4b" style:font-size-asian="10pt" style:font-size-complex="10pt"/>
    </style:style>
    <style:style style:name="T508" style:family="text">
      <style:text-properties style:font-name="DejaVu Sans Mono" fo:font-size="10pt" officeooo:rsid="0235e549" style:font-size-asian="10pt" style:font-size-complex="10pt"/>
    </style:style>
    <style:style style:name="T509" style:family="text">
      <style:text-properties style:font-name="DejaVu Sans Mono" fo:font-size="10pt" officeooo:rsid="0215fa18" style:font-size-asian="10pt" style:font-size-complex="10pt"/>
    </style:style>
    <style:style style:name="T510" style:family="text">
      <style:text-properties style:font-name="DejaVu Sans Mono" fo:font-size="10pt" officeooo:rsid="0252fa19" style:font-size-asian="10pt" style:font-size-complex="10pt"/>
    </style:style>
    <style:style style:name="T511" style:family="text">
      <style:text-properties officeooo:rsid="046f83f4"/>
    </style:style>
    <style:style style:name="T512" style:family="text">
      <style:text-properties officeooo:rsid="047c1ada"/>
    </style:style>
    <style:style style:name="T513" style:family="text">
      <style:text-properties officeooo:rsid="0486be69"/>
    </style:style>
    <style:style style:name="T514" style:family="text">
      <style:text-properties officeooo:rsid="048a6d15"/>
    </style:style>
    <style:style style:name="T515" style:family="text">
      <style:text-properties officeooo:rsid="0490548b"/>
    </style:style>
    <style:style style:name="T516" style:family="text">
      <style:text-properties officeooo:rsid="0492463f"/>
    </style:style>
    <style:style style:name="T517"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pt" fo:margin-right="0pt" fo:margin-top="0pt" fo:margin-bottom="0pt" style:run-through="foreground" style:wrap="run-through" style:number-wrapped-paragraphs="no-limit" style:vertical-pos="middle" style:vertical-rel="baseline" style:horizontal-pos="from-left" style:horizontal-rel="paragraph" fo:padding="0pt" fo:border="none"/>
    </style:style>
    <style:style style:name="fr2" style:family="graphic" style:parent-style-name="Frame">
      <style:graphic-properties style:wrap="parallel" style:number-wrapped-paragraphs="no-limit" style:vertical-pos="middle" style:vertical-rel="baseline" style:horizontal-pos="from-left" style:horizontal-rel="paragraph"/>
    </style:style>
    <style:style style:name="fr3" style:family="graphic" style:parent-style-name="Frame">
      <style:graphic-properties style:run-through="foreground" style:wrap="none" style:vertical-pos="top" style:vertical-rel="baseline" style:horizontal-pos="center" style:horizontal-rel="paragraph"/>
    </style:style>
    <style:style style:name="fr4" style:family="graphic" style:parent-style-name="Frame">
      <style:graphic-properties style:wrap="parallel" style:number-wrapped-paragraphs="no-limit" style:vertical-pos="from-top" style:horizontal-pos="from-left" style:horizontal-rel="paragraph"/>
    </style:style>
    <style:style style:name="fr5" style:family="graphic" style:parent-style-name="Frame">
      <style:graphic-properties style:wrap="parallel" style:number-wrapped-paragraphs="no-limit" style:vertical-pos="from-top" style:vertical-rel="paragraph" style:horizontal-pos="from-left" style:horizontal-rel="paragraph"/>
    </style:style>
    <style:style style:name="Sect1" style:family="section">
      <style:section-properties style:editable="false">
        <style:columns fo:column-count="1" fo:column-gap="0pt"/>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9.09pt" fo:text-indent="-18pt" fo:margin-left="39.09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09pt" fo:text-indent="-18pt" fo:margin-left="57.09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5.09pt" fo:text-indent="-18pt" fo:margin-left="75.09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3.09pt" fo:text-indent="-18pt" fo:margin-left="93.09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1.09pt" fo:text-indent="-18pt" fo:margin-left="111.09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9.09pt" fo:text-indent="-18pt" fo:margin-left="129.09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7.09pt" fo:text-indent="-18pt" fo:margin-left="147.09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5.09pt" fo:text-indent="-18pt" fo:margin-left="165.09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3.09pt" fo:text-indent="-18pt" fo:margin-left="183.09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1.09pt" fo:text-indent="-18pt" fo:margin-left="201.09pt"/>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47.51pt" fo:text-indent="-18pt" fo:margin-left="47.51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5.51pt" fo:text-indent="-18pt" fo:margin-left="65.51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83.51pt" fo:text-indent="-18pt" fo:margin-left="83.51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1.51pt" fo:text-indent="-18pt" fo:margin-left="101.51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9.51pt" fo:text-indent="-18pt" fo:margin-left="119.51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37.51pt" fo:text-indent="-18pt" fo:margin-left="137.51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5.51pt" fo:text-indent="-18pt" fo:margin-left="155.51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3.51pt" fo:text-indent="-18pt" fo:margin-left="173.51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91.51pt" fo:text-indent="-18pt" fo:margin-left="191.51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9.51pt" fo:text-indent="-18pt" fo:margin-left="209.51pt"/>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9pt" fo:text-indent="-18pt" fo:margin-left="39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pt" fo:text-indent="-18pt" fo:margin-left="57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5pt" fo:text-indent="-18pt" fo:margin-left="75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3pt" fo:text-indent="-18pt" fo:margin-left="93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1pt" fo:text-indent="-18pt" fo:margin-left="111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9pt" fo:text-indent="-18pt" fo:margin-left="129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7pt" fo:text-indent="-18pt" fo:margin-left="147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5pt" fo:text-indent="-18pt" fo:margin-left="165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3pt" fo:text-indent="-18pt" fo:margin-left="183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1pt" fo:text-indent="-18pt" fo:margin-left="201pt"/>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style:style style:name="gr1" style:family="graphic">
      <style:graphic-properties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pt" svg:stroke-color="#000000"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4" style:family="graphic">
      <style:graphic-properties draw:stroke="solid" svg:stroke-width="0pt" svg:stroke-color="#000000" draw:marker-start="" draw:marker-start-width="5.64pt" draw:marker-start-center="false" draw:marker-end="" draw:marker-end-width="8.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5" style:family="graphic">
      <style:graphic-properties draw:stroke="none" svg:stroke-width="0pt" svg:stroke-color="#3465a4" draw:marker-start="" draw:marker-start-width="10.01pt" draw:marker-start-center="false" draw:marker-end="" draw:marker-end-width="10.01pt" draw:marker-end-center="false" svg:stroke-opacity="100%" draw:stroke-linejoin="round" svg:stroke-linecap="butt" draw:fill="solid" draw:fill-color="#729fcf" draw:secondary-fill-color="#729fcf" draw:gradient-step-count="0" draw:fill-hatch-solid="false" draw:opacity="100%" draw:fill-image-width="0pt" draw:fill-image-height="0pt" style:repeat="repeat" draw:fill-image-ref-point-x="0%" draw:fill-image-ref-point-y="0%" draw:fill-image-ref-point="center" draw:tile-repeat-offset="0% vertical" draw:shadow="hidden" draw:shadow-offset-x="8.5pt" draw:shadow-offset-y="8.5pt" draw:shadow-color="#000000" draw:shadow-opacity="100%" style:run-through="foreground"/>
    </style:style>
    <style:style style:name="gr6" style:family="graphic">
      <style:graphic-properties draw:stroke="none" dr3d:vertical-segments="16" dr3d:backface-culling="disabled" dr3d:close-front="true" dr3d:close-back="true" style:run-through="foreground"/>
    </style:style>
    <style:style style:name="gr7" style:family="graphic">
      <style:graphic-properties draw:stroke="solid" svg:stroke-width="0pt" svg:stroke-color="#3465a4" draw:marker-start="" draw:marker-start-width="5.64pt" draw:marker-start-center="false" draw:marker-end="" draw:marker-end-width="5.64pt" draw:marker-end-center="false" draw:fill="solid" draw:fill-color="#729fcf" draw:textarea-horizontal-align="justify" draw:textarea-vertical-align="middle" draw:auto-grow-height="false" fo:min-height="30.5pt" fo:min-width="23.41pt" fo:padding-top="3.54pt" fo:padding-bottom="3.54pt" fo:padding-left="7.09pt" fo:padding-right="7.09pt" draw:shadow="hidden" draw:shadow-offset-x="5.64pt" draw:shadow-offset-y="5.64pt" draw:shadow-color="#808080" style:run-through="foreground"/>
    </style:style>
    <style:style style:name="gr8" style:family="graphic">
      <style:graphic-properties draw:stroke="solid" svg:stroke-width="0pt" svg:stroke-color="#000000" draw:marker-start="" draw:marker-start-width="5.64pt" draw:marker-start-center="false" draw:marker-end="Arrow" draw:marker-end-width="8.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9"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0.75pt" fo:min-width="0pt" fo:padding-top="3.54pt" fo:padding-bottom="3.54pt" fo:padding-left="7.09pt" fo:padding-right="7.09pt" draw:shadow="hidden" draw:shadow-offset-x="5.64pt" draw:shadow-offset-y="5.64pt" draw:shadow-color="#808080" style:run-through="foreground"/>
    </style:style>
    <style:style style:name="gr10"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10.09pt" fo:padding-top="3.54pt" fo:padding-bottom="3.54pt" fo:padding-left="7.09pt" fo:padding-right="7.09pt" draw:shadow="hidden" draw:shadow-offset-x="5.64pt" draw:shadow-offset-y="5.64pt" draw:shadow-color="#808080" style:run-through="foreground"/>
    </style:style>
    <style:style style:name="gr11"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39.09pt" fo:padding-top="3.54pt" fo:padding-bottom="3.54pt" fo:padding-left="7.09pt" fo:padding-right="7.09pt" draw:shadow="hidden" draw:shadow-offset-x="5.64pt" draw:shadow-offset-y="5.64pt" draw:shadow-color="#808080" style:run-through="foreground"/>
    </style:style>
    <style:style style:name="gr12"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7.95pt" fo:min-width="0pt" fo:padding-top="3.54pt" fo:padding-bottom="3.54pt" fo:padding-left="7.09pt" fo:padding-right="7.09pt" draw:shadow="hidden" draw:shadow-offset-x="5.64pt" draw:shadow-offset-y="5.64pt" draw:shadow-color="#808080" style:run-through="foreground"/>
    </style:style>
    <style:style style:name="gr13"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3.44pt" fo:min-width="0pt" fo:padding-top="3.54pt" fo:padding-bottom="3.54pt" fo:padding-left="7.09pt" fo:padding-right="7.09pt" draw:shadow="hidden" draw:shadow-offset-x="5.64pt" draw:shadow-offset-y="5.64pt" draw:shadow-color="#808080" style:run-through="foreground"/>
    </style:style>
    <style:style style:name="gr14"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5.99pt" fo:min-width="0pt" fo:padding-top="3.54pt" fo:padding-bottom="3.54pt" fo:padding-left="7.09pt" fo:padding-right="7.09pt" draw:shadow="hidden" draw:shadow-offset-x="5.64pt" draw:shadow-offset-y="5.64pt" draw:shadow-color="#808080" style:run-through="foreground"/>
    </style:style>
    <style:style style:name="gr15" style:family="graphic">
      <style:graphic-properties draw:stroke="solid" svg:stroke-width="2.89pt" svg:stroke-color="#000000" draw:marker-start="" draw:marker-start-width="14.46pt" draw:marker-start-center="false" draw:marker-end="Arrow" draw:marker-end-width="17.29pt" draw:marker-end-center="false" draw:fill="none" draw:fill-color="#729fcf" draw:textarea-horizontal-align="justify" draw:textarea-vertical-align="middle" fo:padding-top="4.99pt" fo:padding-bottom="4.99pt" fo:padding-left="8.56pt" fo:padding-right="8.56pt" draw:shadow="hidden" draw:shadow-offset-x="5.64pt" draw:shadow-offset-y="5.64pt" draw:shadow-color="#808080" style:run-through="foreground"/>
    </style:style>
    <style:style style:name="gr16"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4.66pt" fo:min-width="0pt" fo:padding-top="3.54pt" fo:padding-bottom="3.54pt" fo:padding-left="7.09pt" fo:padding-right="7.09pt" draw:shadow="hidden" draw:shadow-offset-x="5.64pt" draw:shadow-offset-y="5.64pt" draw:shadow-color="#808080" style:run-through="foreground"/>
    </style:style>
    <style:style style:name="gr17"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76.14pt" fo:padding-top="3.54pt" fo:padding-bottom="3.54pt" fo:padding-left="7.09pt" fo:padding-right="7.09pt" draw:shadow="hidden" draw:shadow-offset-x="5.64pt" draw:shadow-offset-y="5.64pt"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
      <text:p text:style-name="P130"/>
      <text:p text:style-name="P131"/>
      <text:p text:style-name="P131"/>
      <text:p text:style-name="P131"/>
      <text:p text:style-name="P131">Turing Complete Computing</text:p>
      <text:p text:style-name="P30">by Thomas Walker Lynch<text:line-break/>2016 12 21</text:p>
      <text:p text:style-name="P30"/>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2"><text:a xlink:type="simple" xlink:href="#__RefHeading___Toc3774_1864530906" text:style-name="Index_20_Link" text:visited-style-name="Index_20_Link">Introduction<text:tab/>3</text:a></text:p>
          <text:p text:style-name="P212"><text:a xlink:type="simple" xlink:href="#__RefHeading___Toc3848_210948218" text:style-name="Index_20_Link" text:visited-style-name="Index_20_Link">Theory<text:tab/>4</text:a></text:p>
          <text:p text:style-name="P211"><text:a xlink:type="simple" xlink:href="#__RefHeading___Toc2229_1864530906" text:style-name="Index_20_Link" text:visited-style-name="Index_20_Link">A Conventional Turing Machine Definition<text:tab/>4</text:a></text:p>
          <text:p text:style-name="P211"><text:a xlink:type="simple" xlink:href="#__RefHeading___Toc3776_1864530906" text:style-name="Index_20_Link" text:visited-style-name="Index_20_Link">Analysis and Order<text:tab/>7</text:a></text:p>
          <text:p text:style-name="P211"><text:a xlink:type="simple" xlink:href="#__RefHeading___Toc874_1864530906" text:style-name="Index_20_Link" text:visited-style-name="Index_20_Link">Addresses and Cells<text:tab/>8</text:a></text:p>
          <text:p text:style-name="P211"><text:a xlink:type="simple" xlink:href="#__RefHeading___Toc759_1864530906" text:style-name="Index_20_Link" text:visited-style-name="Index_20_Link">More About The Tape<text:tab/>9</text:a></text:p>
          <text:p text:style-name="P211"><text:a xlink:type="simple" xlink:href="#__RefHeading___Toc7224_1605801441" text:style-name="Index_20_Link" text:visited-style-name="Index_20_Link">Some Properties of Turing Machines<text:tab/>10</text:a></text:p>
          <text:p text:style-name="P211"><text:a xlink:type="simple" xlink:href="#__RefHeading___Toc2231_1864530906" text:style-name="Index_20_Link" text:visited-style-name="Index_20_Link">Complexity<text:tab/>11</text:a></text:p>
          <text:p text:style-name="P211"><text:a xlink:type="simple" xlink:href="#__RefHeading___Toc3778_1864530906" text:style-name="Index_20_Link" text:visited-style-name="Index_20_Link">Conventional Turing Machine Definition Variations<text:tab/>12</text:a></text:p>
          <text:p text:style-name="P213"><text:a xlink:type="simple" xlink:href="#__RefHeading___Toc6611_210948218" text:style-name="Index_20_Link" text:visited-style-name="Index_20_Link">Open in Both Directions Tapes<text:tab/>12</text:a></text:p>
          <text:p text:style-name="P213"><text:a xlink:type="simple" xlink:href="#__RefHeading___Toc6613_210948218" text:style-name="Index_20_Link" text:visited-style-name="Index_20_Link">Alphabet Replacement<text:tab/>12</text:a></text:p>
          <text:p text:style-name="P213"><text:a xlink:type="simple" xlink:href="#__RefHeading___Toc6615_210948218" text:style-name="Index_20_Link" text:visited-style-name="Index_20_Link">Leaving Out the Empty Symbol<text:tab/>13</text:a></text:p>
          <text:p text:style-name="P213"><text:a xlink:type="simple" xlink:href="#__RefHeading___Toc6617_210948218" text:style-name="Index_20_Link" text:visited-style-name="Index_20_Link">No Need to Step into the Inactive Area of the Tape<text:tab/>14</text:a></text:p>
          <text:p text:style-name="P211"><text:a xlink:type="simple" xlink:href="#__RefHeading___Toc3780_1864530906" text:style-name="Index_20_Link" text:visited-style-name="Index_20_Link">A Finite Tape Variation<text:tab/>14</text:a></text:p>
          <text:p text:style-name="P211"><text:a xlink:type="simple" xlink:href="#__RefHeading___Toc3303_1864530906" text:style-name="Index_20_Link" text:visited-style-name="Index_20_Link">More About Commands<text:tab/>16</text:a></text:p>
          <text:p text:style-name="P212"><text:a xlink:type="simple" xlink:href="#__RefHeading___Toc4518_210948218" text:style-name="Index_20_Link" text:visited-style-name="Index_20_Link">TM Library<text:tab/>19</text:a></text:p>
          <text:p text:style-name="P211"><text:a xlink:type="simple" xlink:href="#__RefHeading___Toc4520_210948218" text:style-name="Index_20_Link" text:visited-style-name="Index_20_Link">Base<text:tab/>19</text:a></text:p>
          <text:p text:style-name="P213"><text:a xlink:type="simple" xlink:href="#__RefHeading___Toc3782_1864530906" text:style-name="Index_20_Link" text:visited-style-name="Index_20_Link">About Common Lisp Object System, CLOS<text:tab/>19</text:a></text:p>
          <text:p text:style-name="P213"><text:a xlink:type="simple" xlink:href="#__RefHeading___Toc3742_210948218" text:style-name="Index_20_Link" text:visited-style-name="Index_20_Link">tm-def.lisp<text:tab/>21</text:a></text:p>
          <text:p text:style-name="P213"><text:a xlink:type="simple" xlink:href="#__RefHeading___Toc6191_1864530906" text:style-name="Index_20_Link" text:visited-style-name="Index_20_Link">tm-mk.lisp<text:tab/>21</text:a></text:p>
          <text:p text:style-name="P213"><text:a xlink:type="simple" xlink:href="#__RefHeading___Toc3788_1864530906" text:style-name="Index_20_Link" text:visited-style-name="Index_20_Link">tm-primitives.lisp<text:tab/>24</text:a></text:p>
          <text:p text:style-name="P213"><text:a xlink:type="simple" xlink:href="#__RefHeading___Toc6193_1864530906" text:style-name="Index_20_Link" text:visited-style-name="Index_20_Link">tm-derived.lisp<text:tab/>25</text:a></text:p>
          <text:p text:style-name="P213"><text:a xlink:type="simple" xlink:href="#__RefHeading___Toc3790_1864530906" text:style-name="Index_20_Link" text:visited-style-name="Index_20_Link">tm-quantifiers.lisp<text:tab/>27</text:a></text:p>
          <text:p text:style-name="P211"><text:a xlink:type="simple" xlink:href="#__RefHeading___Toc6195_1864530906" text:style-name="Index_20_Link" text:visited-style-name="Index_20_Link">Specialization In the Abstract Interface<text:tab/>28</text:a></text:p>
          <text:p text:style-name="P213"><text:soft-page-break/><text:a xlink:type="simple" xlink:href="#__RefHeading___Toc7400_1864530906" text:style-name="Index_20_Link" text:visited-style-name="Index_20_Link">nd-tm<text:tab/>29</text:a></text:p>
          <text:p text:style-name="P213"><text:a xlink:type="simple" xlink:href="#__RefHeading___Toc7402_1864530906" text:style-name="Index_20_Link" text:visited-style-name="Index_20_Link">solo-tm<text:tab/>32</text:a></text:p>
          <text:p text:style-name="P211"><text:a xlink:type="simple" xlink:href="#__RefHeading___Toc4804_1864530906" text:style-name="Index_20_Link" text:visited-style-name="Index_20_Link">Implementations<text:tab/>34</text:a></text:p>
          <text:p text:style-name="P213"><text:a xlink:type="simple" xlink:href="#__RefHeading___Toc3796_1864530906" text:style-name="Index_20_Link" text:visited-style-name="Index_20_Link">list-tm-def.lisp<text:tab/>34</text:a></text:p>
          <text:p text:style-name="P211"><text:a xlink:type="simple" xlink:href="#__RefHeading___Toc3798_1864530906" text:style-name="Index_20_Link" text:visited-style-name="Index_20_Link">work functions<text:tab/>34</text:a></text:p>
        </text:index-body>
      </text:table-of-content>
      <text:p text:style-name="P30"/>
      <text:h text:style-name="P202" text:outline-level="1"><text:bookmark-start text:name="__RefHeading___Toc3774_1864530906"/>Introduction<text:bookmark-end text:name="__RefHeading___Toc3774_1864530906"/></text:h>
      <text:p text:style-name="P44">The advantage of having a Turing Complete computer architecture is that it scales to any data size or length of computation without breaking the architecture. <text:s/>An artifact of this quality is that errors <text:span text:style-name="T335">will be related to </text:span>the computation<text:span text:style-name="T426">s</text:span> rather than <text:span text:style-name="T335">to the </text:span>architecture.<text:span text:style-name="T259"> We need not sacrifice high performance to obtain these goals, and in cases where correct results are required we can reach levels of performance otherwise not achievable. <text:s/>With the advent of quantum computing such an architecture may become a minimum requirement rather than just an elegant option.</text:span></text:p>
      <text:p text:style-name="P112">Th<text:span text:style-name="T109">e</text:span> Turing Machine abstraction may be used to establish the <text:span text:style-name="T336">T</text:span>heory of <text:span text:style-name="T336">C</text:span>omputation.<text:note text:id="ftn1" text:note-class="footnote"><text:note-citation>1</text:note-citation><text:note-body><text:p text:style-name="P157">Christos Papdimitriou, <text:span text:style-name="T3">Elements of the Theory of Computation</text:span></text:p></text:note-body></text:note> <text:span text:style-name="T259">Various authors have made inconsequential variations on the Turing Machine abstraction. <text:s/>These variations are said to be inconsequential because they lead to the same results for order of complexity and existence analysis for algorithms. <text:s/>Only certain coefficients will differ. <text:s text:c="2"/>I present such a variation that serves our own purposes in the next chapter. <text:s/>My variation replaces the infinite tape of conventional definitions with a tape that may grow to be arbitrarily large during a computation, but remains finite. <text:s/>For non-computational abstractions the tape may grow to be infinite, but computer architecture need not be concerned with non-computational abstractions.</text:span></text:p>
      <text:p text:style-name="P124">This 'growing' Turing Machine <text:span text:style-name="T435">ia</text:span> a bridge to introducing the TM library. <text:s/>The TM library is a generic container class to be used with high level language<text:span text:style-name="T435">s</text:span>. <text:s/>The examples in this book are in Common Lisp. <text:s/>There is a one to one correspondence between the growing Turing Machine definition and the elements of the TM library interface. </text:p>
      <text:p text:style-name="P45"><text:span text:style-name="T258">We say that a system is </text:span><text:span text:style-name="T22">Turing</text:span><text:span text:style-name="T258"> C</text:span><text:span text:style-name="T18">omplete</text:span><text:span text:style-name="T257"> when it can compute everything that a Turing Machine can. The TM library interface is part of a Turing complete computer architecture. <text:s/>As such, it has no features that prevent a programmer from creating Turing Complete programs. <text:s text:c="2"/>The existence of the mapping from our Turing Machine variation, to the library interface, proves that this is the case. <text:s/></text:span></text:p>
      <text:p text:style-name="P106">H<text:span text:style-name="T429">owever h</text:span>aving the TM library <text:span text:style-name="T429">interface </text:span>is not the whole Turing Complete computing story. We still have to implement the functionality behind the interface. <text:s/>In later chapters we described the pumped address space and unbounded memory allocation algorithms, thus completing the base definition of the Turing Complete computer architecture. From there we discuss implementation features for increasing performance, <text:span text:style-name="T435">but for now, we live with the limitations of the Lisp interpretor and compiler.</text:span></text:p>
      <text:p text:style-name="P106"><text:s text:c="3"/></text:p>
      <text:h text:style-name="P203" text:outline-level="1"><text:bookmark-start text:name="__RefHeading___Toc3848_210948218"/>Theory<text:bookmark-end text:name="__RefHeading___Toc3848_210948218"/></text:h>
      <text:h text:style-name="Heading_20_2" text:outline-level="2"><text:bookmark-start text:name="__RefHeading___Toc2229_1864530906"/><text:span text:style-name="T102">A Conventional </text:span>Turing Machine <text:span text:style-name="T101">Definition</text:span><text:bookmark-end text:name="__RefHeading___Toc2229_1864530906"/></text:h>
      <text:p text:style-name="P8"><draw:frame draw:style-name="fr1" draw:name="Frame4" text:anchor-type="as-char" svg:width="451.64pt" draw:z-index="2"><draw:text-box fo:min-height="342.79pt"><text:p text:style-name="Figure"><draw:g text:anchor-type="paragraph" draw:z-index="3" draw:name="Shape1" draw:style-name="gr1"><draw:g draw:style-name="gr2"><draw:line draw:style-name="gr3" draw:text-style-name="P214" svg:x1="49.29pt" svg:y1="342.62pt" svg:x2="451.56pt" svg:y2="218.89pt"><text:p/></draw:line><draw:line draw:style-name="gr3" draw:text-style-name="P214" svg:x1="0.71pt" svg:y1="329.67pt" svg:x2="402.97pt" svg:y2="205.94pt"><text:p/></draw:line><draw:connector draw:style-name="gr4" draw:text-style-name="P214" draw:type="curve" svg:x1="0.06pt" svg:y1="328.99pt" svg:x2="46.66pt" svg:y2="342.65pt" svg:d="M2 11606c1233 0 411 482 1644 482" svg:viewBox="0 0 1646 483"><text:p/></draw:connector><draw:connector draw:style-name="gr4" draw:text-style-name="P214" draw:type="curve" svg:x1="399.77pt" svg:y1="206.59pt" svg:x2="446.37pt" svg:y2="220.2pt" svg:d="M14103 7288c1233 0 411 480 1644 480" svg:viewBox="0 0 1646 482"><text:p/></draw:connector><draw:line draw:style-name="gr3" draw:text-style-name="P214" svg:x1="93.34pt" svg:y1="300.5pt" svg:x2="140.63pt" svg:y2="314.76pt"><text:p/></draw:line><draw:line draw:style-name="gr3" draw:text-style-name="P214" svg:x1="47.4pt" svg:y1="315.44pt" svg:x2="94.68pt" svg:y2="329.7pt"><text:p/></draw:line><draw:line draw:style-name="gr3" draw:text-style-name="P214" svg:x1="137.4pt" svg:y1="286.27pt" svg:x2="184.68pt" svg:y2="300.53pt"><text:p/></draw:line><draw:line draw:style-name="gr3" draw:text-style-name="P214" svg:x1="187.26pt" svg:y1="273.34pt" svg:x2="234.54pt" svg:y2="287.6pt"><text:p/></draw:line><draw:line draw:style-name="gr3" draw:text-style-name="P214" svg:x1="232.58pt" svg:y1="258.46pt" svg:x2="279.86pt" svg:y2="272.72pt"><text:p/></draw:line><draw:line draw:style-name="gr3" draw:text-style-name="P214" svg:x1="280.54pt" svg:y1="244.26pt" svg:x2="327.83pt" svg:y2="258.52pt"><text:p/></draw:line><draw:line draw:style-name="gr3" draw:text-style-name="P214" svg:x1="326.52pt" svg:y1="229.38pt" svg:x2="373.8pt" svg:y2="243.64pt"><text:p/></draw:line><draw:line draw:style-name="gr3" draw:text-style-name="P214" svg:x1="368.65pt" svg:y1="215.15pt" svg:x2="415.93pt" svg:y2="229.41pt"><text:p/></draw:line></draw:g><dr3d:scene draw:style-name="gr5" svg:width="92.01pt" svg:height="91.98pt" svg:x="138.02pt" svg:y="220.25pt" dr3d:transform="matrix (1 0 0 0 -0.939692620786134 -0.342020143325049 0 0.342020143325049 -0.939692620786134 0pt 0pt 0pt)" dr3d:vrp="(0 0 84028.5714285714)" dr3d:vpn="(0 0 71428.5714285714)" dr3d:projection="perspective" dr3d:distance="630pt" dr3d:focal-length="500pt"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 svg:viewBox="0 -6250 12500 12500" svg:d="M12500-625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dr3d:scene><draw:g draw:style-name="gr2"><draw:custom-shape draw:style-name="gr7" draw:text-style-name="P215" xml:id="id1" draw:id="id1" svg:width="53.12pt" svg:height="53.12pt" svg:x="91.42pt" svg:y="73.84p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15" xml:id="id2" draw:id="id2" svg:width="53.12pt" svg:height="53.12pt" svg:x="125.09pt" svg:y="0p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15" xml:id="id3" draw:id="id3" svg:width="53.12pt" svg:height="53.12pt" svg:x="224.25pt" svg:y="61.6pt"><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8" draw:text-style-name="P214" draw:type="curve" svg:x1="99.16pt" svg:y1="81.61pt" svg:x2="125.09pt" svg:y2="26.56pt" draw:start-shape="id1" draw:start-glue-point="5" draw:end-shape="id2" svg:d="M3498 2879c0-1295 305-1942 915-1942" svg:viewBox="0 0 917 1944"><text:p/></draw:connector><draw:connector draw:style-name="gr8" draw:text-style-name="P214" draw:type="curve" svg:x1="178.21pt" svg:y1="26.56pt" svg:x2="269.6pt" svg:y2="69.36pt" draw:start-shape="id2" draw:start-glue-point="10" draw:end-shape="id3" draw:end-glue-point="11" svg:d="M6287 937c2150 0 3224 502 3224 1510" svg:viewBox="0 0 3226 1512"><text:p/></draw:connector><draw:connector draw:style-name="gr8" draw:text-style-name="P214" draw:type="curve" svg:x1="231.99pt" svg:y1="106.95pt" svg:x2="151.65pt" svg:y2="53.09pt" draw:start-shape="id3" draw:start-glue-point="7" draw:end-shape="id2" draw:end-glue-point="8" svg:d="M8184 3773c-1890 0-2834-633-2834-1900" svg:viewBox="0 0 2836 1901"><text:p/></draw:connector><draw:connector draw:style-name="gr8" draw:text-style-name="P214" draw:type="curve" svg:x1="250.81pt" svg:y1="114.69pt" svg:x2="117.95pt" svg:y2="126.96pt" draw:start-shape="id3" draw:start-glue-point="8" draw:end-shape="id1" draw:end-glue-point="8" svg:d="M8848 4046c0 1403-4687 1186-4687 433" svg:viewBox="0 0 4688 1028"><text:p/></draw:connector><draw:frame draw:style-name="gr9" draw:text-style-name="P217" svg:width="24.21pt" svg:height="27.86pt" svg:x="170.42pt" svg:y="123.05pt"><draw:text-box><text:p text:style-name="P216"><text:span text:style-name="T517">a</text:span></text:p></draw:text-box></draw:frame><draw:frame draw:style-name="gr10" draw:text-style-name="P217" svg:width="24.32pt" svg:height="27.86pt" svg:x="174.3pt" svg:y="75.8pt"><draw:text-box><text:p text:style-name="P216"><text:span text:style-name="T517">b</text:span></text:p></draw:text-box></draw:frame><draw:frame draw:style-name="gr11" draw:text-style-name="P217" svg:width="53.32pt" svg:height="27.86pt" svg:x="203.47pt" svg:y="3.91pt"><draw:text-box><text:p text:style-name="P216"><text:span text:style-name="T517">a v b</text:span></text:p></draw:text-box></draw:frame><draw:frame draw:style-name="gr11" draw:text-style-name="P217" svg:width="53.32pt" svg:height="27.86pt" svg:x="60.29pt" svg:y="40.79pt"><draw:text-box><text:p text:style-name="P216"><text:span text:style-name="T517">a v b</text:span></text:p></draw:text-box></draw:frame><draw:frame draw:style-name="gr12" draw:text-style-name="P217" svg:width="23.22pt" svg:height="35.06pt" svg:x="140.66pt" svg:y="8.39pt"><draw:text-box><text:p text:style-name="P216"><text:span text:style-name="T517">s</text:span></text:p></draw:text-box></draw:frame><draw:frame draw:style-name="gr13" draw:text-style-name="P217" svg:width="55.56pt" svg:height="30.59pt" svg:x="94.65pt" svg:y="84.81pt"><draw:text-box><text:p text:style-name="P216"><text:span text:style-name="T517">w(a)</text:span></text:p></draw:text-box></draw:frame><draw:frame draw:style-name="gr14" draw:text-style-name="P217" svg:width="23.27pt" svg:height="33.11pt" svg:x="239.75pt" svg:y="74.44pt"><draw:text-box><text:p text:style-name="P216"><text:span text:style-name="T517">s</text:span></text:p></draw:text-box></draw:frame></draw:g><draw:line draw:style-name="gr15" draw:text-style-name="P214" svg:x1="198.91pt" svg:y1="165.15pt" svg:x2="198.91pt" svg:y2="231.85pt"><text:p/></draw:line><draw:frame draw:style-name="gr16" draw:text-style-name="P217" svg:width="100.43pt" svg:height="31.78pt" svg:x="204.09pt" svg:y="172.91pt"><draw:text-box><text:p text:style-name="P216"><text:span text:style-name="T517">command</text:span></text:p></draw:text-box></draw:frame><draw:line draw:style-name="gr15" draw:text-style-name="P214" svg:x1="167.16pt" svg:y1="226.69pt" svg:x2="169.11pt" svg:y2="161.23pt"><text:p/></draw:line><draw:frame draw:style-name="gr17" draw:text-style-name="P217" svg:width="90.37pt" svg:height="27.86pt" svg:x="77.81pt" svg:y="191.06pt"><draw:text-box><text:p text:style-name="P216"><text:span text:style-name="T517">read data</text:span></text:p></draw:text-box></draw:frame></draw:g>Figure <text:sequence text:ref-name="refFigure0" text:name="Figure" text:formula="ooow:Figure+1" style:num-format="1">1</text:sequence>: A Turing Machine</text:p></draw:text-box></draw:frame></text:p>
      <text:p text:style-name="P4"/>
      <text:p text:style-name="P4">A Turing Machine is a mathematical abstraction <text:span text:style-name="T1">of</text:span> a computer. <text:s/>It is a se<text:span text:style-name="T55">t</text:span> of <text:span text:style-name="T55">the following elements:</text:span></text:p>
      <text:list xml:id="list4562822503957069329" text:style-name="L1">
        <text:list-item>
          <text:p text:style-name="P160"><text:span text:style-name="T440">fixed </text:span>finite alphabet</text:p>
        </text:list-item>
        <text:list-item>
          <text:p text:style-name="P160"><text:span text:style-name="T440">fixed </text:span>distinct empty symbol</text:p>
        </text:list-item>
        <text:list-item>
          <text:p text:style-name="P160"><text:span text:style-name="T440">variable single ended </text:span>tape <text:s/></text:p>
        </text:list-item>
        <text:list-item>
          <text:p text:style-name="P160"><text:span text:style-name="T440">variable </text:span>read/write head</text:p>
        </text:list-item>
        <text:list-item>
          <text:p text:style-name="P160"><text:span text:style-name="T443">fixed</text:span> controlling state machine</text:p>
        </text:list-item>
        <text:list-item>
          <text:p text:style-name="P163"><text:span text:style-name="T440">fixed left from leftmost</text:span> error</text:p>
        </text:list-item>
        <text:list-item>
          <text:p text:style-name="P160"><text:span text:style-name="T440">fixed</text:span> start state</text:p>
        </text:list-item>
        <text:list-item>
          <text:p text:style-name="P160"><text:soft-page-break/><text:span text:style-name="T440">fixed</text:span> <text:span text:style-name="T231">halt state</text:span></text:p>
        </text:list-item>
        <text:list-item>
          <text:p text:style-name="P166"><text:span text:style-name="T440">variable </text:span>current state</text:p>
        </text:list-item>
        <text:list-item>
          <text:p text:style-name="P166"><text:s/>fixed procedure for using these. <text:s/></text:p>
        </text:list-item>
      </text:list>
      <text:p text:style-name="P125">The values assigned to the variables are not part of the definition.</text:p>
      <text:p text:style-name="P32"><text:span text:style-name="T2">A </text:span><text:span text:style-name="T5">symbol</text:span><text:span text:style-name="T2"> may be any mathematical object for which one may have multiple instances, where those instances compare to be equal to other instances of the same symbol, and compare to be not equal for instances of other symbols in the system. <text:s/>As a matter of convenience in this document, I use sequences of letters and or digits as symbols. <text:s/></text:span></text:p>
      <text:p text:style-name="P31"><text:span text:style-name="T2">The </text:span><text:span text:style-name="T5">alphabet</text:span><text:span text:style-name="T2"> is a finite set of </text:span><text:span text:style-name="T5">symbols</text:span><text:span text:style-name="T2">. <text:s/></text:span></text:p>
      <text:p text:style-name="P192">The <text:span text:style-name="T3">distinct empty symbol</text:span> may be any symbol that is not found in the alphabet. <text:s/><text:span text:style-name="T436">Like alphabet symbols, this symbol may appear in the tape sequence. <text:s/></text:span></text:p>
      <text:p text:style-name="P192"><text:span text:style-name="T447">Only alphabet symbols or the distinct empty symbol may be written to the tape. <text:s/>We might say that the alphabet symbols are an egotistical lot, because when a non-alphabet as a tape element is considered to be an 'empty' element.</text:span></text:p>
      <text:p text:style-name="P33">The tape is an infinite sequence. <text:s/>We notice three special subsequences, <text:span text:style-name="T430">in order</text:span>:</text:p>
      <text:list xml:id="list3096744750702906024" text:style-name="L2">
        <text:list-item>
          <text:p text:style-name="P169"><text:span text:style-name="T100">an </text:span>element which is either an alphabet symbol or the empty symbol</text:p>
        </text:list-item>
        <text:list-item>
          <text:p text:style-name="P169"><text:span text:style-name="T284">followed by a </text:span>finite sequence <text:span text:style-name="T108">extending to a rightmost alphabet symbol</text:span></text:p>
        </text:list-item>
        <text:list-item>
          <text:p text:style-name="P169"><text:span text:style-name="T284">followed by </text:span>an infinite sequence of empty symbols. <text:s/></text:p>
        </text:list-item>
      </text:list>
      <text:p text:style-name="P34"><text:span text:style-name="T58">We say that the first symbol in the tape sequence is the </text:span><text:span text:style-name="T4">leftmost</text:span><text:span text:style-name="T56"> symbol. The second symbol in the sequence is then the </text:span><text:span text:style-name="T4">right neighbor</text:span><text:span text:style-name="T56"> of the leftmost symbol. <text:s/>Etc. <text:s/>this nomenclature is drawn from a left to right writing convention for sequences.</text:span><text:span text:style-name="T56"><text:note text:id="ftn0" text:note-class="footnote"><text:note-citation>2</text:note-citation><text:note-body><text:p text:style-name="P207">Latter we will add addresses, and the tape then will have a number line under it, where the leftmost cell has a zero under it, the right neighbor has a one under it, etc. <text:s/>For writing systems that progress from right to left, we will want to maintain a convention that keeps the addresses consistent with going in the positive direction.</text:p></text:note-body></text:note></text:span><text:span text:style-name="T56"> <text:s text:c="2"/>It follows that the leftmost symbol has no left neighbor, <text:s/>but all other sequence members have both a left neighbor and a right neighbor. <text:s text:c="2"/>A Turing Machine tape has no rightmost symbol because it is an infinite sequence.</text:span></text:p>
      <text:p text:style-name="P6"><text:span text:style-name="T59">The</text:span> read/write head <text:span text:style-name="T104">indicates (indexes) one of the elements</text:span> <text:span text:style-name="T56">in the</text:span> tape <text:span text:style-name="T56">sequence</text:span>. <text:s/><text:span text:style-name="T260">The head is not a natural number. <text:s/>Such a definition would be a circular because later we use a Turing Machine to define natural numbers and the concept of an address. <text:s text:c="2"/>Instead, we can think of the head as partitioning the tape into two subsequences. <text:s/>The first sequence is finite. <text:s/>We call it the </text:span><text:span text:style-name="T19">left hand side</text:span><text:span text:style-name="T260">. Its last element is the element that </text:span><text:span text:style-name="T19">the head is on</text:span><text:span text:style-name="T260">. <text:s text:c="2"/>The second sequence holds the rest of the tape. <text:s/>We call it the </text:span><text:span text:style-name="T19">right hand side</text:span><text:span text:style-name="T260">. <text:s/>To step the head to the right we remove the first element of the right hand side, and then append it to the left hand side. <text:s/>To step the head left, we remove the last element of the left hand side, </text:span><text:soft-page-break/><text:span text:style-name="T260">and make it the first element of the right hand side. <text:s/>In the section, </text:span><text:span text:style-name="T260"><text:bookmark-ref text:reference-format="text" text:ref-name="__RefHeading___Toc874_1864530906">Addresses and Cells</text:bookmark-ref></text:span><text:span text:style-name="T260"> we will justify using the term </text:span><text:span text:style-name="T19">cell</text:span><text:span text:style-name="T260">, instead of </text:span><text:span text:style-name="T19">element</text:span><text:span text:style-name="T260"> when speaking of locations such as </text:span><text:span text:style-name="T19">the cell that the head is on</text:span><text:span text:style-name="T260">. </text:span></text:p>
      <text:p text:style-name="P46">The controlling state machine <text:span text:style-name="T59">is a graph. <text:s/>It </text:span>may be either <text:span text:style-name="T437">a </text:span>Mealy or Moore <text:span text:style-name="T105">style state machine graph</text:span>, as these are <text:span text:style-name="T430">functionally identical. <text:s/>Only the fixed procedure would change</text:span>. <text:s/>We describe a Moore style machine <text:span text:style-name="T448">and concomitant procedure </text:span>here. <text:span text:style-name="T59">The graph is a set containing three elements:</text:span></text:p>
      <text:list xml:id="list5020541506252536994" text:style-name="L3">
        <text:list-item>
          <text:p text:style-name="P170">s<text:span text:style-name="T106">et of s</text:span>tate<text:span text:style-name="T103">s</text:span></text:p>
        </text:list-item>
        <text:list-item>
          <text:p text:style-name="P172"><text:span text:style-name="T433">&lt;state, </text:span>command<text:span text:style-name="T437">&gt;</text:span> <text:span text:style-name="T432">pairings</text:span></text:p>
        </text:list-item>
        <text:list-item>
          <text:p text:style-name="P170"><text:span text:style-name="T106">set of </text:span>arcs. <text:s/></text:p>
        </text:list-item>
      </text:list>
      <text:p text:style-name="P36"><text:span text:style-name="T106">A</text:span> state is a symbol. <text:s/><text:span text:style-name="T107">These symbols appear in a different context than those of the alphabet or empty symbol, and thus need not be distinct from them.</text:span></text:p>
      <text:p text:style-name="P35"><text:span text:style-name="T431">Each state has a command attached to it, &lt;state, command&gt;. <text:s/>Each state appears in exactly one such pairing. <text:s/>We have a fixed set of commands, <text:s/>{do-nothing, step-left, step-right, and write(</text:span><text:span text:style-name="T6">value</text:span><text:span text:style-name="T15">)</text:span><text:span text:style-name="T59">}, where the </text:span><text:span text:style-name="T6">value</text:span><text:span text:style-name="T59"> parameter is set when the controller is defined. <text:s/></text:span><text:span text:style-name="T6">value</text:span><text:span text:style-name="T59"> must be a member of the alphabet or be the empty symbol. <text:s/>In addition, we should not forget the implied read command that returns a value from the tape.</text:span></text:p>
      <text:p text:style-name="P113">In the section, <text:bookmark-ref text:reference-format="text" text:ref-name="__RefHeading___Toc3303_1864530906">More About Commands</text:bookmark-ref>, we discuss notational conventions for simplifying the expression of commands.</text:p>
      <text:p text:style-name="P171">The arcs are triples <text:span text:style-name="T103">of symbols</text:span>, <text:s/>&lt;<text:span text:style-name="T449">from-</text:span>state, <text:span text:style-name="T449">to-</text:span>state, <text:span text:style-name="T202">value</text:span>&gt;. <text:s text:c="2"/><text:span text:style-name="T449">Not surprisingly </text:span><text:span text:style-name="T44">from-state</text:span><text:span text:style-name="T449"> and </text:span><text:span text:style-name="T44">to-state</text:span><text:span text:style-name="T449"> are states.</text:span> <text:s/><text:span text:style-name="T442">The from-states, to-states, and values are set when the controller is defined. <text:s/>Again the value is either a symbol from the alphabet or the empty symbol.</text:span> <text:s/><text:span text:style-name="T60">W</text:span>e require that for each <text:span text:style-name="T111">from</text:span><text:span text:style-name="T203">-</text:span><text:span text:style-name="T111">state </text:span>that there <text:span text:style-name="T60">exists</text:span> an arc for each member of the alphabet, one for <text:span text:style-name="T438">the </text:span>empty symbo<text:span text:style-name="T285">l, and, for states with a <text:s/>move-left command <text:s/>that there be an arc for the left from leftmost error</text:span>. <text:span text:style-name="T441">Arcs can be dropped if we can prove that they can not be used.</text:span> <text:s/><text:span text:style-name="T285">As a notational convenience we might reduce the work of listing so many arcs by adopting the convention of explicitly providing important arcs, and then saying the rest of the arcs are identical to a </text:span><text:span text:style-name="T7">default</text:span><text:span text:style-name="T60"> arc or an </text:span><text:span text:style-name="T7">error</text:span><text:span text:style-name="T60"> arc.</text:span></text:p>
      <text:p text:style-name="P193">We consider that the fixed procedure consists of six sub-procedures <text:span text:style-name="T452">that are to be performed in sequence:</text:span></text:p>
      <text:list xml:id="list1370410899111383321" text:style-name="L4">
        <text:list-item>
          <text:p text:style-name="P173">We initialize the tape, and set the current state to the start state. </text:p>
        </text:list-item>
        <text:list-item>
          <text:p text:style-name="P175">If the command is move-left, then we move the head to the left neighbor element. <text:s/>Similarly for move-right, we move the head to the right neighbor. <text:s/>For a write command we change the sequence element to the provided value. <text:span text:style-name="T450">Of course nothing is done when there is a do-nothing command.</text:span></text:p>
        </text:list-item>
        <text:list-item>
          <text:p text:style-name="P174">We read the symbol indicated by the head in the tape sequence. <text:s/></text:p>
        </text:list-item>
        <text:list-item>
          <text:p text:style-name="P176"><text:soft-page-break/>We then select the arc that has a from-state that matches the current state, and a value that matches the symbol we just read. <text:s/></text:p>
        </text:list-item>
        <text:list-item>
          <text:p text:style-name="P177"><text:s/><text:span text:style-name="T439">We then set the current state to the to-state of the selected arc. <text:s/></text:span></text:p>
        </text:list-item>
        <text:list-item>
          <text:p text:style-name="P178">If the current state is now <text:span text:style-name="T252">the</text:span> <text:span text:style-name="T252">halt</text:span> state, we halt. <text:s/>Otherwise we go back to <text:span text:style-name="T451">sub-procedure</text:span> 2.</text:p>
        </text:list-item>
      </text:list>
      <text:p text:style-name="P179"><text:span text:style-name="T452">Sub-procedure 1 is also called initializing the machine. <text:s/>Each trip through the procedure loop, consisting of following sub-procedure 2 though 6, is known as a Turing Machine </text:span><text:span text:style-name="T45">step</text:span><text:span text:style-name="T439">. <text:s text:c="2"/></text:span></text:p>
      <text:p text:style-name="P38">In <text:span text:style-name="T453">sub-procedure</text:span> one, <text:span text:style-name="T110">we provide the input by </text:span>initializing the tape <text:span text:style-name="T454">and set the initial state</text:span>. <text:s/>We refine <text:span text:style-name="T110">the</text:span> <text:span text:style-name="T110">definition</text:span> of input in a latter section, <text:bookmark-ref text:reference-format="text" text:ref-name="__RefHeading___Toc759_1864530906">More About The Tape</text:bookmark-ref>. <text:span text:style-name="T110"><text:s/>Sub-procedure 2 starts the loop. <text:s/>We begin by asserting the commands associated with the state. <text:s/>In sub-procedure 3 we read the indicated value from the tape. <text:s/>In sub-procedure 4 we use the current state and the read value to select an arc, and in sub-prodedure 5 we follow the selected arc. <text:s/>In sub-procedure 6 we check to see if we are at the halt state, and if so we halt, otherwise we loop. <text:s/></text:span></text:p>
      <text:p text:style-name="P38"><text:span text:style-name="T110">Walking through this procedure is known as </text:span><text:span text:style-name="T16">running</text:span><text:span text:style-name="T110"> the machine.</text:span></text:p>
      <text:p text:style-name="P114">Note that while walking through this procedure we are always in exactly one state. <text:s/>This is because we required that there is one arc for each letter in the alphabet, empty symbol, and possibly the left from leftmost error. <text:s/>If we relax this constraint we can have a non-deterministic machine. <text:s/>In a non<text:span text:style-name="T455">-</text:span>deterministic machine we can leave <text:span text:style-name="T457">each</text:span> state to potentially <text:span text:style-name="T455">multiple</text:span> next states. <text:s/><text:span text:style-name="T458">At any given step we will have a list of current states. <text:s/></text:span>Non-deterministic machines can be converted to deterministic ones, and vice versa, hence there is no greater power of expression with the non-deterministic machines, <text:span text:style-name="T456">i.e. existence proofs will turn out the same</text:span>. <text:s/><text:span text:style-name="T456">However,</text:span> non-deterministic machines can require fewer steps when evaluated.</text:p>
      <text:h text:style-name="Heading_20_2" text:outline-level="2"><text:bookmark-start text:name="__RefHeading___Toc3776_1864530906"/>Analysis <text:span text:style-name="T361">and</text:span> <text:span text:style-name="T227">Order</text:span><text:bookmark-end text:name="__RefHeading___Toc3776_1864530906"/></text:h>
      <text:p text:style-name="P40"><text:span text:style-name="T286">In this section</text:span> we use the term <text:span text:style-name="T3">order</text:span> to mean level or power. <text:s/>We are not talking about which comes first or second <text:span text:style-name="T253">in a sequence.</text:span></text:p>
      <text:p text:style-name="P41">When a person <text:span text:style-name="T287">studies </text:span>a <text:span text:style-name="T287">given </text:span>Turing Machine by walking through the Turing Machine procedure and watching, we say the person is <text:span text:style-name="T21">performing a computation</text:span><text:span text:style-name="T112">, or is, </text:span><text:span text:style-name="T21">evaluating</text:span><text:span text:style-name="T3"> the machine</text:span>. <text:s/><text:span text:style-name="T459">Such computing</text:span> is <text:span text:style-name="T232">a</text:span> 'first order <text:span text:style-name="T227">analysis'</text:span>. <text:s text:c="2"/>We say that Turing Machines that halt in finite <text:span text:style-name="T261">number of steps</text:span> <text:span text:style-name="T20">for any input</text:span><text:span text:style-name="T263"> </text:span>are <text:span text:style-name="T3">computational.</text:span><text:span text:style-name="T227"> <text:s/>I.e. for any given non-computational Turing Machine there will exist an input for which <text:s/>computation will never complete.</text:span></text:p>
      <text:p text:style-name="P40"><text:span text:style-name="T262">Alternatively w</text:span>e can analyze a Turing Machine instead of evaluating it. <text:s/>To perform an analysis<text:span text:style-name="T87"> we place the Turing Machine definition itself on a tape for another Turing Machine to look at. <text:s/>We then run this second Turing Machine so as to learn about the first one. <text:s/>(It is often the case that this second Turing </text:span>M<text:span text:style-name="T87">achine which performs the</text:span> analysis<text:span text:style-name="T87"> is in </text:span>a person's brain. <text:span text:style-name="T228">P</text:span>erhaps the person is <text:span text:style-name="T87">writing a proof </text:span>about the Turing Machine that is being studied<text:span text:style-name="T87">.) <text:s/></text:span>Analysis, <text:span text:style-name="T262">as the term is used</text:span> <text:span text:style-name="T233">without further qualification, </text:span>is <text:span text:style-name="T233">the same as 'second order analysis'. <text:s/>Analysis can be applied to both computational and </text:span><text:soft-page-break/><text:span text:style-name="T233">non-compuational machines. In many cases it is possible to learn something useful about a non-computational machine by analyzing it rather that evaluating it. <text:s/>It also helps in forming general statements about Turing Machines.</text:span></text:p>
      <text:p text:style-name="P20"><text:span text:style-name="T226">It is possible to perform higher orders of analysis. <text:s/>Here is a question that belongs to the next order: <text:s/>does there exist a Turing Machine, A, <text:s/>that can analyze a Turing Machine, B, <text:s/>to decide if B will halt? We are standing above looking down, and asking a question about machines of the second order.</text:span> <text:s/><text:span text:style-name="T226">As it turns out, it </text:span>has been proven in computation theory that there does not exist a second order machine, <text:span text:style-name="T288">a machine A,</text:span> which in general can <text:span text:style-name="T288">compute and decide</text:span> if <text:span text:style-name="T288">any given</text:span> Turing Machine <text:span text:style-name="T289">B</text:span> <text:span text:style-name="T226">is computational</text:span>. <text:s text:c="2"/>Though <text:span text:style-name="T290">this</text:span> is not possible in general, it is certainly possible for broad classes of Turing Machines, <text:span text:style-name="T228">which is a good thing, as otherwise it would be even more troublesome to write programs than it is already.</text:span></text:p>
      <text:h text:style-name="Heading_20_2" text:outline-level="2"><text:bookmark-start text:name="__RefHeading___Toc874_1864530906"/>Addresses <text:span text:style-name="T255">and Cells</text:span><text:bookmark-end text:name="__RefHeading___Toc874_1864530906"/></text:h>
      <text:p text:style-name="P9"><text:span text:style-name="T69">We can define a</text:span> Turing Machine <text:span text:style-name="T80">that is</text:span> <text:span text:style-name="T69">identical to </text:span>the recursive definition of natural numbers a<text:span text:style-name="T67">s</text:span> given by Peano. <text:s/>As such we can assign a natural number to each member of the tape sequence. <text:s/>There are multiple possible mappings, but we take the one where the first element of the tape sequence is the base element for the natural numbers, and is zero, the right neighbor to this element is its successor, 1, the next <text:span text:style-name="T67">right neighbor </text:span>element is 2, etc. <text:s text:c="2"/>This mapping <text:span text:style-name="T81">assigns to</text:span> each element in the tape sequence a natural number <text:span text:style-name="T76">which </text:span>we call its <text:span text:style-name="T3">address</text:span>. <text:s text:c="2"/></text:p>
      <text:p text:style-name="P9">The distance between two elements is defined to be the difference in the <text:span text:style-name="T67">corresponding</text:span> addresses. </text:p>
      <text:p text:style-name="P43">An <text:span text:style-name="T3">area</text:span> is a subsequence of a tape. <text:s/>The length of an area<text:span text:style-name="T256"> is one greater than the distance between the leftmost element of the area, and </text:span>that of the<text:span text:style-name="T256"> rightmost element of the area. <text:s/>It follows that the area of a single element on the tape is 1.</text:span></text:p>
      <text:p text:style-name="P10">Suppose we have a Turing Machine that is <text:span text:style-name="T73">designed</text:span> to mark an area <text:span text:style-name="T73">based on some property of the symbols in that area</text:span>. <text:s/>There are multiple possible definitions for such a Turing Machine, but lets take a very simple one. <text:s/>Our area marking Turing Machine will step <text:span text:style-name="T70">right until it finds </text:span>the leftmost element of the area, and <text:span text:style-name="T70">then </text:span>write <text:span text:style-name="T460">a</text:span> marker symbol. <text:s/>It will then <text:span text:style-name="T70">continue to </text:span>step <text:span text:style-name="T70">right </text:span>and write <text:span text:style-name="T460">a</text:span> marker symbol until it reaches the rightmost element, which it will also <text:span text:style-name="T70">mark. </text:span><text:s/><text:span text:style-name="T234">T</text:span>hen <text:span text:style-name="T234">the machine will </text:span>halt.</text:p>
      <text:p text:style-name="P10">Now suppose we employ a second order analysis. <text:s/>Instead of running our area marker Turing Machine, we examine <text:span text:style-name="T77">its</text:span> state controller and the mounted tape. <text:s/><text:span text:style-name="T461">Then w</text:span>e make a startling discovery – <text:span text:style-name="T462">inputs exist for which the </text:span>area marker will never halt. <text:s/><text:span text:style-name="T462">Namely, inputs for which there is no leftmost symbol with the property that defines the area we are looking for.</text:span> <text:s/><text:span text:style-name="T462">We may say for such inputs that </text:span><text:span text:style-name="T46">no such area exists</text:span><text:span text:style-name="T462">. <text:s/>We also say that the area of said property </text:span><text:span text:style-name="T11">has zero length</text:span><text:span text:style-name="T71">. <text:s/>These two statements are identical. <text:s/>Note, then, that concept of zero length is a second order length concept.</text:span></text:p>
      <text:p text:style-name="P21">We can create a Turing Machine that moves the head right <text:span text:style-name="T463">an </text:span>address number of times to reach the addressed sequence element. <text:s text:c="2"/><text:span text:style-name="T464">The controller for such a</text:span> machine can be composed with <text:span text:style-name="T464">the controller </text:span><text:soft-page-break/><text:span text:style-name="T464">for </text:span>other machines to give <text:span text:style-name="T464">us</text:span> random access ability on the tape. <text:s/><text:span text:style-name="T235">Though this is can not be integrated into the our definition for a Turing Machines for analysis, as it will affect the computational complexity of some problems.</text:span></text:p>
      <text:p text:style-name="P42">Let us ask a question, <text:s/>what is it that and address is actually locating? <text:s/>Let us consider <text:span text:style-name="T465">this question in the light of </text:span>an example. <text:s/>Suppose we have the tape sequence of: <text:s/></text:p>
      <text:p text:style-name="P42"><text:s text:c="3"/>a, b , c, <text:span text:style-name="T236">ε, <text:s/>ε, <text:s/>ε … <text:s/></text:span></text:p>
      <text:p text:style-name="P42"><text:span text:style-name="T236">Now consider that we have an address of '2'. <text:s/>If we read tape address 2 we get back the letter 'c'. <text:s/></text:span><text:span text:style-name="T239">So the address is locating the 'c'. <text:s/></text:span><text:span text:style-name="T236">Now suppose we write </text:span><text:span text:style-name="T242">at </text:span><text:span text:style-name="T236">address 2. <text:s/>say we write 'γ'. <text:s/>Now our sequence is:</text:span></text:p>
      <text:p text:style-name="P107"><text:s text:c="3"/>a, b , γ, ε, <text:s/>ε, <text:s/>ε …</text:p>
      <text:p text:style-name="P107">Now we write 'Г', resulting in the sequence:</text:p>
      <text:p text:style-name="P107"><text:s text:c="3"/>a, b , Г, ε, <text:s/>ε, <text:s/>ε …</text:p>
      <text:p text:style-name="P194"><text:span text:style-name="T236">It would appear that the answer to our question is that address 2 is addressing </text:span><text:span text:style-name="T239">different</text:span><text:span text:style-name="T236"> things at different times. <text:s/>First it was, c, <text:s/>then γ, then <text:s/>Г. <text:s/></text:span><text:span text:style-name="T237">Yet the address never changed. <text:s text:c="2"/></text:span><text:span text:style-name="T242">I</text:span><text:span text:style-name="T237">t </text:span><text:span text:style-name="T242">feels a little</text:span><text:span text:style-name="T237"> unsatisfactory to suggest </text:span><text:span text:style-name="T242">that our concept of location changes depending on the value of the thing being located. </text:span><text:span text:style-name="T237"><text:s text:c="2"/></text:span><text:span text:style-name="T243">Also, notice, t</text:span><text:span text:style-name="T237">hat when we created the natural number Turing Machine, that the values of the tape never came into play. <text:s/></text:span><text:span text:style-name="T243">Yet, we can't seem to answer the question of 'what is an address' <text:s/>locating without giving a value.</text:span></text:p>
      <text:p text:style-name="P194"><text:span text:style-name="T237">Addresses speak to the the structure of the tape rather than the </text:span><text:span text:style-name="T240">values</text:span><text:span text:style-name="T237"> held on the tape. In order to facilitate this interpretation, we note that a sequence consists of a sequence of </text:span><text:span text:style-name="T238">cells</text:span><text:span text:style-name="T237">. <text:s/></text:span><text:span text:style-name="T244">Given the concept of a cell we can say that a</text:span><text:span text:style-name="T237">n address always locates the same cell, though the contents of that cell can change. <text:s/>This is only a small extension to the already existing concept of a variable in mathematics. <text:s/></text:span><text:span text:style-name="T240">In mathematics we</text:span><text:span text:style-name="T237"> allow that a variable can take on different values, though its name never changes. <text:s/></text:span><text:span text:style-name="T240">Now we are going to say that a cell can take on different values, though its address never changes. <text:s/>Furthermore, as the cell is part of the sequence, <text:s/>we are going to say the cell </text:span><text:span text:style-name="T244">itself </text:span><text:span text:style-name="T240">has a left neighbor or right neighbor – not the value in the cell.</text:span></text:p>
      <text:h text:style-name="Heading_20_2" text:outline-level="2"><text:bookmark-start text:name="__RefHeading___Toc759_1864530906"/><text:span text:style-name="T241">More </text:span><text:span text:style-name="T240">About The Tape</text:span><text:bookmark-end text:name="__RefHeading___Toc759_1864530906"/></text:h>
      <text:p text:style-name="P22">The <text:span text:style-name="T82">area on a tape extending from the</text:span> first <text:span text:style-name="T245">cell</text:span> to the rightmost <text:span text:style-name="T245">cell for which the cell is holding an </text:span>alphabet symbol is referred to as the <text:span text:style-name="T3">active area</text:span>. <text:s/><text:span text:style-name="T69">If there is no alphabet character on the tape, then there is no active area (i.e. the active area has length 0).</text:span> <text:s/>The infinite right going tail of <text:span text:style-name="T246">cells holding the </text:span>empty symbol is then the <text:span text:style-name="T3">inactive</text:span> <text:span text:style-name="T66">area. <text:s/></text:span></text:p>
      <text:p text:style-name="P22"><text:span text:style-name="T66">The initial active area is called the </text:span><text:span text:style-name="T10">input</text:span><text:span text:style-name="T66">. <text:s/>The final active area is called the </text:span><text:span text:style-name="T10">output</text:span><text:span text:style-name="T66">.</text:span></text:p>
      <text:p text:style-name="P11">Suppose we unmount a tape <text:span text:style-name="T74">from</text:span> one Turing Machine, and <text:span text:style-name="T75">mount</text:span> it <text:span text:style-name="T75">on</text:span> another Turing Machine so as to calculate the length of the active area. <text:s/><text:span text:style-name="T83">The output of the first machine becomes the input for the second</text:span>. <text:s/><text:span text:style-name="T83">However, w</text:span>e have a problem, as the second Turing Machine can never know if it has reached <text:soft-page-break/>the rightmost alphabet symbol on the tape. <text:s/><text:span text:style-name="T466">The machine can not stop scanning right when it reads an empty-symbol, because </text:span>an alphabet symbol <text:span text:style-name="T467">might exist</text:span> further <text:span text:style-name="T83">to the</text:span> right.</text:p>
      <text:p text:style-name="P195">Here are some workarounds:</text:p>
      <text:list xml:id="list1600230214133253384" text:style-name="L5">
        <text:list-item>
          <text:p text:style-name="P181">We <text:span text:style-name="T468">provide</text:span> second order information about the length of the active area. <text:s/>This is usually how we do our complexity analysis – the length of the input is decreed externally.</text:p>
        </text:list-item>
        <text:list-item>
          <text:p text:style-name="P182">We have <text:span text:style-name="T264">the location of the end of the active area</text:span> embedded in the active area. <text:s/>This can be an address, a sequence that is recognized by the controller, or a special symbol.</text:p>
        </text:list-item>
        <text:list-item>
          <text:p text:style-name="P183"><text:span text:style-name="T72">We adopt a convention of maintaining a </text:span><text:span text:style-name="T12">compact</text:span><text:span text:style-name="T72"> tape. <text:s/>As such we have no embedded empty symbols in the active area. Then the empty symbol marks the end of the active area.</text:span></text:p>
        </text:list-item>
        <text:list-item>
          <text:p text:style-name="P180"><text:span text:style-name="T72">We have external accounting, i.e. </text:span><text:span text:style-name="T12">allocation management</text:span><text:span text:style-name="T72">.</text:span></text:p>
        </text:list-item>
      </text:list>
      <text:p text:style-name="P128">A <text:span text:style-name="T3">compact</text:span> area is one that has only alphabet symbols (no empty symbols). <text:s/>We can extend this concept to say that the <text:span text:style-name="T3">density</text:span> of an area is the ratio of alphabet symbols to empty symbols.</text:p>
      <text:h text:style-name="P205" text:outline-level="2"><text:bookmark-start text:name="__RefHeading___Toc7224_1605801441"/>Some Properties of Turing Machines<text:bookmark-end text:name="__RefHeading___Toc7224_1605801441"/></text:h>
      <text:p text:style-name="P127"><text:span text:style-name="T469">For a given Turing Machine, the input is the sole determiner of the output. <text:s/>I.e. each time the same input is given, we get the same output. <text:s/>The input and output are mathematical objects, hence Turing Machines are functions. <text:s text:c="2"/>However, it is common in computer science to speak of Turing Machines as 'solving problems' rather than saying they are functions. <text:s/>This is because we often think of the inputs and outputs of Turing Machines as being something other than mathematical objects. <text:s/>For example, when a Turing machine sorts sequences found on its input, we might say that it solves a sorting problem.</text:span></text:p>
      <text:p text:style-name="P126"><text:span text:style-name="T445">T</text:span>here are a countably infinite number of Turing Machines <text:span text:style-name="T444">that fit our definition. <text:s/>Machines will differ due to differing alphabets, state controller graphs, associated commands, start, and halt states. <text:s/>The choice of empty symbol is inconsequential as long as it is distinct from the alphabet. <text:s text:c="2"/>As we will see in the later discussion on variations, </text:span><text:span text:style-name="T444"><text:bookmark-ref text:reference-format="text" text:ref-name="__RefHeading___Toc3778_1864530906">Conventional Turing Machine Definition Variations</text:bookmark-ref></text:span><text:span text:style-name="T444">, the choice of alphabet it is not very important. <text:s/>For two alphabets of the same cardinality we can create a one to one mapping, and for those of differing cardinality we can use sequences of alphabet symbols that map to alphabet symbols.</text:span></text:p>
      <text:p text:style-name="P127">There might be multiple Turing Machines that perform the same function. <text:s/>A set of such machines forms a functional equivalence class. Within a functional class there <text:span text:style-name="T470">will</text:span> be a class of members <text:span text:style-name="T470">related in that they all use the smallest number of steps within an order of magnitude. <text:s/>We discuss this further in the section on complexy, </text:span><text:span text:style-name="T470"><text:bookmark-ref text:reference-format="text" text:ref-name="__RefHeading___Toc2231_1864530906">Complexity</text:bookmark-ref></text:span><text:span text:style-name="T470">.</text:span></text:p>
      <text:p text:style-name="P128"><text:span text:style-name="T470">Of special importance to computation theory is the existence among all these infinite Turing machines of a class that reads a state controller definition from the tape as an input. <text:s text:c="2"/>This is the </text:span><text:span text:style-name="T43">Universal Turing Machine</text:span><text:span text:style-name="T200"> </text:span><text:span text:style-name="T201">class.</text:span></text:p>
      <text:h text:style-name="Heading_20_2" text:outline-level="2"><text:bookmark-start text:name="__RefHeading___Toc2231_1864530906"/><text:soft-page-break/>Complexity<text:bookmark-end text:name="__RefHeading___Toc2231_1864530906"/></text:h>
      <text:p text:style-name="P129"><text:span text:style-name="T109">An interesting aspect of the Turing Machine procedure is it introduces the concept of </text:span><text:span text:style-name="T17">step</text:span><text:span text:style-name="T9">ping the machine</text:span><text:span text:style-name="T109">. <text:s/>With the addition of some simple constraints it becomes possible to map the parts of the Turing Machine abstraction to the parts of some real machines. <text:s/>These constraints may take the form of such things as a bound on the length of the input, or the addition of out-of-resource errors. <text:s/>Because such constraints do not affect the 'normal' <text:s/>workings of the machine, the derived relationship between a Turing Machine step, and that of a unit of real time might not be that complicated. <text:s/>Indeed, except for some enumerable cases this relationship might even be so simple as to assign to a step an approximately constant amount of time. <text:s/>Because of the existence of a relationship between steps and time, particularly when it is a simple one, it is very interesting for us to know how many steps a Turing Machine will take.</text:span></text:p>
      <text:p text:style-name="P39">There are many ways to measure the complexity of a Turing Machine. <text:s/>Among these is something called the <text:span text:style-name="T3">time complexity, </text:span><text:span text:style-name="T111">which is a function </text:span><text:span text:style-name="T78">that relates the length of the input to the number of steps required to reach the halt state. <text:s/>To derive time complexity we typically start with a step count formula which maps the length of Turing Machine input to the worst case largest number of steps. <text:s/>We then consider the behavior of this formula as input length goes towards infinity. <text:s/>To get this, we take the highest order term from the step count formula. <text:s/>Conventional results are constant time, polynomial time, or exponential time.</text:span></text:p>
      <text:p text:style-name="P23">We can derive a space <text:span text:style-name="T471">required</text:span> function in an analogous manner as for the <text:span text:style-name="T471">step count</text:span> function. <text:s/><text:span text:style-name="T471">The space required </text:span>function that relates the wors<text:span text:style-name="T265">t</text:span> case input <text:span text:style-name="T247">at a given input length </text:span>to the active area <text:span text:style-name="T247">length</text:span>. <text:s/>The order of this function is known as the space complexity. </text:p>
      <text:p text:style-name="P64">The time or space complexity will remain the same <text:span text:style-name="T446">against certain variations of our </text:span>Turing machine <text:span text:style-name="T472">definition.</text:span> <text:s/>For example, if we doubl<text:span text:style-name="T472">e</text:span> all the states by adding a second state that we always visit, <text:span text:style-name="T472">where this second state does nothing, <text:s/></text:span>the number of steps would double <text:span text:style-name="T472">but the functionality would not <text:s/>change. <text:s/>Complexity classes would also not change. <text:s/>A</text:span> fixed time machine <text:span text:style-name="T473">before doubling up on the states</text:span> <text:span text:style-name="T473">would </text:span>still be a fixed time machine <text:span text:style-name="T473">afterward, <text:s/>I</text:span>t is just that the particular fixed number of steps would be twice as large. <text:s/>A polynomial time machine would still be polynomial, just with <text:span text:style-name="T474">double</text:span> size constants. <text:s/><text:span text:style-name="T475">W</text:span>e say <text:span text:style-name="T475">that changes that do not change complexity class analysis are </text:span><text:span text:style-name="T3">inconsequential</text:span>.</text:p>
      <text:p text:style-name="P64"><text:span text:style-name="T476">Suppose we have a complete Turing Machine functionality class. <text:s/>We say that it is complete because all possible machines for implementing the function are in this class. <text:s/>Some machines in this class will have a different time complexity than others. <text:s/>Now we consider the set of minimum time complexity from this class. <text:s/>As the larger set was complete, this constrained set will also be complete. <text:s/>We then say that this minimum time complexity is a property of the problem being solved.</text:span></text:p>
      <text:h text:style-name="Heading_20_2" text:outline-level="2"><text:bookmark-start text:name="__RefHeading___Toc3778_1864530906"/><text:span text:style-name="T272">Conventional </text:span>Turing Machine Definition Variations<text:bookmark-end text:name="__RefHeading___Toc3778_1864530906"/></text:h>
      <text:p text:style-name="P37">In the first section of this chapter,<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text" text:ref-name="__RefHeading___Toc2229_1864530906">A Conventional Turing Machine Definition</text:bookmark-ref>, we gave a <text:span text:style-name="T267">conventional </text:span>definition for a Turing Machine. <text:s text:c="2"/><text:span text:style-name="T266">In the prior section,</text:span><text:span text:style-name="T266"><text:bookmark-ref text:reference-format="text" text:ref-name="__RefHeading___Toc2231_1864530906">Complexity</text:bookmark-ref></text:span><text:span text:style-name="T266">, w</text:span>e noted that we can <text:span text:style-name="T248">analyze Turing </text:span><text:soft-page-break/><text:span text:style-name="T248">machines to find their </text:span>time and space complexit<text:span text:style-name="T248">ies.</text:span> <text:s/><text:span text:style-name="T477">In this section we will discuss some variations that one finds in the literature.</text:span></text:p>
      <text:p text:style-name="P12"><text:span text:style-name="T268">A v</text:span>ariation on the <text:span text:style-name="T268">conventional</text:span> Turing Machine definition <text:span text:style-name="T268">is</text:span> allowed when <text:span text:style-name="T249">it </text:span>can be proven <text:span text:style-name="T249">that the variation never causes existence , time complexity, nor space complexity results to change, and in this respect are </text:span><text:span text:style-name="T47">inconsequential</text:span><text:span text:style-name="T249">. Earlier we gave the example of doubling up the states as being such a variation, though that is not a conventional variation. </text:span></text:p>
      <text:h text:style-name="Heading_20_3" text:outline-level="3"><text:bookmark-start text:name="__RefHeading___Toc6611_210948218"/>Open in Both Directions Tapes<text:bookmark-end text:name="__RefHeading___Toc6611_210948218"/></text:h>
      <text:p text:style-name="P47"><text:span text:style-name="T57">Some Turing Machine descriptions describe a tape with no end in either the left or right directions, i.e. a tape that is that is </text:span><text:span text:style-name="T8">open</text:span><text:span text:style-name="T61"> in both directions. <text:s/>This feature adds no richness of expression, because we can get the same behavior from a Turing Machine with a single ended tape. <text:s/>To do this we partition the single ended tape into odd addressed cells and even addressed cells. <text:s/>The odd cells are said to be the right side of the tape, and the even ones the left side. <text:s/>We then rewrite any tape controller to instead use the 'odd' and 'even' channels instead of the left and right sides of the tape.</text:span></text:p>
      <text:p text:style-name="P48">This same <text:span text:style-name="T478">approach</text:span> form can be used to show that multiple tapes, or even multi-dimensional tapes, add no expressive power. <text:s/>The good news is that such variations can be used whenever convenient, and we will get the same results.</text:p>
      <text:h text:style-name="Heading_20_3" text:outline-level="3"><text:bookmark-start text:name="__RefHeading___Toc6613_210948218"/>Alphabet <text:span text:style-name="T84">Replacement</text:span><text:bookmark-end text:name="__RefHeading___Toc6613_210948218"/></text:h>
      <text:p text:style-name="P5">Without loss of generality, <text:span text:style-name="T54">we may replace the alphabet with a single symbol, say 's' (short for successor). <text:s/>This is because symbols in any alphabet can be placed into correspondence with a sequences of 's' symbols. <text:s/>For example, the symbols of the alphabet of {w, x, y, z} <text:s/>can be placed into one to one correspondence with the sequences in the manner of {&lt;w, s&gt;, &lt;x, ss&gt;, &lt;y, sss&gt;, &lt;z, ssss&gt;}. <text:s text:c="3"/>We will need to put the empty symbol between any such sequences on the tape, so that two sequences can be distinguished from one longer sequence. <text:s/>Alternatively we can adopt a two symbol alphabet instead of a single symbol, <text:s/>where the second alphabet symbol is an end of sequence marker.</text:span></text:p>
      <text:p text:style-name="P185">In contemporary computing we use an alphabet of two symbols, {0, 1}, and fixed length sequences. <text:s text:c="2"/>No end marker is needed when the sequences to be placed into correspondence are of fixed length. <text:s text:c="2"/>So for example, the symbols in the alphabet {dog, cat, mouse, fish} <text:s/>may have the correspondence of {&lt;dog, 00&gt;, &lt;cat, 01&gt;, &lt;mouse, 10&gt;, &lt;fish 11&gt;}. <text:s/>Conventional fixed sequence lengths are 8, 16, 32, and 64. <text:s/>So for example, when the sequence length is 8, any alphabet of 256 symbols or less may be placed into correspondence. <text:s/>A conventional correspondence table is that of the ASCII code. <text:s/>The fixed length to be used can depend on computational context. <text:s/><text:span text:style-name="T479">(</text:span>In contrast, UTF8 does not use fixed length sequences, so there must exist at least one end of sequence marker.<text:span text:style-name="T479">)</text:span></text:p>
      <text:p text:style-name="P7"><text:span text:style-name="T362">Another alternative to end of sequence markers when variable length sequences are used is to externally account for sequences lengths. <text:s/>We call such an accounting system a </text:span><text:span text:style-name="T26">type</text:span><text:span text:style-name="T362"> system.</text:span></text:p>
      <text:h text:style-name="Heading_20_3" text:outline-level="3"><text:bookmark-start text:name="__RefHeading___Toc6615_210948218"/><text:soft-page-break/><text:span text:style-name="T64">Leaving Out the</text:span> Empty Symbol<text:bookmark-end text:name="__RefHeading___Toc6615_210948218"/></text:h>
      <text:p text:style-name="P51">When we use a fixed sequence of {1, 0} to stand for symbols, it is expensive to reserve a sequence for the empty symbol. <text:s/>This expense is due both to losing the use of a symbol in the alphabet, and in the complexity of control circuitry when keeping track of it.</text:p>
      <text:p text:style-name="P50"><text:span text:style-name="T85">T</text:span>he empty symbol <text:span text:style-name="T269">is a property of the machine rather than just another alphabet member, because</text:span> the tape initially has an infinite tail of empty symbols. <text:s/>A computational Turing Machine <text:span text:style-name="T65">is limited to taking </text:span>a finite number of step<text:span text:style-name="T68">s. <text:s/>Thus </text:span>it <text:span text:style-name="T363">can not </text:span>compute a tape initialized with <text:span text:style-name="T68">an empty symbol (or </text:span>a<text:span text:style-name="T63">ny</text:span> <text:span text:style-name="T68">other</text:span> value<text:span text:style-name="T68">)</text:span>.</text:p>
      <text:p text:style-name="P49"><text:span text:style-name="T277">However we can add a </text:span>constrain<text:span text:style-name="T270">t on all </text:span>Turing Machine controllers <text:span text:style-name="T270">that requires of controllers that they never write the empty symbol, and always</text:span> write a<text:span text:style-name="T64">n</text:span> alphabet <text:span text:style-name="T64">symbol</text:span> to a <text:span text:style-name="T282">cell</text:span> before reading it. <text:s/><text:span text:style-name="T283">Then, because a cell is never read before being written, it does not matter what we write into it for initialization. <text:s/>Hence we can even use an alphabet symbol. <text:s/>Thus, with this constraint we can eliminate the empty symbol. <text:s/>This gives us the following Turing Machine variation:</text:span></text:p>
      <text:list xml:id="list6367929645306686725" text:style-name="L6">
        <text:list-item>
          <text:p text:style-name="P161"><text:s/>finite alphabet</text:p>
        </text:list-item>
        <text:list-item>
          <text:p text:style-name="P186"><text:span text:style-name="T276">write </text:span>before <text:span text:style-name="T276">read</text:span> constraint</text:p>
        </text:list-item>
        <text:list-item>
          <text:p text:style-name="P161"><text:s/><text:span text:style-name="T229">single ended </text:span>tape</text:p>
        </text:list-item>
        <text:list-item>
          <text:p text:style-name="P161"><text:s/>read/write head</text:p>
        </text:list-item>
        <text:list-item>
          <text:p text:style-name="P161"><text:s/>controlling state machine</text:p>
        </text:list-item>
        <text:list-item>
          <text:p text:style-name="P164"><text:span text:style-name="T229">left from leftmost</text:span> error</text:p>
        </text:list-item>
        <text:list-item>
          <text:p text:style-name="P161"><text:s/>start state</text:p>
        </text:list-item>
        <text:list-item>
          <text:p text:style-name="P161"><text:s/><text:span text:style-name="T231">halt state</text:span></text:p>
        </text:list-item>
        <text:list-item>
          <text:p text:style-name="P167">current state</text:p>
        </text:list-item>
        <text:list-item>
          <text:p text:style-name="P167"><text:s/>fixed procedure for using these. <text:s/></text:p>
        </text:list-item>
      </text:list>
      <text:p text:style-name="P24"><text:span text:style-name="T271">To validate that this is a Turing Machine variation, rather than a description of new abstraction that is not a Turing Machine, we must show two things:</text:span> Firs<text:span text:style-name="T271">tly</text:span>, <text:span text:style-name="T271">that</text:span> any of the now disallowed controllers <text:span text:style-name="T271">never </text:span>compute something which otherwise can not be computed. <text:s text:c="2"/>And secondly, <text:s/><text:span text:style-name="T271">that</text:span> there <text:span text:style-name="T279">is a </text:span>computationally just as fast, or faster, alternative with the same functionality <text:span text:style-name="T278">as any</text:span> disallowed controller.</text:p>
      <text:h text:style-name="Heading_20_3" text:outline-level="3"><text:bookmark-start text:name="__RefHeading___Toc6617_210948218"/>No Need to Step <text:span text:style-name="T250">into the</text:span> Inactive <text:span text:style-name="T250">Area of the </text:span>Tape<text:bookmark-end text:name="__RefHeading___Toc6617_210948218"/></text:h>
      <text:p text:style-name="P14"><text:span text:style-name="T251">1. </text:span>Instead keep a counter for the number of steps taken into the inactive area. <text:s/>Decrement the counter before moving the head again. <text:s/><text:span text:style-name="T251">2. Just write an alphabet character and change the inactive area traversed into an active area.</text:span></text:p>
      <text:h text:style-name="Heading_20_2" text:outline-level="2"><text:bookmark-start text:name="__RefHeading___Toc3780_1864530906"/><text:soft-page-break/><text:span text:style-name="T273">A Finite </text:span>Tape <text:span text:style-name="T79">Variation</text:span><text:bookmark-end text:name="__RefHeading___Toc3780_1864530906"/></text:h>
      <text:p text:style-name="P25">The active area on the tape can grow at most by one <text:span text:style-name="T86">unit </text:span>for each <text:span text:style-name="T86">machine </text:span>step. This largest growth occur<text:span text:style-name="T86">s</text:span> when the Turing Machine steps right and writes an alphabet character in every <text:span text:style-name="T97">visited</text:span> state. <text:span text:style-name="T97">This means that for computational machines, the active area will be finite. This also means that s</text:span>pace complexity can never <text:span text:style-name="T86">be larger than</text:span> time complexity. <text:s/></text:p>
      <text:p text:style-name="P13">A <text:span text:style-name="T3">fixed value</text:span> is one that is provided with <text:span text:style-name="T480">a</text:span> Turing Machine definition, <text:span text:style-name="T88">and does not change while it is run</text:span>. <text:s/><text:span text:style-name="T88">Suppose we chose a fixed length Turing Machine tape. <text:s/>The tape would then have a rightmost element. <text:s/>That element would have no right neighbor, but would have a left neighbor. <text:s text:c="3"/>We would also add another error, that of </text:span><text:span text:style-name="T13">right from rightmost</text:span><text:span text:style-name="T88">. <text:s text:c="2"/>This error would be invoked when the controller attempted to step right from the rightmost element.</text:span></text:p>
      <text:p text:style-name="P27"><text:span text:style-name="T89">Consider a machine that does not step out of the active area, has constant</text:span> space complexity, <text:span text:style-name="T89">and </text:span>where th<text:span text:style-name="T97">is </text:span>space complexity is less than the fixed length for the <text:span text:style-name="T89">finite t</text:span>ape – <text:span text:style-name="T97">such a a machine would never trip the right from rightmost error, and thus there would be no difference between a finite tape and an infinite one.</text:span></text:p>
      <text:p text:style-name="P26">Similarly, suppose that we bound the length of the tape, and that the space complexity for this bound is less than or equal to the length of the tape. <text:s/>Then again, the <text:span text:style-name="T230">right from rightmost</text:span> error would never be taken, and thus the tape would be indistinguishable from an infinite one. <text:s/><text:span text:style-name="T280">(Today we typically pad programs with lots of memory and long addresses words in hopes this will be the case.)</text:span></text:p>
      <text:p text:style-name="P196">Now consider the case where we do not fix the length of the input, and that space complexity is such that space usage grows with growing input length, at least for very long inputs. <text:s text:c="2"/>For such machines <text:span text:style-name="T89">we can always find an input of sufficient length to trip the right from rightmost error.</text:span></text:p>
      <text:p text:style-name="P15"><text:span text:style-name="T98">As another approach to finite computing we can </text:span>first run the Turing Machine with a <text:span text:style-name="T481">given input on a</text:span>n infinite tap<text:span text:style-name="T281">e</text:span>. <text:s/><text:span text:style-name="T481">We know that for computation machines that the active area will be finite. <text:s/>We measure this finite value during the run. <text:s/>We then measure </text:span>the maximum length of the active area for <text:span text:style-name="T281">the given</text:span> input. <text:s text:c="2"/><text:span text:style-name="T481">Now w</text:span>e can <text:span text:style-name="T481">create a second machine, one with a truncated but large enough tape, <text:s/>and run the input on this second machine, and there will be no right of rightmost error, and thus there will be no difference between having the finite tape or an infinite one.</text:span> </text:p>
      <text:p text:style-name="P15"><text:span text:style-name="T98">Unlike for the constant space complexity, and the bounded tape length solutions, this solution is unconstrained. <text:s text:c="2"/>Though u</text:span>nfortunately in most cases <text:span text:style-name="T482">the</text:span> second run would be completely moot, <text:span text:style-name="T482">as we could simply use the output from the first run</text:span>. <text:s/></text:p>
      <text:p text:style-name="P15"><text:span text:style-name="T483">In a variation on the run it twice approach, instead of running the first machine, we might instead analyze it and should we be able to surmise a maximum tape length, we could use that.</text:span> <text:s/></text:p>
      <text:p text:style-name="P28"><text:span text:style-name="T99">In yet another approach </text:span>we can <text:span text:style-name="T100">extend</text:span> the finite tape as needed. <text:s/>We create a <text:span text:style-name="T91">control</text:span> layer over the finite tape. <text:s/>When a step right command from the Turing controller invokes the right from rightmost error, the lower layer <text:span text:style-name="T90">allocates memory,</text:span> lengthens the tape, and <text:span text:style-name="T484">then</text:span> performs the <text:span text:style-name="T484">requested </text:span>step <text:span text:style-name="T484">right.</text:span> <text:soft-page-break/>As long as this occurs in fixed time, <text:span text:style-name="T100">(</text:span>or <text:span text:style-name="T100">of sufficient lesser order time </text:span>than the dominate order of the time complexity<text:span text:style-name="T100">)</text:span>, and as long as there is indeed more memory to allocate <text:span text:style-name="T91">- </text:span>this <text:span text:style-name="T91">Turing Machine variation will yield the same order of computational complexity as one with an an infinite tape. <text:s/></text:span></text:p>
      <text:p text:style-name="P108"><text:span text:style-name="T485">I propose the following </text:span>Turing Machine variation:</text:p>
      <text:list xml:id="list7556979446017879759" text:style-name="L7">
        <text:list-item>
          <text:p text:style-name="P162">finite alphabet</text:p>
        </text:list-item>
        <text:list-item>
          <text:p text:style-name="P187"><text:span text:style-name="T275">write</text:span> before <text:span text:style-name="T275">read</text:span> constraint</text:p>
        </text:list-item>
        <text:list-item>
          <text:p text:style-name="P162"><text:span text:style-name="T274">extendable finite </text:span>tape</text:p>
        </text:list-item>
        <text:list-item>
          <text:p text:style-name="P162">read/write head</text:p>
        </text:list-item>
        <text:list-item>
          <text:p text:style-name="P162">controlling state machine</text:p>
        </text:list-item>
        <text:list-item>
          <text:p text:style-name="P165">left from leftmost error</text:p>
        </text:list-item>
        <text:list-item>
          <text:p text:style-name="P188"><text:span text:style-name="T230">right from rightmost</text:span> error</text:p>
        </text:list-item>
        <text:list-item>
          <text:p text:style-name="P162">start state</text:p>
        </text:list-item>
        <text:list-item>
          <text:p text:style-name="P162"><text:s/><text:span text:style-name="T254">halt</text:span> state</text:p>
        </text:list-item>
        <text:list-item>
          <text:p text:style-name="P168">current state</text:p>
        </text:list-item>
        <text:list-item>
          <text:p text:style-name="P168">fixed procedure for using these.</text:p>
        </text:list-item>
      </text:list>
      <text:p text:style-name="P29">In <text:span text:style-name="T100">our original Turing Machine model, <text:s/>the controlling state machine commands were limited to, <text:s/></text:span><text:span text:style-name="T14">do</text:span><text:span text:style-name="T100">-</text:span><text:span text:style-name="T14">nothing</text:span><text:span text:style-name="T100">, </text:span><text:span text:style-name="T14">step-left</text:span><text:span text:style-name="T100">, </text:span><text:span text:style-name="T14">step-right</text:span><text:span text:style-name="T100">, </text:span><text:span text:style-name="T14">write</text:span><text:span text:style-name="T100">, with reading is an implied command. To this list we add </text:span><text:span text:style-name="T14">append</text:span><text:span text:style-name="T100">. <text:s/>Append may only be called when the head is on the rightmost tape cell. <text:s/>This is not limiting because the command may be called from a state that is at the end of an arc triggered by the </text:span><text:span text:style-name="T14">right from rightmost </text:span><text:span text:style-name="T113">error</text:span><text:span text:style-name="T100">. <text:s/>When we have no empty symbol, </text:span><text:span text:style-name="T14">append</text:span><text:span text:style-name="T100"> accepts an alphabet symbol and performs a write into the new cell. <text:s/>This is not limiting because if need be, one can always perform an extraneous write of an alphabet symbol.</text:span></text:p>
      <text:p text:style-name="P109">With this extendable tape model all <text:span text:style-name="T486">Turing Machine components remain </text:span>finite <text:span text:style-name="T486">during computation</text:span>, though some <text:span text:style-name="T486">may be</text:span> arbitrarily large. <text:s/>In the first order object<text:span text:style-name="T487">s</text:span> <text:span text:style-name="T487">must be finite</text:span>, so this <text:s/><text:span text:style-name="T487">variation</text:span> is more suited for creating a mapping between a Turing Machine and a real program <text:span text:style-name="T488">running on a real machine.</text:span></text:p>
      <text:h text:style-name="Heading_20_2" text:outline-level="2"><text:bookmark-start text:name="__RefHeading___Toc3303_1864530906"/><text:span text:style-name="T427">More About </text:span>Commands<text:bookmark-end text:name="__RefHeading___Toc3303_1864530906"/></text:h>
      <text:p text:style-name="P53">The Turing Machine state controller has <text:span text:style-name="T360">a </text:span>command symbol tied to each state. The Turing Machine procedure the<text:span text:style-name="T364">n has us take action based on this symbol. </text:span><text:s/>This is our current command set:</text:p>
      <text:list xml:id="list2572999969092842903" text:style-name="L8">
        <text:list-item>
          <text:p text:style-name="P189">step-right, <text:s/>causes the head to move to the right neighbor cell.</text:p>
        </text:list-item>
        <text:list-item>
          <text:p text:style-name="P189">step-left, <text:s/>causes the head to move to the left neighbor cell.</text:p>
        </text:list-item>
        <text:list-item>
          <text:p text:style-name="P191"><text:soft-page-break/>read, <text:s/>returns the symbol under the head. <text:s/>The returned symbol is then used to chose the transition arc.</text:p>
        </text:list-item>
        <text:list-item>
          <text:p text:style-name="P190">write(<text:span text:style-name="T23">x</text:span>), <text:s/>causes the <text:span text:style-name="T333">symbol </text:span><text:span text:style-name="T23">x</text:span><text:span text:style-name="T333"> to be written to the cell that the head is currently on. <text:s/>The symbol </text:span><text:span text:style-name="T23">x</text:span><text:span text:style-name="T333"> is any symbol from the alphabet. <text:s/></text:span></text:p>
        </text:list-item>
        <text:list-item>
          <text:p text:style-name="P191">append(<text:span text:style-name="T3">x</text:span>) <text:span text:style-name="T334">may only be </text:span>called when on the rightmost cell. <text:s/>Extends the tape by one cell, and writes the symbol <text:span text:style-name="T3">x</text:span> into that cell, where <text:span text:style-name="T3">x</text:span> is any symbol from the alphabet.</text:p>
        </text:list-item>
      </text:list>
      <text:p text:style-name="P55">We are going to relieve the constraint that append can only occur from rightmost. <text:s/>Our new append is functionally identical to adding a cell to the rightmost extremity, and then shifting all the symbols over by one cell starting at the new cell and ending when the new rightmost has been written <text:span text:style-name="T489">- a</text:span>nd then doing <text:span text:style-name="T490">the requested write of </text:span><text:span text:style-name="T48">x</text:span><text:span text:style-name="T490"> on </text:span>the <text:span text:style-name="T490">right neighbor cell.</text:span></text:p>
      <text:p text:style-name="P56">We will also include the inverse function for append. <text:s/>delete(append(x)) <text:s/>reads x while deleting the cell that x was in. <text:s/><text:span text:style-name="T364">The current Turring Machine model can emulate this function by shifting all the symbols in cells the right of the head left by one, and then just not using the rightmost cell. <text:s/></text:span></text:p>
      <text:p text:style-name="P56">We are also going to support non-determinism in the state controller. <text:s/>Our <text:span text:style-name="T337">n</text:span>on-deterministic Turing Machine will have multiple heads. <text:s/>One for each separate thread of execution through the state controller. <text:s/>As explained in the following chapters, supporting non-determinism makes our machine <text:s/>more complex, especially in the presence of the delete command. <text:s/>However, we defer that discussion to the relevant chapters. <text:s/></text:p>
      <text:p text:style-name="P110">In cases where successive states are visited in a fixed order it is notationally convenient to combine the commands. <text:s/>In order to support all this, we have developed the concept of a command statement:</text:p>
      <text:p text:style-name="P57"><text:soft-page-break/><draw:frame draw:style-name="fr2" draw:name="Frame3" text:anchor-type="as-char" svg:width="490.96pt" draw:z-index="5"><draw:text-box fo:min-height="36.91pt"><text:p text:style-name="P132"><text:span text:style-name="T365">statement:: </text:span>[<text:span text:style-name="T345">direction</text:span>] command<text:span text:style-name="T344">+</text:span> [modifier] [&amp; contract]* <text:span text:style-name="T343">[arg]*</text:span></text:p><text:p text:style-name="P132"/><text:p text:style-name="P132"><text:span text:style-name="T345">direction</text:span>:: <text:span text:style-name="T338">- | </text:span><text:span text:style-name="T340">ε</text:span></text:p><text:p text:style-name="P156"/><text:p text:style-name="P133">command:: r | w | s | a | d | m | e | ☥</text:p><text:p text:style-name="P133"/><text:p text:style-name="P133">modifier:: ◧ ◨ n</text:p><text:p text:style-name="P133"/><text:p text:style-name="P135">command</text:p><text:p text:style-name="P135"><text:tab/>r read cell under the head</text:p><text:p text:style-name="P135"><text:tab/>w write cell under the head</text:p><text:p text:style-name="P135"><text:s text:c="3"/></text:p><text:p text:style-name="P135"><text:tab/>s step </text:p><text:p text:style-name="P135"><text:tab/>a allocate/add/append a new cell</text:p><text:p text:style-name="P135"><text:tab/>d deallocate/drop/delete cell</text:p><text:p text:style-name="P135"/><text:p text:style-name="P135"><text:tab/>m move data, no allocation or deallocation of cells, requires fill</text:p><text:p text:style-name="P135"/><text:p text:style-name="P135"><text:tab/>e entangled copy</text:p><text:p text:style-name="P135"/><text:p text:style-name="P135"><text:tab/>☥ entangled copy on a new thread</text:p><text:p text:style-name="P133"/><text:p text:style-name="P133">modifier</text:p><text:p text:style-name="P133"><text:tab/>◧ <text:s/>operate on leftmost</text:p><text:p text:style-name="P133"><text:tab/>◨ <text:s/>operate on rightmost</text:p><text:p text:style-name="P133"><text:tab/>n <text:s/>repeats n times, n provided through an argument</text:p><text:p text:style-name="P133"/><text:p text:style-name="P133">contracts</text:p><text:p text:style-name="P134"><text:tab/>h◧ <text:s/>head is at leftmost</text:p><text:p text:style-name="P134"><text:tab/>h◨ <text:s/>head is at rightmost</text:p><text:p text:style-name="P133"/><text:p text:style-name="P133">examples</text:p><text:p text:style-name="P133"><text:tab/>-s <text:s text:c="2"/>; step left</text:p><text:p text:style-name="P133"><text:tab/>a◧ <text:s text:c="2"/>; creates a new leftmost cell</text:p><text:p text:style-name="P133"><text:tab/>a◨ <text:s text:c="2"/>; append to rightmost</text:p><text:p text:style-name="P133"><text:tab/>sn <text:s text:c="2"/>; step n times</text:p><text:p text:style-name="P133"/><text:p text:style-name="P133">to derive a longer command, combine</text:p><text:p text:style-name="P133"><text:tab/>as <text:s text:c="3"/>; <text:s/>append then step</text:p><text:p text:style-name="P133"><text:tab/>-a-s <text:s/>; append to the left, step to the left</text:p><text:p text:style-name="P133"><text:s text:c="3"/></text:p></draw:text-box></draw:frame></text:p>
      <text:p text:style-name="P59">The left direction is specified with a minus sign, <text:span text:style-name="T366">otherwise the direction is taken as right going</text:span>. <text:s/>So the letter <text:span text:style-name="T319">s</text:span> is <text:span text:style-name="T366">the </text:span>step<text:span text:style-name="T366">-right</text:span> command, and <text:span text:style-name="T293">-s</text:span> is the step<text:span text:style-name="T366">-</text:span>left command.<text:span text:style-name="T346"> </text:span><text:span text:style-name="T348">The command</text:span><text:span text:style-name="T354"> </text:span><text:span text:style-name="T320">s</text:span><text:span text:style-name="T321">3</text:span><text:span text:style-name="T313"> </text:span><text:span text:style-name="T348">steps right three times.</text:span></text:p>
      <text:p text:style-name="P59"><text:span text:style-name="T346">The command </text:span><text:span text:style-name="T322">a</text:span><text:span text:style-name="T346"> appends and writes a new cell to the right of the head. <text:s/>We use two special characters from the UTF character set to signify the rightmost and leftmost of the tape. <text:s/>This one looks like a little tape with its left cell inked in, </text:span><text:span text:style-name="T320">◧</text:span><text:span text:style-name="T313">, </text:span><text:span text:style-name="T346">so we use it to stand for </text:span><text:span text:style-name="T356">leftmost</text:span><text:span text:style-name="T346">. <text:s text:c="2"/>We use this one</text:span><text:span text:style-name="T353">, </text:span><text:span text:style-name="T320">◨</text:span><text:span text:style-name="T346"> ,to mean </text:span><text:span text:style-name="T356">rightmost</text:span><text:span text:style-name="T346">. <text:s/></text:span><text:span text:style-name="T347">Hence </text:span><text:span text:style-name="T320">a◨</text:span><text:span text:style-name="T313"> </text:span><text:span text:style-name="T347">creates a new rightmost cell, and </text:span><text:span text:style-name="T320">a◧</text:span><text:span text:style-name="T313"> </text:span><text:span text:style-name="T347">creates a new leftmost cell.</text:span></text:p>
      <text:p text:style-name="P61"><text:soft-page-break/><text:span text:style-name="T347">I</text:span><text:span text:style-name="T346">n some cases it is possible to implement higher performance implementations for commands </text:span><text:span text:style-name="T349">when the programmer tells us some additional information</text:span><text:span text:style-name="T346">. <text:s/></text:span><text:span text:style-name="T349">F</text:span><text:span text:style-name="T346">or example </text:span><text:span text:style-name="T320">a◨</text:span><text:span text:style-name="T319">&amp;h</text:span><text:span text:style-name="T320">◨ </text:span><text:span text:style-name="T346">has identical functionality as </text:span><text:span text:style-name="T320">a◨</text:span><text:span text:style-name="T346">, </text:span><text:span text:style-name="T349">while</text:span><text:span text:style-name="T346"> the programmer </text:span><text:span text:style-name="T349">also </text:span><text:span text:style-name="T346">guarantees that we are on the rightmost cell. </text:span><text:span text:style-name="T351">This saves the function from having</text:span><text:span text:style-name="T346"> to scan to the end of the tape.</text:span></text:p>
      <text:p text:style-name="P62"><text:span text:style-name="T346">W</text:span><text:span text:style-name="T350">e </text:span><text:span text:style-name="T346">can concatenate the command letters into a string to summarize what would happen sequentially in adjacent state transitions. <text:s/>If these compound commands need arg</text:span><text:span text:style-name="T352">uments</text:span><text:span text:style-name="T346">, then they are pulled from the arg</text:span><text:span text:style-name="T352">ument</text:span><text:span text:style-name="T346"> list </text:span><text:span text:style-name="T350">in order as they are needed</text:span><text:span text:style-name="T346">. <text:s text:c="2"/>For example, </text:span><text:span text:style-name="T320">as</text:span><text:span text:style-name="T346"> means to append, with the parameter for the append taken from the arg list, and then to step.</text:span></text:p>
      <text:p text:style-name="P58">We have two different Turing Machine procedures for non-determinism. <text:s/>In one we never issue the commands from two different states at the same time, <text:span text:style-name="T367">rather each takes turns sending commands</text:span>. <text:s/>In the other <text:span text:style-name="T367">procedure </text:span>the states are conceptually traversed simultaneously, and commands are issued simultaneously. <text:s text:c="2"/>We also allow for a hybrid approach. <text:s/><text:span text:style-name="T357">The command </text:span><text:span text:style-name="T323">e</text:span><text:span text:style-name="T357">, <text:s/>creates a thread of execution of the first type. <text:s/></text:span><text:span text:style-name="T323">e </text:span><text:span text:style-name="T357">is short for </text:span><text:span text:style-name="T24">entangled</text:span><text:span text:style-name="T357">. <text:s/>We mean to say that two heads are entangled on the same tape. <text:s/>The second non-determinism operator is </text:span><text:span text:style-name="T320">☥</text:span><text:span text:style-name="T357">. <text:s/>This operator causes us to have entangled heads on controllers that might simultaneously issue commands. <text:s/>Thus the command </text:span><text:span text:style-name="T323">esr</text:span><text:span text:style-name="T357"> reads the right neighbor cell without moving the head. <text:s/>More specifically, the </text:span><text:span text:style-name="T323">e </text:span><text:span text:style-name="T357">says to make an entangled copy of the head. <text:s/>The </text:span><text:span text:style-name="T323">s</text:span><text:span text:style-name="T357"> says to step this copy, and the </text:span><text:span text:style-name="T323">r</text:span><text:span text:style-name="T357"> says to do the read.</text:span></text:p>
      <text:p text:style-name="P60">The combination of non-determinism and cell deletion creates the hazard <text:span text:style-name="T359">where</text:span> one thread, <text:span text:style-name="T358">say A,</text:span> <text:span text:style-name="T359">may </text:span>del<text:span text:style-name="T359">ete </text:span>a cell the head is on in another thread, <text:span text:style-name="T358">say thread B</text:span>. <text:s/><text:span text:style-name="T359">We add a </text:span><text:span text:style-name="T25">collision</text:span><text:span text:style-name="T359"> error to our non-deterministic Turing Machine for this situation.</text:span></text:p>
      <text:p text:style-name="P63">Apart from the collision error this language may be viewed as a notational convenience for specifying a Turing Machine.</text:p>
      <text:p text:style-name="P55"/>
      <text:p text:style-name="P55"/>
      <text:p text:style-name="P55"/>
      <text:p text:style-name="P54"/>
      <text:h text:style-name="P204" text:outline-level="1"><text:bookmark-start text:name="__RefHeading___Toc4518_210948218"/>TM <text:span text:style-name="T399">L</text:span>ibrary<text:bookmark-end text:name="__RefHeading___Toc4518_210948218"/></text:h>
      <text:h text:style-name="P206" text:outline-level="2"><text:bookmark-start text:name="__RefHeading___Toc4520_210948218"/>Base<text:bookmark-end text:name="__RefHeading___Toc4520_210948218"/></text:h>
      <text:p text:style-name="P123">The TM library may be used <text:span text:style-name="T291">as a tool when writing </text:span>Turing Complete programs. <text:s/><text:span text:style-name="T292">The current Common Lisp implementation of the library will be subject to the limitations of the Common Lisp interpretor or compiler. <text:s/>One will notice limitations for such things as address width and available virtual memory. <text:s/>The general Turing Complete architecture lifts the limitation on address width, and facilitates a graceful approach to the limits of the underlying physical memory. <text:s/>Even after depleting physical memory, one might continue again later, as the Turing Complete architecture puts no limitations on a physical implementation that allows the hot-swap addition of memory. <text:s/>However, the pumped address space and growing allocation pieces are not yet used in this implementation. <text:s/>Even while missing these pieces we still gain a great deal by having the interface and adopting a programming style free of scaling limitations.</text:span></text:p>
      <text:h text:style-name="P159" text:outline-level="3"><text:bookmark-start text:name="__RefHeading___Toc3782_1864530906"/>About <text:span text:style-name="T434">Common Lisp Object System, </text:span>CLOS<text:bookmark-end text:name="__RefHeading___Toc3782_1864530906"/></text:h>
      <text:p text:style-name="P197"><text:span text:style-name="T204">As we noted earlier in, </text:span><text:span text:style-name="T204"><text:bookmark-ref text:reference-format="text" text:ref-name="__RefHeading___Toc6613_210948218">Alphabet Replacement</text:bookmark-ref></text:span><text:span text:style-name="T204">,we define </text:span><text:span text:style-name="T49">da</text:span><text:span text:style-name="T41">ta</text:span><text:span text:style-name="T3"> type</text:span><text:span text:style-name="T111"> </text:span><text:span text:style-name="T204">as</text:span><text:span text:style-name="T111"> formatting </text:span><text:span text:style-name="T127">information</text:span><text:span text:style-name="T111">. </text:span><text:span text:style-name="T167">A</text:span><text:span text:style-name="T205">s such a</text:span><text:span text:style-name="T167">n example</text:span><text:span text:style-name="T129"> type </text:span><text:span text:style-name="T167">definition </text:span><text:span text:style-name="T205">would</text:span><text:span text:style-name="T131"> be an array of offsets </text:span><text:span text:style-name="T168">that</text:span><text:span text:style-name="T131"> locate fields relative t</text:span><text:span text:style-name="T169">o a </text:span><text:span text:style-name="T131">base address. <text:s/>Areas of memory that follow a given format, i.e. </text:span><text:span text:style-name="T176">areas</text:span><text:span text:style-name="T147"> </text:span><text:span text:style-name="T131">that have a given type, are said to be </text:span><text:span text:style-name="T36">instances</text:span><text:span text:style-name="T131"> of that type. </text:span><text:span text:style-name="T205">In </text:span><text:span text:style-name="T207">computer</text:span><text:span text:style-name="T205"> languages we often give </text:span><text:span text:style-name="T206">names to</text:span><text:span text:style-name="T205"> </text:span><text:span text:style-name="T131">Types. </text:span></text:p>
      <text:p text:style-name="P116"><text:span text:style-name="T128">Knuth </text:span><text:span text:style-name="T129">describe</text:span><text:span text:style-name="T132">s a higher level concept called </text:span><text:span text:style-name="T134">the </text:span><text:span text:style-name="T37">abstract data type</text:span><text:span text:style-name="T129">. <text:s/>Abstract data type is defined by the set of functions that operate on data rather than </text:span><text:span text:style-name="T132">by </text:span><text:span text:style-name="T129">the format of the data. <text:s/></text:span><text:span text:style-name="T149">W</text:span><text:span text:style-name="T129">e have an abstract </text:span><text:span text:style-name="T132">data </text:span><text:span text:style-name="T129">typing system </text:span><text:span text:style-name="T149">w</text:span><text:span text:style-name="T129">hen we pick functions </text:span><text:span text:style-name="T149">to be called</text:span><text:span text:style-name="T129"> </text:span><text:span text:style-name="T170">after</text:span><text:span text:style-name="T129"> </text:span><text:span text:style-name="T149">examining their </text:span><text:span text:style-name="T129">signatures, </text:span><text:span text:style-name="T149">rather than </text:span><text:span text:style-name="T177">after </text:span><text:span text:style-name="T171">examining </text:span><text:span text:style-name="T178">just </text:span><text:span text:style-name="T149">their names. <text:s text:c="2"/></text:span><text:span text:style-name="T172">A</text:span><text:span text:style-name="T149"> function signature includes both t</text:span><text:span text:style-name="T148">he function </text:span><text:span text:style-name="T149">name </text:span><text:span text:style-name="T148">and the type </text:span><text:span text:style-name="T208">(i.e. data type or format) </text:span><text:span text:style-name="T148">of its arguments.</text:span><text:span text:style-name="T129"> <text:s text:c="2"/></text:span><text:span text:style-name="T111">Th</text:span><text:span text:style-name="T129">is concept is </text:span><text:span text:style-name="T134">traditionally</text:span><text:span text:style-name="T129"> illustrated by describing a </text:span><text:span text:style-name="T3">print</text:span><text:span text:style-name="T111"> function </text:span><text:span text:style-name="T129">that “knows” how to print instances of any type</text:span><text:span text:style-name="T111">. <text:s/></text:span><text:span text:style-name="T209">In order to use such a function</text:span><text:span text:style-name="T179"> w</text:span><text:span text:style-name="T111">e </text:span><text:span text:style-name="T129">place a simple </text:span><text:span text:style-name="T111">call </text:span><text:span text:style-name="T129">of the form</text:span><text:span text:style-name="T111"> </text:span><text:span text:style-name="T3">print(x)</text:span><text:span text:style-name="T111"> </text:span><text:span text:style-name="T116">in </text:span><text:span text:style-name="T129">our</text:span><text:span text:style-name="T116"> source code. <text:s/></text:span><text:span text:style-name="T179">T</text:span><text:span text:style-name="T111">hen based on the type of </text:span><text:span text:style-name="T3">x</text:span><text:span text:style-name="T111"> </text:span><text:span text:style-name="T115">the </text:span><text:span text:style-name="T210">linker</text:span><text:span text:style-name="T115"> </text:span><text:span text:style-name="T179">will </text:span><text:span text:style-name="T115">chose the</text:span><text:span text:style-name="T111"> </text:span><text:span text:style-name="T115">print</text:span><text:span text:style-name="T111"> function </text:span><text:span text:style-name="T173">definition</text:span><text:span text:style-name="T111"> </text:span><text:span text:style-name="T179">to be used. <text:s/></text:span><text:span text:style-name="T111"><text:s/></text:span><text:span text:style-name="T129">Thus </text:span><text:span text:style-name="T33">print(5)</text:span><text:span text:style-name="T129"> will call a function that converts</text:span><text:span text:style-name="T149"> </text:span><text:span text:style-name="T129">integers </text:span><text:span text:style-name="T179">and copies over the results</text:span><text:span text:style-name="T129">, <text:s/></text:span><text:span text:style-name="T149">while</text:span><text:span text:style-name="T129"> </text:span><text:span text:style-name="T33">print(“Tom”)</text:span><text:span text:style-name="T129"> will just copy </text:span><text:span text:style-name="T132">over </text:span><text:span text:style-name="T129">the string literal.</text:span></text:p>
      <text:p text:style-name="P115"><text:span text:style-name="T211">There is a built in assumption here that functions with the same name have abstract functional equivalence. Hence, i</text:span><text:span text:style-name="T130">f we put all the functions with the same name into a set, we</text:span><text:span text:style-name="T180"> have created a</text:span><text:span text:style-name="T130"> </text:span><text:span text:style-name="T50">functional e</text:span><text:span text:style-name="T34">quivalence class</text:span><text:span text:style-name="T130">. <text:s text:c="2"/></text:span><text:span text:style-name="T133">For example , all the functions in the print </text:span><text:span text:style-name="T39">abstract f</text:span><text:span text:style-name="T38">unction class</text:span><text:span text:style-name="T133"> print their arguments.</text:span><text:span text:style-name="T130"> <text:s text:c="2"/></text:span></text:p>
      <text:p text:style-name="P117"><text:span text:style-name="T150">Alternatively</text:span><text:span text:style-name="T130"> we </text:span><text:span text:style-name="T151">can</text:span><text:span text:style-name="T130"> create the dual of this concept, and place all of the functions with the same type </text:span><text:span text:style-name="T152">of </text:span><text:span text:style-name="T130">argument into a set. <text:s/>This set would define a </text:span><text:span text:style-name="T34">type class</text:span><text:span text:style-name="T130">.</text:span><text:span text:style-name="T135"> </text:span><text:span text:style-name="T130">We name a type class after the type that is used to define it. <text:s/></text:span><text:span text:style-name="T175">A type class will</text:span><text:span text:style-name="T135"> </text:span><text:span text:style-name="T181">contain</text:span><text:span text:style-name="T135"> the functions </text:span><text:span text:style-name="T153">that </text:span><text:span text:style-name="T135">define the abstract data type</text:span><text:span text:style-name="T130">. <text:s/>The members of a type class are </text:span><text:span text:style-name="T133">conventionally </text:span><text:span text:style-name="T130">called </text:span><text:span text:style-name="T34">methods</text:span><text:span text:style-name="T130">. <text:s/></text:span></text:p>
      <text:p text:style-name="P117"><text:soft-page-break/><text:span text:style-name="T130">The language C++ has a construct </text:span><text:span text:style-name="T133">for declaring </text:span><text:span text:style-name="T182">type</text:span><text:span text:style-name="T133"> classes. <text:s/>One </text:span><text:span text:style-name="T154">includes</text:span><text:span text:style-name="T133"> the literal </text:span><text:span text:style-name="T314">class</text:span><text:span text:style-name="T133">, followed by an open brace, </text:span><text:span text:style-name="T154">a </text:span><text:span text:style-name="T133">list </text:span><text:span text:style-name="T154">of</text:span><text:span text:style-name="T133"> all the member </text:span><text:span text:style-name="T135">functions</text:span><text:span text:style-name="T133">, and then a closing brace. <text:s/>This works well when there is only one argument of the </text:span><text:span text:style-name="T183">defining</text:span><text:span text:style-name="T133"> type, but</text:span><text:span text:style-name="T130">, when there are two or more typed arguments </text:span><text:span text:style-name="T155">the </text:span><text:span text:style-name="T130">function</text:span><text:span text:style-name="T155">s</text:span><text:span text:style-name="T130"> will belong to multiple type classes </text:span><text:span text:style-name="T133">- <text:s/></text:span><text:span text:style-name="T135">so where should </text:span><text:span text:style-name="T174">the programmer</text:span><text:span text:style-name="T135"> declare </text:span><text:span text:style-name="T156">them</text:span><text:span text:style-name="T135">? <text:s/></text:span><text:span text:style-name="T174">S</text:span><text:span text:style-name="T156">urely</text:span><text:span text:style-name="T135"> </text:span><text:span text:style-name="T174">we </text:span><text:span text:style-name="T135">don't </text:span><text:span text:style-name="T130">won't want </text:span><text:span text:style-name="T174">the programmer </text:span><text:span text:style-name="T130">to </text:span><text:span text:style-name="T157">have to </text:span><text:span text:style-name="T130">declare </text:span><text:span text:style-name="T157">the same function</text:span><text:span text:style-name="T130"> more than once! <text:s/>In such cases C++ drops into a friend function approach. <text:s text:c="2"/></text:span><text:span text:style-name="T212">In this approach there is no dot notation, and all arguments appear in the argument list.</text:span></text:p>
      <text:p text:style-name="P118"><text:span text:style-name="T111">So we have a bit of an awkward situation here. <text:s/></text:span><text:span text:style-name="T133">By</text:span><text:span text:style-name="T111"> convention </text:span><text:span text:style-name="T133">we are to </text:span><text:span text:style-name="T111">shorten the term </text:span><text:span text:style-name="T3">type class</text:span><text:span text:style-name="T111"> to just </text:span><text:span text:style-name="T3">class</text:span><text:span text:style-name="T111">, <text:s/>yet we can have equivalence classes based on many properties, for example based on abstract functionality, as noted above. <text:s/></text:span><text:span text:style-name="T136">Furthermore, by convention we are then to use the word </text:span><text:span text:style-name="T35">class</text:span><text:span text:style-name="T136"> when we mean to say </text:span><text:span text:style-name="T35">type</text:span><text:span text:style-name="T136">.</text:span></text:p>
      <text:p text:style-name="P119"><text:span text:style-name="T111">In </text:span><text:span text:style-name="T213">Lisp's </text:span><text:span text:style-name="T111">CLOS we define </text:span><text:span text:style-name="T137">both </text:span><text:span text:style-name="T111">a class name and </text:span><text:span text:style-name="T140">a data </text:span><text:span text:style-name="T111">format in a single construct. <text:s/></text:span><text:span text:style-name="T145">In CLOS</text:span><text:span text:style-name="T111"> </text:span><text:span text:style-name="T145">p</text:span><text:span text:style-name="T138">rogrammer defined</text:span><text:span text:style-name="T111"> format </text:span><text:span text:style-name="T213">information, i.e. user defined types, are</text:span><text:span text:style-name="T111"> constrained to </text:span><text:span text:style-name="T213">just </text:span><text:span text:style-name="T111">keyed map</text:span><text:span text:style-name="T158">s</text:span><text:span text:style-name="T111">. <text:s/></text:span><text:span text:style-name="T214">With this approach</text:span><text:span text:style-name="T111"> </text:span><text:span text:style-name="T139">format definitions</text:span><text:span text:style-name="T111"> can b</text:span><text:span text:style-name="T139">e manipulated</text:span><text:span text:style-name="T111"> </text:span><text:span text:style-name="T159">even </text:span><text:span text:style-name="T111">at run time. <text:s/></text:span><text:span text:style-name="T184">A keyed map is similar to a data structure, </text:span><text:span text:style-name="T215">w</text:span><text:span text:style-name="T184">hereas a data structure has field names instead of keys. <text:s/></text:span><text:span text:style-name="T216">Data structures are typically thought of as describing a packed static pile of data rather than as keyed maps. <text:s/>Hence t</text:span><text:span text:style-name="T184">he keys in the CLOS type are called </text:span><text:span text:style-name="T42">slots</text:span><text:span text:style-name="T184"> </text:span><text:span text:style-name="T216">rather than </text:span><text:span text:style-name="T51">fields</text:span><text:span text:style-name="T216">.</text:span></text:p>
      <text:p text:style-name="P119"><text:span text:style-name="T111">CLOS does not</text:span><text:span text:style-name="T145"> facilitate the </text:span><text:span text:style-name="T166">explicit</text:span><text:span text:style-name="T145"> definition of type classes </text:span><text:span text:style-name="T217">as does C++.</text:span><text:span text:style-name="T145"> </text:span><text:span text:style-name="T160">Instead a</text:span><text:span text:style-name="T141">ll f</text:span><text:span text:style-name="T134">unctions are picked </text:span><text:span text:style-name="T111">based on their signatures in a manner similar to the picking of friend functions in C++, though being Lisp, it is completely dynamic. </text:span><text:span text:style-name="T161">The signature matching, choosing, and calling of a function is called </text:span><text:span text:style-name="T40">dispatching</text:span><text:span text:style-name="T161"> a function. <text:s/>Function dispatch incurs considerable </text:span><text:span text:style-name="T217">run time </text:span><text:span text:style-name="T161">cost.</text:span></text:p>
      <text:p text:style-name="P120"><text:span text:style-name="T162">Though CLOS does not require the programmer to specify the type classes, it </text:span><text:span text:style-name="T137">will throw warnings if </text:span><text:span text:style-name="T163">the programmer does not</text:span><text:span text:style-name="T137"> </text:span><text:span text:style-name="T142">explicitly </text:span><text:span text:style-name="T134">define the function classes. <text:s/></text:span><text:span text:style-name="T185">A function class is declared using <text:s/>a</text:span><text:span text:style-name="T134"> </text:span><text:span text:style-name="T315">defg</text:span><text:span text:style-name="T316">e</text:span><text:span text:style-name="T315">neric</text:span><text:span text:style-name="T134"> statement. <text:s/></text:span><text:span text:style-name="T143">Accordingly f</text:span><text:span text:style-name="T137">or our print example, we would need a </text:span><text:span text:style-name="T316">(defgeneric print(x))</text:span><text:span text:style-name="T137"> statement </text:span><text:span text:style-name="T146">before a </text:span><text:span text:style-name="T318">print</text:span><text:span text:style-name="T146"> function is defined.</text:span><text:span text:style-name="T137"> <text:s/></text:span><text:span text:style-name="T144">Lisp does not normally do argument type matching, so we </text:span><text:span text:style-name="T164">need</text:span><text:span text:style-name="T144"> a special form for declaring functions </text:span><text:span text:style-name="T146">w</text:span><text:span text:style-name="T186">ith signatures</text:span><text:span text:style-name="T146">.</text:span><text:span text:style-name="T144"> <text:s/></text:span><text:span text:style-name="T218">One</text:span><text:span text:style-name="T137"> define</text:span><text:span text:style-name="T218">s</text:span><text:span text:style-name="T137"> functions </text:span><text:span text:style-name="T218">with signatures</text:span><text:span text:style-name="T137"> </text:span><text:span text:style-name="T146">by </text:span><text:span text:style-name="T137">using the </text:span><text:span text:style-name="T316">defmethod</text:span><text:span text:style-name="T137"> statement. <text:s/></text:span><text:span text:style-name="T165">As examples:</text:span></text:p>
      <text:p text:style-name="P120"><text:span text:style-name="T316">(defmethod print (</text:span><text:span text:style-name="T317">(</text:span><text:span text:style-name="T316">x </text:span><text:span text:style-name="T317">integer) ...</text:span><text:span text:style-name="T316">)</text:span></text:p>
      <text:p text:style-name="P120"><text:span text:style-name="T316">(defmethod print (</text:span><text:span text:style-name="T317">(</text:span><text:span text:style-name="T316">x </text:span><text:span text:style-name="T317">string)</text:span><text:span text:style-name="T316">) ...</text:span><text:span text:style-name="T317">)</text:span></text:p>
      <text:p text:style-name="P122"><text:span text:style-name="T165">Here the ellipses refer to code that was left out. <text:s/>The </text:span><text:span text:style-name="T219">ellipses</text:span><text:span text:style-name="T165"> are not part of the co</text:span><text:span text:style-name="T219">de</text:span><text:span text:style-name="T165">.</text:span></text:p>
      <text:p text:style-name="P122"><text:span text:style-name="T111">We can create </text:span><text:span text:style-name="T120">a new </text:span><text:span text:style-name="T117">more specialized </text:span><text:span text:style-name="T187">type</text:span><text:span text:style-name="T111"> by adding slot definitions. The declaration facility allows </text:span><text:span text:style-name="T118">u</text:span><text:span text:style-name="T111">s to simply add a reference to the </text:span><text:span text:style-name="T220">more general</text:span><text:span text:style-name="T111"> </text:span><text:span text:style-name="T188">type</text:span><text:span text:style-name="T111"> as an argument, and </text:span><text:span text:style-name="T118">then </text:span><text:span text:style-name="T221">the</text:span><text:span text:style-name="T111"> slots </text:span><text:span text:style-name="T221">in this more general type </text:span><text:span text:style-name="T222">will be</text:span><text:span text:style-name="T120"> </text:span><text:span text:style-name="T111">automatically included. <text:s/></text:span><text:span text:style-name="T123">Such specialization is also known as </text:span><text:span text:style-name="T32">inheritance, </text:span><text:span text:style-name="T123">though we don't use that term </text:span><text:span text:style-name="T223">here</text:span><text:span text:style-name="T123">. <text:s/></text:span><text:span text:style-name="T111"><text:s/></text:span><text:span text:style-name="T124">Typically i</text:span><text:span text:style-name="T118">nstances of the </text:span><text:span text:style-name="T119">specialized</text:span><text:span text:style-name="T111"> </text:span><text:span text:style-name="T189">tyoe</text:span><text:span text:style-name="T111"> can be used by code </text:span><text:span text:style-name="T190">which was </text:span><text:span text:style-name="T111">designed </text:span><text:span text:style-name="T197">to be used with</text:span><text:span text:style-name="T190"> </text:span><text:span text:style-name="T224">instances of </text:span><text:span text:style-name="T111">the </text:span><text:span text:style-name="T121">more general </text:span><text:span text:style-name="T197">type</text:span><text:span text:style-name="T111">. <text:s/></text:span><text:span text:style-name="T191">This is because</text:span><text:span text:style-name="T111"> all the required slots will be present, </text:span><text:span text:style-name="T121">and </text:span><text:span text:style-name="T192">because</text:span><text:span text:style-name="T124"> </text:span><text:span text:style-name="T121">code ignores slots it does not </text:span><text:span text:style-name="T193">use</text:span><text:span text:style-name="T121">.</text:span><text:span text:style-name="T111"> </text:span><text:span text:style-name="T125">In fact, CLOS </text:span><text:span text:style-name="T225">will </text:span><text:span text:style-name="T125">assume </text:span><text:span text:style-name="T225">we want to do </text:span><text:soft-page-break/><text:span text:style-name="T225">this, and during dispatch</text:span><text:span text:style-name="T125"> it will fall back to signature matching against more general </text:span><text:span text:style-name="T195">type</text:span><text:span text:style-name="T196">s</text:span><text:span text:style-name="T125"> when it does not find a </text:span><text:span text:style-name="T194">match</text:span><text:span text:style-name="T125"> on </text:span><text:span text:style-name="T225">most </text:span><text:span text:style-name="T125">specialized </text:span><text:span text:style-name="T195">type</text:span><text:span text:style-name="T125">.</text:span></text:p>
      <text:p text:style-name="P121"><text:span text:style-name="T121">T</text:span><text:span text:style-name="T119">here</text:span><text:span text:style-name="T111"> can be multiple specializations for a given </text:span><text:span text:style-name="T198">type</text:span><text:span text:style-name="T111">. <text:s/></text:span><text:span text:style-name="T122">This happens in the TM library. <text:s/>One can also specialize fro</text:span><text:span text:style-name="T199">m</text:span><text:span text:style-name="T122"> more </text:span><text:span text:style-name="T199">than one more general</text:span><text:span text:style-name="T122"> class, which also occurs in the TM library. <text:s/></text:span></text:p>
      <text:h text:style-name="Heading_20_3" text:outline-level="3"><text:bookmark-start text:name="__RefHeading___Toc3742_210948218"/>tm-def.lisp<text:bookmark-end text:name="__RefHeading___Toc3742_210948218"/></text:h>
      <text:p text:style-name="P17"><text:span text:style-name="T96">tape-machine</text:span> is <text:span text:style-name="T417">the most general class in the TM library. <text:s/>This definition is found in the file “tm.def.lisp”:</text:span></text:p>
      <text:p text:style-name="P16"><draw:frame draw:style-name="fr3" draw:name="Frame1" text:anchor-type="as-char" svg:width="499.35pt" draw:z-index="0"><draw:text-box fo:min-height="1.16pt"><text:p text:style-name="P2"><text:span text:style-name="T62"><text:s/></text:span><text:span text:style-name="T92">(defclass tape-machine () (</text:span></text:p><text:p text:style-name="Standard"><text:s/><text:span text:style-name="T92"><text:s text:c="6"/>(</text:span><text:span text:style-name="T93">head</text:span><text:span text:style-name="T92"> ; locates a cell on the tape</text:span></text:p><text:p text:style-name="Standard"><text:s/><text:span text:style-name="T92"><text:s text:c="8"/>:initarg :</text:span><text:span text:style-name="T94">head</text:span><text:span text:style-name="T92"> </text:span></text:p><text:p text:style-name="Standard"><text:s/><text:span text:style-name="T92"><text:s text:c="8"/>:accessor </text:span><text:span text:style-name="T94">head</text:span></text:p><text:p text:style-name="Standard"><text:s/><text:span text:style-name="T92"><text:s text:c="8"/>)</text:span></text:p><text:p text:style-name="Standard"><text:s/><text:span text:style-name="T92"><text:s text:c="6"/>(tape ; a sequence of cells, each that may hold an instance</text:span></text:p><text:p text:style-name="Standard"><text:s/><text:span text:style-name="T92"><text:s text:c="8"/>:initarg :tape</text:span></text:p><text:p text:style-name="Standard"><text:s/><text:span text:style-name="T92"><text:s text:c="8"/>:accessor tape</text:span></text:p><text:p text:style-name="Standard"><text:s/><text:span text:style-name="T92"><text:s text:c="8"/>)))</text:span></text:p><text:p text:style-name="Figure">Figure <text:sequence text:ref-name="refFigure1" text:name="Figure" text:formula="ooow:Figure+1" style:num-format="1">2</text:sequence>: tape-machine base class</text:p></draw:text-box></draw:frame></text:p>
      <text:p text:style-name="P17"><text:span text:style-name="T417">The empty parenthesis, i.e. the empty list, following the </text:span><text:span text:style-name="T309">tape-machine</text:span><text:span text:style-name="T417"> literal states that </text:span><text:span text:style-name="T309">tape-machine </text:span><text:span text:style-name="T417">is not an explicit specialization of any other class. </text:span></text:p>
      <text:p text:style-name="P105"><text:span text:style-name="T418">This says </text:span><text:span text:style-name="T296">tape</text:span><text:span text:style-name="T295">-</text:span><text:span text:style-name="T296">machine</text:span><text:span text:style-name="T95"> has two slots, </text:span><text:span text:style-name="T296">head</text:span><text:span text:style-name="T95"> and </text:span><text:span text:style-name="T296">tape</text:span><text:span text:style-name="T95">. <text:s/></text:span></text:p>
      <text:p text:style-name="P105"><text:span text:style-name="T420">No instance will be made of </text:span><text:span text:style-name="T296">tape-machine.</text:span><text:span text:style-name="T95"> </text:span><text:span text:style-name="T296">tape</text:span><text:span text:style-name="T295">-</text:span><text:span text:style-name="T296">machine </text:span><text:span text:style-name="T95">has been defined only as a basis for further specialization. <text:s/>The </text:span><text:span text:style-name="T309">tape-machine</text:span><text:span text:style-name="T417"> provides no implementation for either the tape or the head. <text:s/>To use the tape machine interface (i.e. to use the methods) one must instantiate a more specialized class that has an implementation and then use that. <text:s/>We discuss some implementations in a later chapter, </text:span><text:span text:style-name="T417"><text:bookmark-ref text:reference-format="text" text:ref-name="__RefHeading___Toc4804_1864530906">Implementations</text:bookmark-ref></text:span><text:span text:style-name="T417">.</text:span></text:p>
      <text:p text:style-name="P19">The calling <text:s/>program plays the role of the state controller. <text:s/>The calling program sends commands, or statements, by invoking methods. <text:s/>Hence our method names will correspond to command names.</text:p>
      <text:p text:style-name="P52">In <text:span text:style-name="T418">the </text:span>TM software <text:span text:style-name="T418">library we use software </text:span>instances <text:span text:style-name="T418">as tape elements and as Turing Machine symbols.</text:span><text:span text:style-name="T418"><text:note text:id="ftn3" text:note-class="footnote"><text:note-citation>3</text:note-citation><text:note-body><text:p text:style-name="P158"><text:span text:style-name="T3">Turing Machine symbols</text:span> are defined in the section <text:bookmark-ref text:reference-format="text" text:ref-name="__RefHeading___Toc2229_1864530906">A Conventional Turing Machine Definition</text:bookmark-ref>. <text:s/><text:span text:style-name="T419">These should not be confused with </text:span><text:span text:style-name="T31">Lisp symbols</text:span><text:span text:style-name="T114">, which are part of the Lisp language definition. <text:s/>Often the definition for symbol is clear from the context of the discussion and the adjective qualifiers are not required.</text:span></text:p></text:note-body></text:note></text:span><text:span text:style-name="T418"> <text:s/></text:span>Hence <text:span text:style-name="T418">in the context of discussing the TM software we drop the abstract language and say that </text:span><text:span text:style-name="T3">instances</text:span> <text:span text:style-name="T419">are</text:span> written to, <text:span text:style-name="T410">and read from, </text:span>the tape. <text:s/><text:span text:style-name="T419">etc. <text:s/>This also helps avoid the potential ambiguity between how symbols are defined for the Turing Machine, and how they are defined for the Lisp language.</text:span></text:p>
      <text:h text:style-name="Heading_20_3" text:outline-level="3"><text:bookmark-start text:name="__RefHeading___Toc6191_1864530906"/><text:soft-page-break/>tm-mk.lisp<text:bookmark-end text:name="__RefHeading___Toc6191_1864530906"/></text:h>
      <text:p text:style-name="P67"><text:span text:style-name="T491">Eventually when we have an implementation we can </text:span>create new tape<text:span text:style-name="T411"> by </text:span>using the the function <text:span text:style-name="T294">mk</text:span>. <text:s/></text:p>
      <text:p text:style-name="P67"><draw:frame draw:style-name="fr2" draw:name="Frame5" text:anchor-type="as-char" svg:width="527.19pt" draw:z-index="6"><draw:text-box fo:min-height="42.41pt"><text:p text:style-name="P136"><text:s text:c="2"/>(defun mk</text:p><text:p text:style-name="P136"><text:s text:c="4"/>(</text:p><text:p text:style-name="P136"><text:s text:c="6"/>tm-<text:span text:style-name="T425">class</text:span></text:p><text:p text:style-name="P136"><text:s text:c="6"/>init-value</text:p><text:p text:style-name="P136"><text:s text:c="6"/>&amp;optional</text:p><text:p text:style-name="P136"><text:s text:c="6"/>(cont-ok #'echo)</text:p><text:p text:style-name="P136"><text:s text:c="6"/>(cont-fail (λ()(error 'bad-init-value)))</text:p><text:p text:style-name="P136"><text:s text:c="6"/>(cont-no-alloc #'alloc-fail))</text:p><text:p text:style-name="P136"><text:s text:c="4"/>(declare (ignore cont-no-alloc)) ; need to fix this</text:p><text:p text:style-name="P136"><text:s text:c="4"/>(let(</text:p><text:p text:style-name="P136"><text:s text:c="10"/>(instance (make-instance tm-type))</text:p><text:p text:style-name="P136"><text:s text:c="10"/>)</text:p><text:p text:style-name="P136"><text:s text:c="6"/>(init instance init-value cont-ok cont-fail)</text:p><text:p text:style-name="P136"><text:s text:c="6"/>))</text:p><text:p text:style-name="P136"/></draw:text-box></draw:frame></text:p>
      <text:p text:style-name="P198">You will notice that <text:span text:style-name="T294">mk</text:span> is a function. <text:s/>It is not a method for a class. <text:s/><text:span text:style-name="T411">As such, in Common Lisp, we can not have multiple versions of it that are called depending on the class of the argument. <text:s/></text:span><text:span text:style-name="T306">mk</text:span><text:span text:style-name="T411"> creates a new instance of the class. <text:s/>It then calls </text:span><text:span text:style-name="T327">ini</text:span><text:span text:style-name="T328">t</text:span><text:span text:style-name="T493">. <text:s/></text:span><text:span text:style-name="T494">In turn</text:span><text:span text:style-name="T411"> </text:span><text:span text:style-name="T327">init</text:span><text:span text:style-name="T411"> </text:span><text:span text:style-name="T52">is</text:span><text:span text:style-name="T411"> a method, so we can have a different version of </text:span><text:span text:style-name="T327">init </text:span><text:span text:style-name="T411">for each type class.</text:span></text:p>
      <text:p text:style-name="P68"><text:span text:style-name="T306">mk</text:span> accepts two arguments, and three function continuations. </text:p>
      <text:p text:style-name="P68">The first argument is <text:span text:style-name="T496">a Lisp</text:span> <text:span text:style-name="T369">symbol representing a specialization that has an implementation</text:span>.<text:span text:style-name="T368"> Later we will see that </text:span><text:span text:style-name="T329">list</text:span><text:span text:style-name="T330">-solo-tm</text:span><text:span text:style-name="T368"> is such a specialization with an implementation. <text:s/>Hence, an example legal first argument is</text:span><text:span text:style-name="T324"> </text:span><text:span text:style-name="T329">'list</text:span><text:span text:style-name="T330">-solo-tm</text:span><text:span text:style-name="T368">. <text:s/></text:span></text:p>
      <text:p text:style-name="P68"><text:span text:style-name="T368">The second argument is initialization data for the tape. <text:s/>We might, for example give this argument a value of </text:span><text:span text:style-name="T329">(list 1 2 3)</text:span><text:span text:style-name="T368">. <text:s text:c="2"/>Because list data is so common, we have defined a reader macro for list making, so one can alternatively provide </text:span><text:span text:style-name="T329">{1 2 3}</text:span><text:span text:style-name="T368"> as the argument value.</text:span></text:p>
      <text:p text:style-name="P69">The continuation arguments that follow the init-value are functions. <text:s/>Exactly one of these functions will be called <text:span text:style-name="T497">as the last thing that</text:span> <text:span text:style-name="T326">mk</text:span> <text:span text:style-name="T497">does</text:span>. <text:s/><text:span text:style-name="T326">cont-ok</text:span> is called and passed the newly made instance if all goes well. <text:s/><text:span text:style-name="T326">cont-fail</text:span> is called if there is a <text:span text:style-name="T498">semantic </text:span>problem initializing the instance. <text:s/>And <text:span text:style-name="T326">cont-no-alloc</text:span> is called if there is <text:span text:style-name="T499">not enough memory for creating a new instance</text:span>. <text:s/><text:span text:style-name="T370">Note each of these continuations is set to a default function. <text:s/>Hence, when they are not specified we get the old fashioned type of function behavior, where we call it and get a result. <text:s text:c="2"/>There are a number of useful stub and error reporting functions defined in the the file “functions.lisp”. <text:s text:c="2"/>Here are some functions that are commonly used to stub off continuations:</text:span></text:p>
      <text:p text:style-name="Text_20_body"><text:bookmark-start text:name="__RefHeading___Toc3786_1864530906"/><text:soft-page-break/><draw:frame draw:style-name="fr2" draw:name="Frame6" text:anchor-type="as-char" svg:width="495.41pt" draw:z-index="7"><draw:text-box fo:min-height="23.41pt"><text:p text:style-name="P138">(defun do-nothing (&amp;rest x) (declare (ignore x))(values))</text:p><text:p text:style-name="P138"/><text:p text:style-name="P138">(defun echo (&amp;rest x) (apply #'values x))</text:p><text:p text:style-name="P138"/><text:p text:style-name="P138">(defun be (&amp;rest it) </text:p><text:p text:style-name="P138"><text:s text:c="4"/>(λ (&amp;rest args)(declare (ignore args))(apply #'values it))</text:p><text:p text:style-name="P138"><text:s text:c="4"/>) <text:s/></text:p><text:p text:style-name="P138"/><text:p text:style-name="P138">(defun cant-happen () (error 'impossible-to-get-here))</text:p><text:p text:style-name="P138"><text:s text:c="2"/></text:p><text:p text:style-name="P138">(defun alloc-fail () (error 'alloc-fail)) </text:p></draw:text-box></draw:frame><text:bookmark-end text:name="__RefHeading___Toc3786_1864530906"/></text:p>
      <text:p text:style-name="P70"><text:span text:style-name="T294">do-nothing</text:span> lives up to its name. <text:s/><text:span text:style-name="T371">It accepts any number of arguments, performs no operations and does not return anything</text:span>. <text:s/><text:span text:style-name="T294">echo</text:span> returns its arguments. <text:s/><text:span text:style-name="T294">be</text:span> returns a constant. <text:s/><text:span text:style-name="T294">cant-happen</text:span> throws an error saying it is impossible to get to this function. <text:s/><text:span text:style-name="T371">This is useful for finding mistaken assumptions.</text:span> <text:s text:c="2"/><text:span text:style-name="T294">alloc-fai</text:span><text:span text:style-name="T331">l </text:span>throws an error saying that allocation failed. <text:s/><text:span text:style-name="T500">(However, in the version as of this writing of the library you will see the Lisp allocation failure rather than calls the allocation fail continuations.)</text:span></text:p>
      <text:p text:style-name="P71">Users may, of course, provide their own continuation <text:span text:style-name="T412">functions</text:span>.</text:p>
      <text:p text:style-name="P71">Note all the functions in the library follow this format, instead of using Lisp conditions, they call continuations for end cases. <text:s/>This is particularly useful, because what is one person's error, is another person's opportunity to run some more code. <text:s/><text:span text:style-name="T372">In particular, this is how we add code for handling the left from leftmost, and the right from rightmost control arcs.</text:span></text:p>
      <text:p text:style-name="P71"><draw:frame draw:style-name="fr2" draw:name="Frame7" text:anchor-type="as-char" svg:width="513.75pt" draw:z-index="8"><draw:text-box fo:min-height="23.5pt"><text:p text:style-name="P137">(defgeneric init (instance init-value &amp;optional cont-ok cont-fail &amp;rest ⋯))</text:p><text:p text:style-name="P137"/><text:p text:style-name="P137">(defmethod init </text:p><text:p text:style-name="P137"><text:s text:c="2"/>(</text:p><text:p text:style-name="P137"><text:s text:c="4"/><text:span text:style-name="T415">(</text:span>tm <text:span text:style-name="T415">tape-machine)</text:span></text:p><text:p text:style-name="P137"><text:s text:c="4"/>init-value</text:p><text:p text:style-name="P137"><text:s text:c="4"/>&amp;optional</text:p><text:p text:style-name="P137"><text:s text:c="4"/>(cont-ok #'echo)</text:p><text:p text:style-name="P137"><text:s text:c="4"/>(cont-fail (λ()(error 'bad-init-value)))</text:p><text:p text:style-name="P137"><text:s text:c="4"/>&amp;rest ⋯</text:p><text:p text:style-name="P137"><text:s text:c="4"/>)</text:p><text:p text:style-name="P137"><text:s text:c="2"/>(declare (ignore ⋯ cont-ok))</text:p><text:p text:style-name="P137"><text:s text:c="2"/>(funcall cont-fail)</text:p><text:p text:style-name="P137"><text:s text:c="2"/>)</text:p></draw:text-box></draw:frame></text:p>
      <text:p text:style-name="P73">As we mentioned earlier, CLOS makes use of signature matching on the argument <text:span text:style-name="T421">classe</text:span>s to identify methods that <text:span text:style-name="T413">will</text:span> be called. <text:s/>This is similar to <text:span text:style-name="T413">using</text:span> friend functions <text:span text:style-name="T414">as methods</text:span> in C++. <text:s text:c="2"/><text:span text:style-name="T415">CLOS allows us to </text:span>de<text:span text:style-name="T415">clare</text:span> a method <text:span text:style-name="T501">form before defining one, by calling it 'generic'. </text:span>This <text:span text:style-name="T415">declaration, i.e. this </text:span>generic method, does not have <text:span text:style-name="T421">class</text:span> <text:span text:style-name="T421">specifiers</text:span> <text:span text:style-name="T415">so it does little more than provide an argument count. <text:s/>We can't even declare defaults for optional arguments</text:span>. <text:s/>So here in the first line we have <text:span text:style-name="T294">init</text:span> <text:span text:style-name="T415">declaring that definitions will take two arguments followed by two optional arguments, perhaps followed by more. <text:s/>The name of the list that will capture rest arguments is a variable called '</text:span><text:span text:style-name="T307">⋯</text:span><text:span text:style-name="T415">'. <text:s text:c="2"/>In this case the </text:span><text:soft-page-break/><text:span text:style-name="T415">ellipsis is actually the name of the varialbe. The reason that we allow more continuations is that some specializations might run into end cases that are more part of the specialization than part of the interface definition.</text:span></text:p>
      <text:p text:style-name="P72">Just below the generic declaration is a definition for a<text:span text:style-name="T415">n</text:span> <text:span text:style-name="T294">init</text:span> <text:span text:style-name="T415">method.</text:span> <text:s/>This <text:span text:style-name="T310">init</text:span> <text:span text:style-name="T422">function w</text:span>ill be called if no other <text:span text:style-name="T294">init</text:span> function has <text:span text:style-name="T416">a more specialized </text:span><text:span text:style-name="T308">tm</text:span><text:span text:style-name="T416"> class specifier.</text:span> <text:s/><text:span text:style-name="T308">tape-machine</text:span><text:span text:style-name="T416"> has no implementation, so this </text:span><text:span text:style-name="T308">init</text:span> <text:span text:style-name="T423">does the only thing it can do and </text:span>calls <text:span text:style-name="T294">cont-fail</text:span>. <text:s/><text:span text:style-name="T294">cont-fai</text:span><text:span text:style-name="T331">l</text:span> by default throws an error. <text:s/><text:span text:style-name="T416">Notice that the second argument, </text:span><text:span text:style-name="T308">init-value</text:span><text:span text:style-name="T416">, has no class specifier. <text:s/>This means it can be of any class. <text:s/>At run time a version of </text:span><text:span text:style-name="T308">init</text:span><text:span text:style-name="T416"> that operates on a more specialized </text:span><text:span text:style-name="T308">tm</text:span><text:span text:style-name="T416"> may chose to run checks. </text:span><text:s/></text:p>
      <text:h text:style-name="Heading_20_3" text:outline-level="3"><text:bookmark-start text:name="__RefHeading___Toc3788_1864530906"/>tm-primitives.lisp<text:bookmark-end text:name="__RefHeading___Toc3788_1864530906"/></text:h>
      <text:p text:style-name="P74"><text:span text:style-name="T126">In the argo fo the TM library, p</text:span><text:span text:style-name="T3">rimitive</text:span> methods are those <text:span text:style-name="T416">for </text:span>which a <text:span text:style-name="T373">new</text:span> <text:span text:style-name="T424">definition</text:span> must be provide<text:span text:style-name="T424">d</text:span> <text:span text:style-name="T424">for each new</text:span> <text:span text:style-name="T311">tm</text:span><text:span text:style-name="T424"> implementation</text:span>. <text:s/>This sta<text:span text:style-name="T502">n</text:span>ds in contrast to <text:span text:style-name="T3">derived</text:span> methods <text:span text:style-name="T373">which are built only upon primitive methods and other independent derived functions (</text:span><text:span text:style-name="T53">independent</text:span><text:span text:style-name="T373"> in that they eventually reduce to primitives without any loops to contained derived function calls) - so a new implementation does not have to provided for new definitions for derived functions. <text:s/>Though we are not required from a logical point of view to provide a new definition for derived functions along with our implementations, we may do so anyway for performance reasons. <text:s/></text:span></text:p>
      <text:p text:style-name="P66"><draw:frame draw:style-name="fr2" draw:name="Frame8" text:anchor-type="as-char" svg:width="501.85pt" draw:z-index="9"><draw:text-box fo:min-height="38.61pt"><text:p text:style-name="P139"><text:s text:c="2"/>(defgeneric r (tm &amp;rest ⋯))</text:p><text:p text:style-name="P139"><text:s text:c="2"/>(defgeneric esr (tm &amp;optional cont-ok cont-rightmost &amp;rest ⋯))</text:p><text:p text:style-name="P139"/><text:p text:style-name="P139"><text:s text:c="2"/>(defgeneric w (tm instance &amp;rest ⋯))</text:p><text:p text:style-name="P139"><text:s text:c="2"/>(defgeneric esw (tm instance &amp;optional cont-ok cont-rightmost &amp;rest ⋯))</text:p><text:p text:style-name="P139"/><text:p text:style-name="P139"><text:s text:c="2"/>(defgeneric cue-leftmost (tm &amp;rest ⋯))</text:p><text:p text:style-name="P139"/><text:p text:style-name="P139"><text:s text:c="2"/>(defgeneric s (tm &amp;optional cont-ok cont-rightmost))</text:p><text:p text:style-name="P139"/><text:p text:style-name="P139"><text:s text:c="2"/>(defgeneric a (tm instance &amp;optional cont-ok cont-no-alloc))</text:p><text:p text:style-name="P139"><text:s text:c="6"/></text:p><text:p text:style-name="P139"><text:s text:c="2"/>(defgeneric on-leftmost (tm &amp;optional cont-true cont-false))</text:p><text:p text:style-name="P139"/><text:p text:style-name="P139"><text:s text:c="2"/>(defgeneric on-rightmost (tm &amp;optional cont-true cont-false))</text:p></draw:text-box></draw:frame></text:p>
      <text:p text:style-name="P75">These are pretty much what one would expect given the lead up to this point. <text:s/><text:span text:style-name="T294">r</text:span><text:span text:style-name="T353">,</text:span><text:span text:style-name="T294"> w</text:span><text:span text:style-name="T353">, </text:span><text:span text:style-name="T355">and</text:span><text:span text:style-name="T294"> s</text:span><text:span text:style-name="T353">, </text:span>have been discussed at length already. <text:s text:c="2"/><text:span text:style-name="T294">esr</text:span> was <text:span text:style-name="T374">described</text:span> in the section on commands, <text:bookmark-ref text:reference-format="text" text:ref-name="__RefHeading___Toc3303_1864530906">More About Commands</text:bookmark-ref>. <text:span text:style-name="T374"><text:s/>Some Turing Machine commands operate on the cell under the head, while other operate to the right of the head. <text:s/>This latter type of operation came into being when we supported an expanding tape. <text:s/>The cascading implications suggested it was best for </text:span><text:span text:style-name="T312">esr</text:span><text:span text:style-name="T374"> and </text:span><text:span text:style-name="T312">esw</text:span><text:span text:style-name="T374"> to be primitive.</text:span></text:p>
      <text:p text:style-name="P76"><text:span text:style-name="T294">r</text:span> and <text:span text:style-name="T294">w</text:span> do not require continuations, as the head is always on some cell, and in the presence of our <text:span text:style-name="T503">contract with the programmer that he or she always do a </text:span>write before read<text:span text:style-name="T503">ing,</text:span> there is no error <text:soft-page-break/>condition associated with these operations. <text:span text:style-name="T504">In contrast</text:span>, <text:span text:style-name="T294">s</text:span> has a <text:span text:style-name="T294">cont-rightmost</text:span> function that is invoked if one attempts to step right from rightmost. <text:s text:c="2"/><text:span text:style-name="T505">If </text:span><text:span text:style-name="T507">cont-rightmost</text:span><text:span text:style-name="T505"> is not called, then</text:span> <text:span text:style-name="T294">cont-ok</text:span> is called. <text:s/>Note <text:span text:style-name="T505">it always works this way, that continuations are exclusive and that</text:span> at least one of the continuations will always be called. <text:s/><text:span text:style-name="T505">We do not use continuations just to fix things and to continuing running from where they were called, but rather we use them to make decisions.</text:span></text:p>
      <text:p text:style-name="P76"><text:span text:style-name="T294">on-leftmost</text:span> and <text:span text:style-name="T294">on-rightmost</text:span> are Boolean functions of convenience. <text:span text:style-name="T294">on-leftmost</text:span> is true when the head is on the leftmost cell. <text:s/><text:span text:style-name="T294">on-rightmost</text:span> is true when the head is on the rightmost cell. <text:s/><text:span text:style-name="T375">Note that these functions are similar to the Common Lisp if statement. <text:s/>If the test is true, the first continuation is evaluated, and if the test is false the second continuation is evaluated. <text:s text:c="2"/></text:span></text:p>
      <text:p text:style-name="P78"><draw:frame draw:style-name="fr2" draw:name="Frame9" text:anchor-type="as-char" svg:width="508pt" draw:z-index="10"><draw:text-box fo:min-height="17.35pt"><text:p text:style-name="P140">(on-leftmost tm</text:p><text:p text:style-name="P140"><text:s text:c="3"/>(<text:span text:style-name="T339">λ</text:span>() … code to be executed when on-leftmost is true)</text:p><text:p text:style-name="P140"><text:s text:c="3"/>(<text:span text:style-name="T339">λ</text:span>() … code to be executed when on-leftmost is false)</text:p><text:p text:style-name="P140"><text:s text:c="3"/>)</text:p></draw:text-box></draw:frame></text:p>
      <text:p text:style-name="P77"><text:span text:style-name="T375">If one wants conventional behavior from these tests, then use the </text:span><text:span text:style-name="T325">be</text:span><text:span text:style-name="T375"> functions.</text:span></text:p>
      <text:p text:style-name="P77"><draw:frame draw:style-name="fr2" draw:name="Frame10" text:anchor-type="as-char" svg:width="508pt" draw:z-index="11"><draw:text-box fo:min-height="17.35pt"><text:p text:style-name="P140">(on-leftmost tm (be t) (be <text:span text:style-name="T341">ϕ</text:span>))</text:p></draw:text-box></draw:frame></text:p>
      <text:p text:style-name="P199">This call will return <text:span text:style-name="T495">t </text:span><text:span text:style-name="T346">or</text:span> <text:span text:style-name="T342">ϕ</text:span>.</text:p>
      <text:p text:style-name="P79">Note, I have provided reader macros and key bindings for lambda, nil, and some other commonly used <text:span text:style-name="T511">symbols</text:span> that are <text:span text:style-name="T378">conventionally</text:span> spelled out <text:span text:style-name="T378">in Lisp</text:span>, but surely would not have been had UTF8 been available. <text:s/><text:span text:style-name="T376">These can be found in “synonyms.lisp” under the src-0 directory, and in “emacs-key-defs” <text:s/>under the docs directory.</text:span></text:p>
      <text:p text:style-name="P80">tm-primitives also defines a shallow copy function. <text:s/>When given a tm-machine, it returns another tm machine that has a new head and a new tape. <text:s/>However, the tape references for both machines will point at the same instances. <text:s/><text:span text:style-name="T377">However,</text:span> <text:span text:style-name="T377">chances are good that the entanglement copies are a better choice when one desires to have some non-determinism.</text:span></text:p>
      <text:h text:style-name="Heading_20_3" text:outline-level="3"><text:bookmark-start text:name="__RefHeading___Toc6193_1864530906"/>tm-derived.lisp<text:bookmark-end text:name="__RefHeading___Toc6193_1864530906"/></text:h>
      <text:p text:style-name="P87">The derived functions call only primitives and other independent derived functions. <text:s/>Hence one does not need to provide specializations of these functions when creating a new <text:span text:style-name="T383">kind</text:span> of Tape Machine <text:span text:style-name="T383">implementation</text:span>. <text:s/><text:span text:style-name="T397">In this section we show both the generic declaration for the method, and the method specialized on tape-machine.</text:span></text:p>
      <text:p text:style-name="P87"><text:soft-page-break/><draw:frame draw:style-name="fr2" draw:name="Frame14" text:anchor-type="as-char" svg:width="497.91pt" draw:z-index="12"><draw:text-box fo:min-height="143.6pt"><text:p text:style-name="P144"><text:s text:c="2"/>(defgeneric cue-rightmost (tm))</text:p><text:p text:style-name="P144"><text:s text:c="4"/>(:documentation</text:p><text:p text:style-name="P144"><text:s text:c="6"/>"Cue tm's head to the rightmost cell."</text:p><text:p text:style-name="P144"><text:s text:c="6"/>))</text:p><text:p text:style-name="P144"/><text:p text:style-name="P144"><text:s text:c="2"/>(defmethod cue-rightmost ((tm tape-machine))</text:p><text:p text:style-name="P144"><text:s text:c="4"/>(labels(</text:p><text:p text:style-name="P144"><text:s text:c="13"/>(work() (s tm #'work (be t)))</text:p><text:p text:style-name="P144"><text:s text:c="13"/>)</text:p><text:p text:style-name="P144"><text:s text:c="6"/>(work)</text:p><text:p text:style-name="P144"><text:s text:c="6"/>))</text:p></draw:text-box></draw:frame></text:p>
      <text:p text:style-name="P90">This default implementation for <text:span text:style-name="T294">cue-rightmost </text:span>might not be the fastest but it will always work. <text:s/>A programmer is free to implement a faster specialized version for a given tape-machine, but is not obligated to do so.</text:p>
      <text:p text:style-name="P90"><text:soft-page-break/><draw:frame draw:style-name="fr4" draw:name="Frame15" text:anchor-type="as-char" svg:y="-304.81pt" svg:width="514.15pt" draw:z-index="13"><draw:text-box fo:min-height="347.75pt"><text:p text:style-name="P145"><text:s text:c="2"/>(defgeneric as (tm instance &amp;optional cont-ok cont-no-alloc)</text:p><text:p text:style-name="P145"><text:s text:c="4"/>(:documentation</text:p><text:p text:style-name="P145"><text:s text:c="6"/>"Like #'a, but tm is stepped to the new cell</text:p><text:p text:style-name="P145"><text:s text:c="6"/>"))</text:p><text:p text:style-name="P145"/><text:p text:style-name="P145"><text:s text:c="2"/>(defmethod as(</text:p><text:p text:style-name="P145"><text:s text:c="6"/>(tm tape-machine)</text:p><text:p text:style-name="P145"><text:s text:c="6"/>instance</text:p><text:p text:style-name="P145"><text:s text:c="6"/>&amp;optional</text:p><text:p text:style-name="P145"><text:s text:c="6"/>(cont-ok (be t))</text:p><text:p text:style-name="P145"><text:s text:c="6"/>(cont-no-alloc #'alloc-fail)</text:p><text:p text:style-name="P145"><text:s text:c="6"/>)</text:p><text:p text:style-name="P145"><text:s text:c="4"/>(a tm instance </text:p><text:p text:style-name="P145"><text:s text:c="6"/>(λ()(s tm cont-ok #'cant-happen))</text:p><text:p text:style-name="P145"><text:s text:c="6"/>cont-no-alloc</text:p><text:p text:style-name="P145"><text:s text:c="6"/>))</text:p><text:p text:style-name="P145"/><text:p text:style-name="P145"><text:s text:c="2"/>(defgeneric a&amp;h◨ (tm instance &amp;optional cont-ok cont-no-alloc)</text:p><text:p text:style-name="P145"><text:s text:c="4"/>(:documentation</text:p><text:p text:style-name="P145"><text:s text:c="6"/>"#'a with a contract that the head is on rightmost.</text:p><text:p text:style-name="P145"><text:s text:c="6"/>"))</text:p><text:p text:style-name="P145"/><text:p text:style-name="P145"><text:s text:c="2"/>(defmethod a&amp;h◨ </text:p><text:p text:style-name="P145"><text:s text:c="4"/>(</text:p><text:p text:style-name="P145"><text:s text:c="6"/>(tm tape-machine)</text:p><text:p text:style-name="P145"><text:s text:c="6"/>instance</text:p><text:p text:style-name="P145"><text:s text:c="6"/>&amp;optional</text:p><text:p text:style-name="P145"><text:s text:c="6"/>(cont-ok (be t))</text:p><text:p text:style-name="P145"><text:s text:c="6"/>(cont-no-alloc #'alloc-fail)</text:p><text:p text:style-name="P145"><text:s text:c="6"/>)</text:p><text:p text:style-name="P145"><text:s text:c="4"/>;; specializations might make better use of the contract</text:p><text:p text:style-name="P145"><text:s text:c="4"/>(a tm instance cont-ok cont-no-alloc)</text:p><text:p text:style-name="P145"><text:s text:c="4"/>)</text:p><text:p text:style-name="P145"/><text:p text:style-name="P146"><text:s text:c="2"/>(defgeneric as&amp;h◨ (tm instance &amp;optional cont-ok cont-no-alloc)</text:p><text:p text:style-name="P145"><text:s text:c="4"/>(:documentation</text:p><text:p text:style-name="P145"><text:s text:c="6"/>"#'as with a contract that the head is on rightmost.</text:p><text:p text:style-name="P145"><text:s text:c="6"/>"))</text:p><text:p text:style-name="P145"/><text:p text:style-name="P145"><text:s text:c="2"/>(defmethod as&amp;h◨ </text:p><text:p text:style-name="P145"><text:s text:c="4"/>(</text:p><text:p text:style-name="P145"><text:s text:c="6"/>(tm tape-machine)</text:p><text:p text:style-name="P145"><text:s text:c="6"/>instance</text:p><text:p text:style-name="P145"><text:s text:c="6"/>&amp;optional</text:p><text:p text:style-name="P145"><text:s text:c="6"/>(cont-ok (be t))</text:p><text:p text:style-name="P145"><text:s text:c="6"/>(cont-no-alloc #'alloc-fail)</text:p><text:p text:style-name="P145"><text:s text:c="6"/>)</text:p><text:p text:style-name="P145"><text:s text:c="4"/>;; specializations might make better use of the contract</text:p><text:p text:style-name="P145"><text:s text:c="4"/>(as tm instance cont-ok cont-no-alloc)</text:p><text:p text:style-name="P145"><text:s text:c="4"/>)</text:p><text:p text:style-name="P145"/></draw:text-box></draw:frame></text:p>
      <text:h text:style-name="Heading_20_3" text:outline-level="3"><text:bookmark-start text:name="__RefHeading___Toc3790_1864530906"/>tm-quantifiers.lisp<text:bookmark-end text:name="__RefHeading___Toc3790_1864530906"/></text:h>
      <text:p text:style-name="P81"><draw:frame draw:style-name="fr5" draw:name="Frame11" text:anchor-type="paragraph" svg:x="2.04pt" svg:y="8.5pt" svg:width="499.61pt" draw:z-index="4"><draw:text-box fo:min-height="24.04pt"><text:p text:style-name="P141">(defun <text:s/>∃ (tm pred &amp;optional (cont-true (be t)) (cont-false (be ∅)))</text:p><text:p text:style-name="P142">(defun ¬∀ (tm pred &amp;optional (cont-true (be t)) (cont-false (be ∅)))</text:p><text:p text:style-name="P142">(defun <text:span text:style-name="T379">¬∃ </text:span>(tm pred &amp;optional (cont-true (be t)) (cont-false (be ∅)))</text:p><text:p text:style-name="P142">(defun <text:s/><text:span text:style-name="T379">∀</text:span> (tm pred &amp;optional (cont-true (be t)) (cont-false (be ∅)))</text:p></draw:text-box></draw:frame><text:span text:style-name="T380">Each</text:span> quantifier accept<text:span text:style-name="T380">s</text:span> a machine, a predicate, and two continuation arguments. <text:span text:style-name="T388">The predicate accepts a machine and two continuations. <text:s/>The predicate will examine the instance in the cell under the head, and perhaps other cells within easy reach, and then call the first continuation signifying </text:span><text:span text:style-name="T27">true</text:span><text:span text:style-name="T384">, or the second continuation signifying </text:span><text:span text:style-name="T27">false</text:span><text:span text:style-name="T384">.</text:span></text:p>
      <text:p text:style-name="P82"><text:span text:style-name="T385">T</text:span>he existence predicate, <text:span text:style-name="T297">∃, </text:span><text:span text:style-name="T380">initially calls the predicate using: </text:span></text:p>
      <text:p text:style-name="P82"><draw:frame draw:style-name="fr5" draw:name="Frame24" text:anchor-type="paragraph" svg:x="2.86pt" svg:y="12.56pt" svg:width="534.16pt" draw:z-index="24"><draw:text-box fo:min-height="19.11pt"><text:p text:style-name="P208"><text:s text:c="2"/>(defun ∃ </text:p><text:p text:style-name="P208"><text:s text:c="4"/>(</text:p><text:p text:style-name="P208"><text:s text:c="6"/>tm</text:p><text:p text:style-name="P208"><text:s text:c="6"/>pred</text:p><text:p text:style-name="P208"><text:s text:c="6"/>&amp;optional</text:p><text:p text:style-name="P208"><text:s text:c="6"/>(cont-true (be t))</text:p><text:p text:style-name="P208"><text:s text:c="6"/>(cont-false (be ∅))</text:p><text:p text:style-name="P208"><text:s text:c="6"/>)</text:p><text:p text:style-name="P208"><text:s text:c="4"/>"<text:span text:style-name="T512">for cont-true</text:span> tm head on the first cell that has an instance where pred is true.</text:p><text:p text:style-name="P208"><text:s text:c="4"/><text:span text:style-name="T512">for cont-</text:span>false, tm head is on rightmost, and there was no cell where pred was true.</text:p><text:p text:style-name="P208"><text:s text:c="4"/>"</text:p><text:p text:style-name="P208"><text:s text:c="4"/>(labels(</text:p><text:p text:style-name="P208"><text:s text:c="13"/>(loop()(funcall pred #'step cont-true))</text:p><text:p text:style-name="P208"><text:s text:c="13"/>(step()(s tm #'loop cont-false))</text:p><text:p text:style-name="P208"><text:s text:c="13"/>)))</text:p></draw:text-box></draw:frame><text:span text:style-name="T398">The predicate can exit the </text:span><text:span text:style-name="T297">∃</text:span><text:span text:style-name="T380"> function taking the </text:span><text:span text:style-name="T298">cont-true</text:span><text:span text:style-name="T380"> continuation. <text:s/>Alternatively it steps the machine. <text:s/>If the step goes right of rightmost then </text:span><text:span text:style-name="T297">∃</text:span><text:span text:style-name="T380"> exits by evaluating </text:span><text:span text:style-name="T298">cont-false</text:span><text:span text:style-name="T380">, otherwise it calls the predicate again. <text:s/></text:span></text:p>
      <text:p text:style-name="P82"><text:span text:style-name="T380">N</text:span>ote that the predicate is passed the machine, not the instance in the cell under the head. <text:s/>This <text:span text:style-name="T380">enables having</text:span> <text:span text:style-name="T380">predicates that look at </text:span>sliding window<text:span text:style-name="T380">s</text:span>. <text:s/>Also note that the quantification starts from the location that the head is on. <text:s/>Hence it can be mixed with <text:span text:style-name="T381">prefix</text:span> tests. <text:s/>If one wants quantification over the entire tape, one should call cue-leftmost before <text:span text:style-name="T391">calling </text:span><text:span text:style-name="T297">∃</text:span><text:span text:style-name="T391">. <text:s/>When </text:span><text:span text:style-name="T297">∃ </text:span><text:span text:style-name="T391">takes </text:span><text:span text:style-name="T508">cont-true</text:span><text:span text:style-name="T391">, the machine head will be left on the cell where the pred was found to be true.</text:span></text:p>
      <text:p text:style-name="P88">In summary, <text:span text:style-name="T297">∃ </text:span>takes <text:span text:style-name="T294">cont-true</text:span> upon finding <text:span text:style-name="T394">the</text:span> first case where <text:span text:style-name="T294">pred</text:span> holds. <text:s/><text:span text:style-name="T398">If it doesn't find such a case by the time it </text:span>scans the whole tape <text:span text:style-name="T398">it</text:span> takes <text:span text:style-name="T294">cont-false</text:span>.<text:span text:style-name="T395"> <text:s/></text:span></text:p>
      <text:p text:style-name="P83"><text:span text:style-name="T297">∀ </text:span>takes <text:span text:style-name="T294">cont-true</text:span> <text:span text:style-name="T387">after scanning the entire tape and finding that </text:span>the predicate holds <text:span text:style-name="T392">for all contained instances</text:span>. <text:s/>It takes <text:span text:style-name="T294">cont-false</text:span> upon finding the first <text:span text:style-name="T387">case</text:span> for which the predicate does not hold. <text:s/><text:span text:style-name="T389">This is <text:s/>'while loop' behavior, as scanning continues while the predicate holds.</text:span></text:p>
      <text:p text:style-name="P83"><text:soft-page-break/><text:span text:style-name="T297">¬∀ </text:span>takes <text:span text:style-name="T294">cont-true</text:span> <text:span text:style-name="T386">upon finding that</text:span> <text:span text:style-name="T294">pred</text:span> does not hold. <text:s/><text:span text:style-name="T393">Otherwise it scans the entire tape and returns </text:span><text:span text:style-name="T300">cont-false</text:span><text:span text:style-name="T393">. <text:s/></text:span>This is the same as saying that there exists an element where <text:span text:style-name="T294">pred</text:span> is false.</text:p>
      <text:p text:style-name="P83"><text:span text:style-name="T299">¬∃ </text:span>takes <text:span text:style-name="T294">cont-true</text:span> if there is no element where <text:span text:style-name="T294">pred</text:span> is true. <text:s/>This is the same as saying that <text:span text:style-name="T294">pred</text:span> is false for all elements on the tape.</text:p>
      <text:p text:style-name="P91">Star suffixed versions of these functions, <text:span text:style-name="T297">∃</text:span><text:span text:style-name="T294">*</text:span><text:span text:style-name="T297">, ∀</text:span><text:span text:style-name="T294">*</text:span><text:span text:style-name="T297">, ¬∀</text:span><text:span text:style-name="T294">*</text:span><text:span text:style-name="T297">, </text:span><text:span text:style-name="T299">¬∃</text:span><text:span text:style-name="T294">*</text:span><text:span text:style-name="T297"> </text:span>always traverse the whole tape before taking a continuation.</text:p>
      <text:p text:style-name="P84">Here are two trivial predicates:</text:p>
      <text:p text:style-name="P83"><draw:frame draw:style-name="fr2" draw:name="Frame12" text:anchor-type="as-char" svg:width="511.34pt" draw:z-index="14"><draw:text-box fo:min-height="35.8pt"><text:p text:style-name="P143"><text:s text:c="2"/>(defun always-false (tm &amp;optional (cont-true (be t)) (cont-false (be ∅)))</text:p><text:p text:style-name="P143"><text:s text:c="4"/>(declare (ignore tm cont-true))</text:p><text:p text:style-name="P143"><text:s text:c="4"/>(funcall cont-false)</text:p><text:p text:style-name="P143"><text:s text:c="4"/>)</text:p><text:p text:style-name="P143"/><text:p text:style-name="P143"><text:s text:c="2"/>(defun always-true (tm &amp;optional (cont-true (be t)) (cont-false (be ∅)))</text:p><text:p text:style-name="P143"><text:s text:c="4"/>(declare (ignore tm cont-false))</text:p><text:p text:style-name="P143"><text:s text:c="4"/>(funcall cont-true)</text:p><text:p text:style-name="P143"><text:s text:c="4"/>)</text:p></draw:text-box></draw:frame></text:p>
      <text:p text:style-name="P85">The quantifiers may be used to implement the same functionality as <text:span text:style-name="T509">map</text:span><text:span text:style-name="T382"> and as </text:span><text:span text:style-name="T294">while</text:span> loops. <text:s/>I<text:span text:style-name="T389">n</text:span> a later chapter we discuss machines that create ranges of numbers. <text:s/>When used with these machines the quantifiers can be used to create <text:span text:style-name="T294">for</text:span> loops. <text:s/>Note also, the <text:span text:style-name="T294">together</text:span> <text:span text:style-name="T382">machine</text:span> which is used to bind multiple machines together <text:span text:style-name="T382">so they step as one machine.</text:span></text:p>
      <text:h text:style-name="Heading_20_2" text:outline-level="2"><text:bookmark-start text:name="__RefHeading___Toc6195_1864530906"/>Specialization <text:span text:style-name="T428">In the Abstract Interface</text:span><text:bookmark-end text:name="__RefHeading___Toc6195_1864530906"/></text:h>
      <text:p text:style-name="P92">As we mentioned in the <text:bookmark-ref text:reference-format="text" text:ref-name="__RefHeading___Toc3303_1864530906">More About Commands</text:bookmark-ref> section of the prior chapter, the combination of non-determinism and a <text:span text:style-name="T400">cell delete </text:span>command <text:span text:style-name="T400">creates</text:span> <text:span text:style-name="T400">collision </text:span>hazard<text:span text:style-name="T400">s</text:span>. <text:s/><text:span text:style-name="T400">How we handle this has profound affects on our program, and upon the tape machine itself. <text:s/>This section discusses the various approaches and specialized tape machine classes that go with them.</text:span></text:p>
      <text:p text:style-name="P92"><draw:frame draw:style-name="fr2" draw:name="Frame13" text:anchor-type="as-char" svg:width="518.06pt" draw:z-index="15"><draw:text-box fo:min-height="81.84pt"><text:p text:style-name="P147">generic <text:s text:c="19"/>tape-machine(tm-def)</text:p><text:p text:style-name="P147">| <text:s text:c="28"/>/ <text:s text:c="10"/>\</text:p><text:p text:style-name="P147">. <text:s text:c="6"/>nd-tape-machine(nd-tm-def) <text:s text:c="6"/>solo-tape-machine(solo-tm-def)</text:p><text:p text:style-name="P147">. <text:s text:c="29"/>\ <text:s text:c="9"/>/</text:p><text:p text:style-name="P147"><text:s text:c="27"/>ea-tape-machine(ea-tm-def)</text:p><text:p text:style-name="P147"><text:s text:c="38"/><text:span text:style-name="T513">|</text:span></text:p><text:p text:style-name="P210"><text:s text:c="35"/><text:span text:style-name="T513">☥ea-tape-machine</text:span></text:p></draw:text-box></draw:frame></text:p>
      <text:p text:style-name="P201"><text:span text:style-name="T401">If the programmer never uses the delete cell command, then we can not have a collision where the cell under the head gets deleted - whether we have non-determinism or not. <text:s/>This is the simplification we experience when adopting non-destructive programming style. <text:s/>Hence for the </text:span><text:span text:style-name="T301">nd-tape-machine</text:span><text:span text:style-name="T401"> class we do not add a delete command, but we do add commands to support of non-determinism.</text:span></text:p>
      <text:p text:style-name="P93"><text:soft-page-break/><text:span text:style-name="T514">Conversely if we never have more than one head, then one head can not be used to delete the cell to the right, and wipe out a cell that a second head is on. <text:s/>The </text:span><text:span text:style-name="T302">solo-tape-machine</text:span><text:span text:style-name="T402"> takes this approach and includes commands for deletion, but not for non-determinism. <text:s/>Without non-determinism we can not make copies of the head state (i.e. have an additional machine head), which limits what we can implement in the library as typically inside the library we can't move the caller's version of the head.</text:span></text:p>
      <text:p text:style-name="P94"><text:span text:style-name="T403">We can have both the ability to</text:span> delete cells, <text:span text:style-name="T3">and</text:span> <text:span text:style-name="T403">the ability</text:span> to make cop<text:span text:style-name="T403">ies if we add </text:span><text:span text:style-name="T29">entanglement accounting</text:span><text:span text:style-name="T403">. <text:s/>Accordingly we need to add a field to the tape machine which keeps a list of entangled machines. <text:s/>Before each delete cell command we check the listed entangled machines for collisions. <text:s/>If one is found we take a collision continuation, otherwise we perform the delete and take </text:span><text:span text:style-name="T510">cont-ok</text:span><text:span text:style-name="T403">.</text:span></text:p>
      <text:p text:style-name="P95">As a further specialized version <text:span text:style-name="T515">we support non-determinism through threads.</text:span> We use Mutex locks <text:span text:style-name="T515">to assure the integrity of the entanglement accounting.</text:span></text:p>
      <text:p text:style-name="P95">Note, for all of these we still do not have a version that implements a tape. <text:s/>We will take that up in the next chapter.</text:p>
      <text:h text:style-name="Heading_20_3" text:outline-level="3"><text:bookmark-start text:name="__RefHeading___Toc7400_1864530906"/>nd-t<text:span text:style-name="T406">m</text:span><text:bookmark-end text:name="__RefHeading___Toc7400_1864530906"/></text:h>
      <text:p text:style-name="P96"><text:span text:style-name="T408">Here 'nd' stands for </text:span><text:span text:style-name="T30">non-destructive</text:span><text:span text:style-name="T408">. <text:s text:c="2"/>This is the generic declaration for a tape machine that supports non-determinism, but does not have a delete cell command. <text:s/></text:span>There are no additional fields (slots) added to the class:</text:p>
      <text:p text:style-name="P96"><draw:frame draw:style-name="fr2" draw:name="Frame16" text:anchor-type="as-char" svg:width="510.21pt" draw:z-index="16"><draw:text-box fo:min-height="25.8pt"><text:p text:style-name="P148">(defclass nd-tape-machine (tape-machine)())</text:p></draw:text-box></draw:frame></text:p>
      <text:p text:style-name="P98"><text:span text:style-name="T405">W</text:span>e <text:span text:style-name="T405">required a new feature for </text:span><text:span text:style-name="T304">in</text:span><text:span text:style-name="T303">it</text:span><text:span text:style-name="T405"> methods so as to support non-determinism. <text:s/>Namely, when a new tape machine instance is passed in to be initialized, and the </text:span><text:span text:style-name="T303">init-value</text:span><text:span text:style-name="T405"> argument is a tape machine argument of the same class, that </text:span><text:span text:style-name="T303">init</text:span><text:span text:style-name="T405"> makes an entangled copy of the </text:span><text:span text:style-name="T303">init-value</text:span><text:span text:style-name="T405"> machine. <text:s/></text:span><text:span text:style-name="T303">init</text:span><text:span text:style-name="T405"> will do this by copying the tape reference and making a new head. <text:s/>The new head initially points to the same cell as for the </text:span><text:span text:style-name="T303">init-value</text:span><text:span text:style-name="T405"> machine. <text:s/>(This is a sort of fork() function for tape machines. <text:s/>In this analogy the head is the program pointer.)</text:span></text:p>
      <text:p text:style-name="P111">We also add a<text:span text:style-name="T516">n</text:span> environment <text:span text:style-name="T516">scope </text:span>for the clean creation and destruction of entangled machines:</text:p>
      <text:p text:style-name="P98"><text:soft-page-break/><draw:frame draw:style-name="fr2" draw:name="Frame18" text:anchor-type="as-char" svg:width="499.04pt" draw:z-index="17"><draw:text-box fo:min-height="43.65pt"><text:p text:style-name="P150"><text:s/>(defgeneric with-mk-entangled (tm continuation)</text:p><text:p text:style-name="P150"><text:s text:c="4"/>(:documentation</text:p><text:p text:style-name="P150"><text:s text:c="6"/>"Calls continuation with a locally scoped entangled copy of tm.</text:p><text:p text:style-name="P150"><text:s text:c="7"/>"))</text:p><text:p text:style-name="P150"/><text:p text:style-name="P150"><text:s text:c="2"/>(defmethod with-mk-entangled</text:p><text:p text:style-name="P150"><text:s text:c="4"/>(</text:p><text:p text:style-name="P150"><text:s text:c="6"/>(tm0 nd-tape-machine)</text:p><text:p text:style-name="P150"><text:s text:c="6"/>continuation</text:p><text:p text:style-name="P150"><text:s text:c="6"/>)</text:p><text:p text:style-name="P150"><text:s text:c="4"/>(let(</text:p><text:p text:style-name="P150"><text:s text:c="10"/>(tm1 (mk (type-of tm0) tm0))</text:p><text:p text:style-name="P150"><text:s text:c="10"/>)</text:p><text:p text:style-name="P150"><text:s text:c="6"/>(funcall continuation tm1)</text:p><text:p text:style-name="P150"><text:s text:c="6"/>))</text:p></draw:text-box></draw:frame></text:p>
      <text:p text:style-name="P97">We pick up <text:span text:style-name="T404">only one new primitive method, that of a predicate to test if two machines have their heads on the same cell.</text:span></text:p>
      <text:p text:style-name="P97"><draw:frame draw:style-name="fr2" draw:name="Frame17" text:anchor-type="as-char" svg:width="498.44pt" draw:z-index="18"><draw:text-box fo:min-height="61.51pt"><text:p text:style-name="P149"><text:s/>(defgeneric heads-on-same-cell</text:p><text:p text:style-name="P149"><text:s text:c="4"/>(</text:p><text:p text:style-name="P149"><text:s text:c="6"/>tm0</text:p><text:p text:style-name="P149"><text:s text:c="6"/>tm1 </text:p><text:p text:style-name="P149"><text:s text:c="6"/>&amp;optional</text:p><text:p text:style-name="P149"><text:s text:c="6"/>cont-true</text:p><text:p text:style-name="P149"><text:s text:c="6"/>cont-false</text:p><text:p text:style-name="P149"><text:s text:c="6"/>&amp;rest ⋯</text:p><text:p text:style-name="P149"><text:s text:c="6"/>))</text:p><text:p text:style-name="P149"/><text:p text:style-name="P149"/></draw:text-box></draw:frame></text:p>
      <text:p text:style-name="P100"><text:span text:style-name="T305">heads-on-same-cell</text:span> could not be <text:span text:style-name="T407">placed</text:span> <text:span text:style-name="T407">with</text:span> the base <text:span text:style-name="T407">declarations b</text:span>ecause <text:span text:style-name="T407">one must have two entangled copies before it makes sense to have a comparison to see if two entangled copies have their heads on the same cell, and the base machine has no mechanism for making copies. </text:span></text:p>
      <text:p text:style-name="P99">We also pick up some <text:span text:style-name="T407">quantified </text:span>functions:</text:p>
      <text:p text:style-name="P99"/>
      <text:p text:style-name="P99"><text:soft-page-break/><draw:frame draw:style-name="fr2" draw:name="Frame19" text:anchor-type="as-char" svg:width="501.85pt" draw:z-index="19"><draw:text-box fo:min-height="64.35pt"><text:p text:style-name="P154">;;--------------------------------------------------------------------------------</text:p><text:p text:style-name="P154">;; indexed read and write</text:p><text:p text:style-name="P154">;;</text:p><text:p text:style-name="P154"><text:s text:c="2"/>(defgeneric esnr </text:p><text:p text:style-name="P154"><text:s text:c="4"/>(</text:p><text:p text:style-name="P154"><text:s text:c="6"/>tm</text:p><text:p text:style-name="P154"><text:s text:c="6"/>index</text:p><text:p text:style-name="P154"><text:s text:c="6"/>&amp;optional</text:p><text:p text:style-name="P154"><text:s text:c="6"/>cont-ok</text:p><text:p text:style-name="P154"><text:s text:c="6"/>cont-rightmost</text:p><text:p text:style-name="P154"><text:s text:c="6"/>)</text:p><text:p text:style-name="P154"><text:s text:c="4"/>(:documentation</text:p><text:p text:style-name="P154"><text:s text:c="6"/>" This is an indexed read operation. <text:s/>It makes an entangled copy of 'tm', </text:p><text:p text:style-name="P154"><text:s text:c="8"/>steps it 'index' times, then reads it.</text:p><text:p text:style-name="P154"><text:s text:c="6"/>"</text:p><text:p text:style-name="P154"><text:s text:c="6"/>))</text:p><text:p text:style-name="P154"/><text:p text:style-name="P154"><text:s text:c="2"/>(defmethod esnr </text:p><text:p text:style-name="P154"><text:s text:c="4"/>(</text:p><text:p text:style-name="P154"><text:s text:c="6"/>tm</text:p><text:p text:style-name="P154"><text:s text:c="6"/>index</text:p><text:p text:style-name="P154"><text:s text:c="6"/>&amp;optional</text:p><text:p text:style-name="P154"><text:s text:c="6"/>(cont-ok #'echo)</text:p><text:p text:style-name="P154"><text:s text:c="6"/>(cont-rightmost (λ(index)(declare (ignore index))(error 'step-from-rightmost)))</text:p><text:p text:style-name="P154"><text:s text:c="6"/>)</text:p><text:p text:style-name="P154"><text:s text:c="4"/>(with-mk-entangled tm</text:p><text:p text:style-name="P154"><text:s text:c="6"/>(λ(tm1)</text:p><text:p text:style-name="P154"><text:s text:c="8"/>(sn tm1 index</text:p><text:p text:style-name="P154"><text:s text:c="10"/>(λ()(funcall cont-ok (r tm1)))</text:p><text:p text:style-name="P154"><text:s text:c="10"/>(λ(n)(funcall cont-rightmost n))</text:p><text:p text:style-name="P154"><text:s text:c="10"/>))))</text:p><text:p text:style-name="P154"/><text:p text:style-name="P154"><text:s text:c="2"/>(defgeneric esnw </text:p><text:p text:style-name="P154"><text:s text:c="4"/>(</text:p><text:p text:style-name="P154"><text:s text:c="6"/>tm</text:p><text:p text:style-name="P154"><text:s text:c="6"/>index</text:p><text:p text:style-name="P154"><text:s text:c="6"/>instance</text:p><text:p text:style-name="P154"><text:s text:c="6"/>&amp;optional</text:p><text:p text:style-name="P154"><text:s text:c="6"/>cont-ok</text:p><text:p text:style-name="P154"><text:s text:c="6"/>cont-rightmost</text:p><text:p text:style-name="P154"><text:s text:c="6"/>)</text:p><text:p text:style-name="P154"><text:s text:c="4"/>(:documentation</text:p><text:p text:style-name="P154"><text:s text:c="6"/>" This is an indexed write operation. <text:s/>It makes an entangled copy of 'tm', </text:p><text:p text:style-name="P154"><text:s text:c="8"/>steps it 'index' places, then writes the 'instance'.</text:p><text:p text:style-name="P154"><text:s text:c="6"/>"</text:p><text:p text:style-name="P154"><text:s text:c="6"/>))</text:p><text:p text:style-name="P154"/><text:p text:style-name="P154"><text:s text:c="2"/>(defmethod esnw </text:p><text:p text:style-name="P154"><text:s text:c="4"/>(</text:p><text:p text:style-name="P154"><text:s text:c="6"/>tm</text:p><text:p text:style-name="P154"><text:s text:c="6"/>index</text:p><text:p text:style-name="P154"><text:s text:c="6"/>instance</text:p><text:p text:style-name="P154"><text:s text:c="6"/>&amp;optional</text:p><text:p text:style-name="P154"><text:s text:c="6"/>(cont-ok (be t))</text:p><text:p text:style-name="P154"><text:s text:c="6"/>(cont-rightmost (λ(index)(declare (ignore index))(error 'step-from-rightmost)))</text:p><text:p text:style-name="P154"><text:s text:c="6"/>)</text:p><text:p text:style-name="P154"><text:s text:c="4"/>(with-mk-entangled tm</text:p><text:p text:style-name="P154"><text:s text:c="6"/>(λ(tm1)</text:p><text:p text:style-name="P154"><text:s text:c="8"/>(sn tm1 index</text:p><text:p text:style-name="P154"><text:s text:c="10"/>(λ()(w tm1 instance cont-ok #'cant-happen))</text:p><text:p text:style-name="P154"><text:s text:c="10"/>(λ(n)(funcall cont-rightmost n))</text:p><text:p text:style-name="P154"><text:s text:c="10"/>))))</text:p></draw:text-box></draw:frame></text:p>
      <text:p text:style-name="P99"><text:soft-page-break/><draw:frame draw:style-name="fr2" draw:name="Frame20" text:anchor-type="as-char" svg:width="497.91pt" draw:z-index="20"><draw:text-box fo:min-height="57.06pt"><text:p text:style-name="P153">;;--------------------------------------------------------------------------------</text:p><text:p text:style-name="P153">;; repeated until end of tape operations</text:p><text:p text:style-name="P153">;; <text:s text:c="2"/>more specific versions, if they exist, are surely more efficient</text:p><text:p text:style-name="P153">;;</text:p><text:p text:style-name="P153"><text:s text:c="2"/>(defgeneric eas* (tm tm-fill &amp;optional cont-ok cont-no-alloc)</text:p><text:p text:style-name="P153"><text:s text:c="4"/>(:documentation </text:p><text:p text:style-name="P153"><text:s text:c="6"/>"calls #'as repeatedly on a mk-entangled copy of tm, filling</text:p><text:p text:style-name="P153"><text:s text:c="7"/>with successive instances from tm-fill.</text:p><text:p text:style-name="P153"><text:s text:c="7"/>tm will not be stepped. <text:s/>tm-fill will be stepped.</text:p><text:p text:style-name="P153"><text:s text:c="7"/>"</text:p><text:p text:style-name="P153"><text:s text:c="6"/>))</text:p><text:p text:style-name="P153"/><text:p text:style-name="P153"><text:s text:c="2"/>(defmethod eas*</text:p><text:p text:style-name="P153"><text:s text:c="4"/>(</text:p><text:p text:style-name="P153"><text:s text:c="6"/>(tm0 tape-machine) </text:p><text:p text:style-name="P153"><text:s text:c="6"/>fill</text:p><text:p text:style-name="P153"><text:s text:c="6"/>&amp;optional</text:p><text:p text:style-name="P153"><text:s text:c="6"/>(cont-ok (be t))</text:p><text:p text:style-name="P153"><text:s text:c="6"/>(cont-no-alloc #'alloc-fail)</text:p><text:p text:style-name="P153"><text:s text:c="6"/>)</text:p><text:p text:style-name="P153"><text:s text:c="4"/>(with-mk-entangled tm0</text:p><text:p text:style-name="P153"><text:s text:c="6"/>(λ(tm1)</text:p><text:p text:style-name="P153"><text:s text:c="8"/>(as* tm1 fill cont-ok cont-no-alloc)</text:p><text:p text:style-name="P153"><text:s text:c="8"/>)))</text:p><text:p text:style-name="P153"/><text:p text:style-name="P153">;;--------------------------------------------------------------------------------</text:p><text:p text:style-name="P153">;; repeated by count operations</text:p><text:p text:style-name="P153">;; <text:s text:c="2"/>more specific versions, if they exist, are surely more efficient</text:p><text:p text:style-name="P153">;;</text:p><text:p text:style-name="P153"><text:s text:c="2"/>(defgeneric an (tm count tm-fill &amp;optional cont-ok cont-rightmost cont-no-alloc)</text:p><text:p text:style-name="P153"><text:s text:c="4"/>(:documentation </text:p><text:p text:style-name="P153"><text:s text:c="6"/>"Similar to calling #'a n times on a mk-entangled-with of tm."</text:p><text:p text:style-name="P153"><text:s text:c="6"/>))</text:p><text:p text:style-name="P153"/><text:p text:style-name="P153"><text:s text:c="2"/>(defmethod an</text:p><text:p text:style-name="P153"><text:s text:c="4"/>(</text:p><text:p text:style-name="P153"><text:s text:c="6"/>(tm nd-tape-machine)</text:p><text:p text:style-name="P153"><text:s text:c="6"/>(n integer)</text:p><text:p text:style-name="P153"><text:s text:c="6"/>fill</text:p><text:p text:style-name="P153"><text:s text:c="6"/>&amp;optional </text:p><text:p text:style-name="P153"><text:s text:c="6"/>(cont-ok (be t))</text:p><text:p text:style-name="P153"><text:s text:c="6"/>(cont-rightmost (λ(tm1 n)(declare (ignore tm1 n))(be ∅)))</text:p><text:p text:style-name="P153"><text:s text:c="6"/>(cont-no-alloc (λ(tm1 n)(declare (ignore tm1 n))(error 'alloc-fail)))</text:p><text:p text:style-name="P153"><text:s text:c="6"/>)</text:p><text:p text:style-name="P153"><text:s text:c="4"/>(with-mk-entangled tm</text:p><text:p text:style-name="P153"><text:s text:c="6"/>(λ(tm1) (asn tm1 n fill cont-ok cont-rightmost cont-no-alloc))</text:p><text:p text:style-name="P153"><text:s text:c="6"/>))</text:p></draw:text-box></draw:frame></text:p>
      <text:h text:style-name="Heading_20_3" text:outline-level="3"><text:bookmark-start text:name="__RefHeading___Toc7402_1864530906"/>solo-tm<text:bookmark-end text:name="__RefHeading___Toc7402_1864530906"/></text:h>
      <text:p text:style-name="P101">Here 'solo' <text:span text:style-name="T409">indicates that the machine has exactly one head. <text:s/>In other words, the machine is deterministic. <text:s/>With only one head we have a limitation inside of subroutines. <text:s/>We can not make a second head for the caller's machine, move the copied head around to see what is in other cells on the tape, and then return to the caller with the original machine unperturbed. <text:s/>However, it also means that we can delete cells without creating collision hazards. <text:s/>Note that neither base machines nor non-destructive machines can delete cells, so this is an advantage.</text:span></text:p>
      <text:p text:style-name="P102"><text:soft-page-break/>Again there is no overhead added to the class:</text:p>
      <text:p text:style-name="P102"><draw:frame draw:style-name="fr2" draw:name="Frame21" text:anchor-type="as-char" svg:width="505.76pt" draw:z-index="21"><draw:text-box fo:min-height="11.2pt"><text:p text:style-name="P155"><text:s text:c="2"/>(defclass solo-tape-machine (tape-machine)())</text:p></draw:text-box></draw:frame></text:p>
      <text:p text:style-name="P103">We gain these primitives:</text:p>
      <text:p text:style-name="P103"><draw:frame draw:style-name="fr2" draw:name="Frame22" text:anchor-type="as-char" svg:width="501.85pt" draw:z-index="22"><draw:text-box fo:min-height="25.74pt"><text:p text:style-name="P151"><text:s/>(defgeneric d (</text:p><text:p text:style-name="P151"><text:s text:c="18"/>tm </text:p><text:p text:style-name="P151"><text:s text:c="18"/>&amp;optional </text:p><text:p text:style-name="P151"><text:s text:c="18"/>spill </text:p><text:p text:style-name="P151"><text:s text:c="18"/>cont-ok ; #'echo</text:p><text:p text:style-name="P151"><text:s text:c="18"/>cont-rightmost ;(λ()(error 'dealloc-on-rightmost))</text:p><text:p text:style-name="P151"><text:s text:c="18"/>cont-no-alloc ;#'alloc-fail</text:p><text:p text:style-name="P151"><text:s text:c="18"/>&amp;rest ⋯</text:p><text:p text:style-name="P151"><text:s text:c="18"/>)</text:p><text:p text:style-name="P151"><text:s text:c="4"/>(:documentation</text:p><text:p text:style-name="P151"><text:s text:c="6"/>"Deallocate the right neighbor of the cell the head is on.</text:p><text:p text:style-name="P151"><text:s text:c="7"/>I.e. deallocates a region of length 1 located to the right of the head.</text:p><text:p text:style-name="P151"><text:s text:c="7"/>Returns the instance from the deallocated cell.</text:p><text:p text:style-name="P151"><text:s text:c="7"/>If spill is not ∅, the deallocated cell is moved to spill, or a new</text:p><text:p text:style-name="P151"><text:s text:c="7"/>cell is allocated to spill and the instance reference is moved there.</text:p><text:p text:style-name="P151"><text:s text:c="6"/>"</text:p><text:p text:style-name="P151"><text:s text:c="6"/>))</text:p><text:p text:style-name="P151"/><text:p text:style-name="P151"><text:s text:c="2"/>(defgeneric d◧ (</text:p><text:p text:style-name="P151"><text:s text:c="19"/>tm </text:p><text:p text:style-name="P151"><text:s text:c="19"/>&amp;optional </text:p><text:p text:style-name="P151"><text:s text:c="19"/>spill </text:p><text:p text:style-name="P151"><text:s text:c="19"/>cont-ok ; #'echo</text:p><text:p text:style-name="P151"><text:s text:c="19"/>cont-collision ; (λ()(error 'dealloc-collision))</text:p><text:p text:style-name="P151"><text:s text:c="19"/>cont-no-alloc ; #'alloc-fail</text:p><text:p text:style-name="P151"><text:s text:c="19"/>)</text:p><text:p text:style-name="P151"><text:s text:c="4"/>(:documentation</text:p><text:p text:style-name="P151"><text:s text:c="6"/>"Deallocates leftmost.</text:p><text:p text:style-name="P151"><text:s text:c="7"/>Returns the instance from the deallocated cell.</text:p><text:p text:style-name="P151"><text:s text:c="7"/>If spill is not ∅, the deallocated cell is moved to spill, or a new</text:p><text:p text:style-name="P151"><text:s text:c="7"/>cell is allocated to spill and the instance reference is moved there.</text:p><text:p text:style-name="P151"><text:s text:c="6"/>"</text:p><text:p text:style-name="P151"><text:s text:c="6"/>))</text:p></draw:text-box></draw:frame></text:p>
      <text:p text:style-name="P104">We also gain quantified versions of these functions:</text:p>
      <text:p text:style-name="P104"><text:soft-page-break/><draw:frame draw:style-name="fr2" draw:name="Frame23" text:anchor-type="as-char" svg:width="499.01pt" draw:z-index="23"><draw:text-box fo:min-height="27.44pt"><text:p text:style-name="P152"><text:s text:c="2"/>(defmethod d* <text:s/>(</text:p><text:p text:style-name="P152"><text:s text:c="7"/>(tm solo-tape-machine)</text:p><text:p text:style-name="P152"><text:s text:c="7"/>&amp;optional </text:p><text:p text:style-name="P152"><text:s text:c="7"/>spill </text:p><text:p text:style-name="P152"><text:s text:c="7"/>(cont-ok (be t))</text:p><text:p text:style-name="P152"><text:s text:c="7"/>(cont-no-alloc #'alloc-fail)</text:p><text:p text:style-name="P152"><text:s text:c="7"/>)</text:p><text:p text:style-name="P152"><text:s/>(defmethod d◧*</text:p><text:p text:style-name="P152"><text:s text:c="5"/>(</text:p><text:p text:style-name="P152"><text:s text:c="7"/>(tm solo-tape-machine)</text:p><text:p text:style-name="P152"><text:s text:c="7"/>&amp;optional </text:p><text:p text:style-name="P152"><text:s text:c="7"/>spill </text:p><text:p text:style-name="P152"><text:s text:c="7"/>(cont-collision (be t))</text:p><text:p text:style-name="P152"><text:s text:c="7"/>(cont-no-alloc #'alloc-fail)</text:p><text:p text:style-name="P152"><text:s text:c="7"/>&amp;rest</text:p><text:p text:style-name="P152"><text:s text:c="7"/>⋯</text:p><text:p text:style-name="P152"><text:s text:c="7"/>)</text:p><text:p text:style-name="P152"><text:s/>(defmethod dn</text:p><text:p text:style-name="P152"><text:s text:c="4"/>(</text:p><text:p text:style-name="P152"><text:s text:c="6"/>(tm solo-tape-machine)</text:p><text:p text:style-name="P152"><text:s text:c="6"/>(n integer)</text:p><text:p text:style-name="P152"><text:s text:c="6"/>&amp;optional </text:p><text:p text:style-name="P152"><text:s text:c="6"/>spill</text:p><text:p text:style-name="P152"><text:s text:c="6"/>(cont-ok (be t))</text:p><text:p text:style-name="P152"><text:s text:c="6"/>(cont-rightmost (be ∅))</text:p><text:p text:style-name="P152"><text:s text:c="6"/>(cont-no-alloc #'alloc-fail)</text:p><text:p text:style-name="P152"><text:s text:c="6"/>)</text:p></draw:text-box></draw:frame></text:p>
      <text:p text:style-name="P104"/>
      <text:h text:style-name="Heading_20_2" text:outline-level="2"><text:bookmark-start text:name="__RefHeading___Toc4804_1864530906"/>Implementations<text:bookmark-end text:name="__RefHeading___Toc4804_1864530906"/></text:h>
      <text:p text:style-name="P89"><text:span text:style-name="T28">list-tm</text:span><text:span text:style-name="T396"> is a specialization for a </text:span><text:span text:style-name="T296">tape</text:span><text:span text:style-name="T295">-</text:span><text:span text:style-name="T296">machine</text:span><text:span text:style-name="T332"> where the tape is as a list. <text:s/>As we are working with Lisp, this seemed to be the best choice for a reference implementation. </text:span></text:p>
      <text:h text:style-name="Heading_20_3" text:outline-level="3"><text:bookmark-start text:name="__RefHeading___Toc3796_1864530906"/><text:span text:style-name="T390">list-tm-def.lisp</text:span> <text:s/><text:bookmark-end text:name="__RefHeading___Toc3796_1864530906"/></text:h>
      <text:p text:style-name="P86"/>
      <text:p text:style-name="P18"><draw:frame draw:style-name="fr3" draw:name="Frame2" text:anchor-type="as-char" svg:width="499.35pt" draw:z-index="1"><draw:text-box fo:min-height="1.16pt"><text:p text:style-name="P3"><text:s/>(defclass list-tm (tape-machine)())</text:p></draw:text-box></draw:frame></text:p>
      <text:p text:style-name="P65">This class inherits from <text:span text:style-name="T293">tape-machine</text:span> (or one might say that it is derived from <text:span text:style-name="T293">tape-machine</text:span>, or that it specializes <text:span text:style-name="T293">tape-machine</text:span>, whichever one prefers).</text:p>
      <text:p text:style-name="P65"/>
      <text:h text:style-name="Heading_20_2" text:outline-level="2"><text:bookmark-start text:name="__RefHeading___Toc3798_1864530906"/>work functions<text:bookmark-end text:name="__RefHeading___Toc3798_186453090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DejaVu Sans Mono" svg:font-family="'DejaVu Sans Mono'" style:font-pitch="fixed"/>
    <style:font-face style:name="DejaVu Sans Mono1" svg:font-family="'DejaVu Sans Mono'" style:font-family-generic="modern" style:font-pitch="fixed"/>
    <style:font-face style:name="DejaVu Sans" svg:font-family="'DejaVu Sans'" style:font-pitch="variable"/>
    <style:font-face style:name="Liberation Serif2" svg:font-family="'Liberation Serif'" style:font-pitch="variable"/>
    <style:font-face style:name="DejaVu Sans Mono2" svg:font-family="'DejaVu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6pt" style:writing-mode="lr-tb"/>
      <style:text-properties style:use-window-font-color="true" style:font-name="Liberation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pt" fo:margin-bottom="7pt" loext:contextual-spacing="false" fo:line-height="120%" fo:text-align="justify" style:justify-single-word="false" style:page-number="auto"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ffffcc" draw:fill-image-width="0pt" draw:fill-image-height="0pt"/>
      <style:paragraph-properties fo:margin-top="11.99pt" fo:margin-bottom="6.01pt" loext:contextual-spacing="false" fo:text-align="center" style:justify-single-word="false" style:page-number="auto" fo:break-before="page" fo:background-color="#ffffcc" fo:padding="1.39pt" fo:border-left="none" fo:border-right="none" fo:border-top="0.06pt solid #000000" fo:border-bottom="0.06pt solid #000000" style:writing-mode="page"/>
      <style:text-properties fo:color="#7e0021" fo:font-size="130%" fo:text-shadow="1pt 1pt" fo:font-weight="bold" style:font-size-asian="130%" style:font-weight-asian="bold" style:font-size-complex="130%" style:font-weight-complex="600"/>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10.01pt" fo:margin-bottom="6.01pt" loext:contextual-spacing="false" fo:text-align="center" style:justify-single-word="false" style:writing-mode="page"/>
      <style:text-properties fo:font-size="115%" fo:text-shadow="1pt 1pt" fo:font-weight="bold" officeooo:rsid="00e868c2" style:font-size-asian="115%" style:font-weight-asian="bold" style:font-size-complex="115%"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default-outline-level="3" style:list-style-name="" style:class="text">
      <style:paragraph-properties style:writing-mode="page"/>
      <style:text-properties fo:text-shadow="1pt 1pt"/>
    </style:style>
    <style:style style:name="Figure" style:family="paragraph" style:parent-style-name="Caption"/>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15pt" fo:margin-right="0pt" fo:text-indent="0pt" style:auto-text-indent="false" style:writing-mode="page"/>
    </style:style>
    <style:style style:name="Contents_20_3" style:display-name="Contents 3" style:family="paragraph" style:parent-style-name="Index" style:class="index">
      <style:paragraph-properties fo:margin-left="29.99pt" fo:margin-right="0pt" fo:text-indent="0pt" style:auto-text-indent="false" style:writing-mode="page"/>
    </style:style>
    <style:style style:name="Footer" style:family="paragraph" style:parent-style-name="Standard" style:class="extra"/>
    <style:style style:name="Contents_20_4" style:display-name="Contents 4" style:family="paragraph" style:parent-style-name="Index" style:class="index">
      <style:paragraph-properties fo:margin-left="35.01pt" fo:margin-right="0pt" fo:text-indent="0pt" style:auto-text-indent="false" style:writing-mode="lr-tb"/>
    </style:style>
    <style:style style:name="Contents_20_5" style:display-name="Contents 5" style:family="paragraph" style:parent-style-name="Index" style:class="index"/>
    <style:style style:name="Heading_20_4" style:display-name="Heading 4" style:family="paragraph" style:parent-style-name="Heading" style:default-outline-level="4" style:list-style-name="" style:class="text">
      <style:paragraph-properties style:writing-mode="lr-tb"/>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612pt" fo:page-height="792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office:automatic-styles>
  <office:master-styles>
    <style:master-page style:name="Standard" style:page-layout-name="Mpm1">
      <style:footer>
        <text:p text:style-name="MP1"><text:page-number text:select-page="current">33</text:page-number>/<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1T12:15:14.489964840</meta:creation-date>
    <dc:date>2017-01-03T08:38:31.028829609</dc:date>
    <meta:editing-duration>P8DT23H30M54S</meta:editing-duration>
    <meta:editing-cycles>1038</meta:editing-cycles>
    <meta:generator>LibreOffice/5.2.4.1$Linux_X86_64 LibreOffice_project/20m0$Build-1</meta:generator>
    <meta:document-statistic meta:table-count="0" meta:image-count="0" meta:object-count="0" meta:page-count="34" meta:paragraph-count="670" meta:word-count="11615" meta:character-count="71371" meta:non-whitespace-character-count="57734"/>
  </office:meta>
</office:document-meta>
</file>